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m">
        <table:table-row>
          <table:table-cell office:value-type="float" office:value="27215">
            <text:p>27215</text:p>
          </table:table-cell>
          <table:table-cell office:value-type="string">
            <text:p>https://fuelcycle.com/blog/</text:p>
          </table:table-cell>
          <table:table-cell office:value-type="string">
            <text:p>%%title%% %%sep%% %%sitename%%</text:p>
          </table:table-cell>
          <table:table-cell office:value-type="string">
            <text:p>Blog %%sep%% %%sitename%%</text:p>
          </table:table-cell>
        </table:table-row>
        <table:table-row>
          <table:table-cell office:value-type="float" office:value="25990">
            <text:p>25990</text:p>
          </table:table-cell>
          <table:table-cell office:value-type="string">
            <text:p>https://fuelcycle.com/blog/empowering-employee-communities/</text:p>
          </table:table-cell>
          <table:table-cell office:value-type="string">
            <text:p>%%title%% %%page%% | Fuel Cycle Blog</text:p>
          </table:table-cell>
          <table:table-cell office:value-type="string">
            <text:p>Empowering Employee Communities %%sep%% %%sitename%%</text:p>
          </table:table-cell>
        </table:table-row>
        <table:table-row>
          <table:table-cell office:value-type="float" office:value="28221">
            <text:p>28221</text:p>
          </table:table-cell>
          <table:table-cell office:value-type="string">
            <text:p>https://fuelcycle.com/blog/drive-the-highest-response-rate-retention-in-a-community/</text:p>
          </table:table-cell>
          <table:table-cell office:value-type="string">
            <text:p/>
          </table:table-cell>
          <table:table-cell office:value-type="string">
            <text:p>Driving High Response Rates &amp; Retention In Communities %%sep%% %%sitename%%</text:p>
          </table:table-cell>
        </table:table-row>
        <table:table-row>
          <table:table-cell office:value-type="float" office:value="27427">
            <text:p>27427</text:p>
          </table:table-cell>
          <table:table-cell office:value-type="string">
            <text:p>https://fuelcycle.com/blog/plant-based-food-trends-to-watch/</text:p>
          </table:table-cell>
          <table:table-cell office:value-type="string">
            <text:p/>
          </table:table-cell>
          <table:table-cell office:value-type="string">
            <text:p>Plant-Based Food Trends To Watch %%sep%% %%sitename%%</text:p>
          </table:table-cell>
        </table:table-row>
        <table:table-row>
          <table:table-cell office:value-type="float" office:value="22652">
            <text:p>22652</text:p>
          </table:table-cell>
          <table:table-cell office:value-type="string">
            <text:p>https://fuelcycle.com/blog/fc-connect-top-10-week-3/</text:p>
          </table:table-cell>
          <table:table-cell office:value-type="string">
            <text:p/>
          </table:table-cell>
          <table:table-cell office:value-type="string">
            <text:p>FC Connect Top 10: Week 3 %%sep%% %%sitename%%</text:p>
          </table:table-cell>
        </table:table-row>
        <table:table-row>
          <table:table-cell office:value-type="float" office:value="28393">
            <text:p>28393</text:p>
          </table:table-cell>
          <table:table-cell office:value-type="string">
            <text:p>https://fuelcycle.com/blog/how-community-can-help-your-enterprise/</text:p>
          </table:table-cell>
          <table:table-cell office:value-type="string">
            <text:p/>
          </table:table-cell>
          <table:table-cell office:value-type="string">
            <text:p>How Community Can Help Your Enterprise %%sep%% %%sitename%%</text:p>
          </table:table-cell>
        </table:table-row>
        <table:table-row>
          <table:table-cell office:value-type="float" office:value="8781">
            <text:p>8781</text:p>
          </table:table-cell>
          <table:table-cell office:value-type="string">
            <text:p>https://fuelcycle.com/blog/maximizing-your-marketing-spend-through-turf-analysis/</text:p>
          </table:table-cell>
          <table:table-cell office:value-type="string">
            <text:p>Maximizing Your Spend Through TURF Analysis - Fuel Cycle</text:p>
          </table:table-cell>
          <table:table-cell office:value-type="string">
            <text:p>Maximizing Your Spend Through TURF Analysis %%sep%% %%sitename%%</text:p>
          </table:table-cell>
        </table:table-row>
        <table:table-row>
          <table:table-cell office:value-type="float" office:value="9174">
            <text:p>9174</text:p>
          </table:table-cell>
          <table:table-cell office:value-type="string">
            <text:p>https://fuelcycle.com/blog/a-guide-to-conducting-in-depth-customer-research/</text:p>
          </table:table-cell>
          <table:table-cell office:value-type="string">
            <text:p/>
          </table:table-cell>
          <table:table-cell office:value-type="string">
            <text:p>A Guide To Conducting In-Depth Customer Research %%sep%% %%sitename%%</text:p>
          </table:table-cell>
        </table:table-row>
        <table:table-row>
          <table:table-cell office:value-type="float" office:value="28435">
            <text:p>28435</text:p>
          </table:table-cell>
          <table:table-cell office:value-type="string">
            <text:p>https://fuelcycle.com/blog/fcs-james-webb-telescope-reactions/</text:p>
          </table:table-cell>
          <table:table-cell office:value-type="string">
            <text:p/>
          </table:table-cell>
          <table:table-cell office:value-type="string">
            <text:p>One Giant Leap – FC's James Webb Telescope Reactions %%sep%% %%sitename%%</text:p>
          </table:table-cell>
        </table:table-row>
        <table:table-row>
          <table:table-cell office:value-type="float" office:value="27432">
            <text:p>27432</text:p>
          </table:table-cell>
          <table:table-cell office:value-type="string">
            <text:p>https://fuelcycle.com/blog/democratization-of-research/</text:p>
          </table:table-cell>
          <table:table-cell office:value-type="string">
            <text:p/>
          </table:table-cell>
          <table:table-cell office:value-type="string">
            <text:p>Democratization Of Research %%sep%% %%sitename%%</text:p>
          </table:table-cell>
        </table:table-row>
        <table:table-row>
          <table:table-cell office:value-type="float" office:value="27428">
            <text:p>27428</text:p>
          </table:table-cell>
          <table:table-cell office:value-type="string">
            <text:p>https://fuelcycle.com/blog/the-importance-of-sustainability/</text:p>
          </table:table-cell>
          <table:table-cell office:value-type="string">
            <text:p/>
          </table:table-cell>
          <table:table-cell office:value-type="string">
            <text:p>The Importance Of Sustainability %%sep%% %%sitename%%</text:p>
          </table:table-cell>
        </table:table-row>
        <table:table-row>
          <table:table-cell office:value-type="float" office:value="28148">
            <text:p>28148</text:p>
          </table:table-cell>
          <table:table-cell office:value-type="string">
            <text:p>https://fuelcycle.com/blog/create-more-impact-with-visual-customer-data/</text:p>
          </table:table-cell>
          <table:table-cell office:value-type="string">
            <text:p/>
          </table:table-cell>
          <table:table-cell office:value-type="string">
            <text:p>Create More Impact With Visual Customer Data %%sep%% %%sitename%%</text:p>
          </table:table-cell>
        </table:table-row>
        <table:table-row>
          <table:table-cell office:value-type="float" office:value="3928">
            <text:p>3928</text:p>
          </table:table-cell>
          <table:table-cell office:value-type="string">
            <text:p>https://fuelcycle.com/blog/avoiding-bankruptcy-pitfall/</text:p>
          </table:table-cell>
          <table:table-cell office:value-type="string">
            <text:p/>
          </table:table-cell>
          <table:table-cell office:value-type="string">
            <text:p>Avoiding The Bankruptcy Pitfall %%sep%% %%sitename%%</text:p>
          </table:table-cell>
        </table:table-row>
        <table:table-row>
          <table:table-cell office:value-type="float" office:value="8817">
            <text:p>8817</text:p>
          </table:table-cell>
          <table:table-cell office:value-type="string">
            <text:p>https://fuelcycle.com/blog/how-to-use-a-swot-analysis-to-understand-your-competitive-landscape/</text:p>
          </table:table-cell>
          <table:table-cell office:value-type="string">
            <text:p>SWOT Analysis | How to Understand the Competitive Landscape</text:p>
          </table:table-cell>
          <table:table-cell office:value-type="string">
            <text:p>Understanding Your Competitive Landscape With SWOT Analysis %%sep%% %%sitename%%</text:p>
          </table:table-cell>
        </table:table-row>
        <table:table-row>
          <table:table-cell office:value-type="float" office:value="27423">
            <text:p>27423</text:p>
          </table:table-cell>
          <table:table-cell office:value-type="string">
            <text:p>https://fuelcycle.com/blog/iterative-research-why-you-cant-wait/</text:p>
          </table:table-cell>
          <table:table-cell office:value-type="string">
            <text:p/>
          </table:table-cell>
          <table:table-cell office:value-type="string">
            <text:p>Iterative Research – Why You Can’t Wait %%sep%% %%sitename%%</text:p>
          </table:table-cell>
        </table:table-row>
        <table:table-row>
          <table:table-cell office:value-type="float" office:value="27431">
            <text:p>27431</text:p>
          </table:table-cell>
          <table:table-cell office:value-type="string">
            <text:p>https://fuelcycle.com/blog/how-to-best-use-qual-in-a-community-setting/</text:p>
          </table:table-cell>
          <table:table-cell office:value-type="string">
            <text:p/>
          </table:table-cell>
          <table:table-cell office:value-type="string">
            <text:p>How To Best Use Qual In A Community Setting %%sep%% %%sitename%%</text:p>
          </table:table-cell>
        </table:table-row>
        <table:table-row>
          <table:table-cell office:value-type="float" office:value="22659">
            <text:p>22659</text:p>
          </table:table-cell>
          <table:table-cell office:value-type="string">
            <text:p>https://fuelcycle.com/blog/audience-response-research-course5i/</text:p>
          </table:table-cell>
          <table:table-cell office:value-type="string">
            <text:p>Audience Response Research Tools | Media &amp; Entertainment</text:p>
          </table:table-cell>
          <table:table-cell office:value-type="string">
            <text:p>Audience Response Research Tools %%sep%% %%sitename%%</text:p>
          </table:table-cell>
        </table:table-row>
        <table:table-row>
          <table:table-cell office:value-type="float" office:value="27425">
            <text:p>27425</text:p>
          </table:table-cell>
          <table:table-cell office:value-type="string">
            <text:p>https://fuelcycle.com/blog/empty-shelves-and-empty-wallets/</text:p>
          </table:table-cell>
          <table:table-cell office:value-type="string">
            <text:p/>
          </table:table-cell>
          <table:table-cell office:value-type="string">
            <text:p>Empty Shelves And Empty Wallets %%sep%% %%sitename%%</text:p>
          </table:table-cell>
        </table:table-row>
        <table:table-row>
          <table:table-cell office:value-type="float" office:value="25098">
            <text:p>25098</text:p>
          </table:table-cell>
          <table:table-cell office:value-type="string">
            <text:p>https://fuelcycle.com/blog/employee-communities/</text:p>
          </table:table-cell>
          <table:table-cell office:value-type="string">
            <text:p>%%title%% %%page%% | Fuel Cycle Blog</text:p>
          </table:table-cell>
          <table:table-cell office:value-type="string">
            <text:p>The Ultimate Guide To Employee Communities %%sep%% %%sitename%%</text:p>
          </table:table-cell>
        </table:table-row>
        <table:table-row>
          <table:table-cell office:value-type="float" office:value="27404">
            <text:p>27404</text:p>
          </table:table-cell>
          <table:table-cell office:value-type="string">
            <text:p>https://fuelcycle.com/blog/why-it-pays-to-be-an-insights-research-driven-business/</text:p>
          </table:table-cell>
          <table:table-cell office:value-type="string">
            <text:p/>
          </table:table-cell>
          <table:table-cell office:value-type="string">
            <text:p>Why It Pays To Be An Insights Research-Driven Business %%sep%% %%sitename%%</text:p>
          </table:table-cell>
        </table:table-row>
        <table:table-row>
          <table:table-cell office:value-type="float" office:value="24210">
            <text:p>24210</text:p>
          </table:table-cell>
          <table:table-cell office:value-type="string">
            <text:p>https://fuelcycle.com/blog/virtual-interview-guide/</text:p>
          </table:table-cell>
          <table:table-cell office:value-type="string">
            <text:p>Your Step-by-Step Guide to Virtual Interviews | Fuel Cycle Blog</text:p>
          </table:table-cell>
          <table:table-cell office:value-type="string">
            <text:p>Virtual Interview Guide %%sep%% %%sitename%%</text:p>
          </table:table-cell>
        </table:table-row>
        <table:table-row>
          <table:table-cell office:value-type="float" office:value="9423">
            <text:p>9423</text:p>
          </table:table-cell>
          <table:table-cell office:value-type="string">
            <text:p>https://fuelcycle.com/blog/10-things-to-remember-when-writing-a-market-research-report/</text:p>
          </table:table-cell>
          <table:table-cell office:value-type="string">
            <text:p>10 Tips for Writing a Market Research Report</text:p>
          </table:table-cell>
          <table:table-cell office:value-type="string">
            <text:p>10 Tips For Writing A Market Research Report %%sep%% %%sitename%%</text:p>
          </table:table-cell>
        </table:table-row>
        <table:table-row>
          <table:table-cell office:value-type="float" office:value="8872">
            <text:p>8872</text:p>
          </table:table-cell>
          <table:table-cell office:value-type="string">
            <text:p>https://fuelcycle.com/blog/2-critical-things-you-need-to-become-a-customer-expert/</text:p>
          </table:table-cell>
          <table:table-cell office:value-type="string">
            <text:p/>
          </table:table-cell>
          <table:table-cell office:value-type="string">
            <text:p>2 Critical Things You Need to Become a Customer Expert %%sep%% %%sitename%%</text:p>
          </table:table-cell>
        </table:table-row>
        <table:table-row>
          <table:table-cell office:value-type="float" office:value="8420">
            <text:p>8420</text:p>
          </table:table-cell>
          <table:table-cell office:value-type="string">
            <text:p>https://fuelcycle.com/blog/translating-business-problems-into-research-objectives/</text:p>
          </table:table-cell>
          <table:table-cell office:value-type="string">
            <text:p>Business Problem to Research Objective | Market Research Tools</text:p>
          </table:table-cell>
          <table:table-cell office:value-type="string">
            <text:p>Business Problems Into Research Objectives %%sep%% %%sitename%%</text:p>
          </table:table-cell>
        </table:table-row>
        <table:table-row>
          <table:table-cell office:value-type="float" office:value="27399">
            <text:p>27399</text:p>
          </table:table-cell>
          <table:table-cell office:value-type="string">
            <text:p>https://fuelcycle.com/blog/2022-food-beverage-industry-trend-predictions/</text:p>
          </table:table-cell>
          <table:table-cell office:value-type="string">
            <text:p/>
          </table:table-cell>
          <table:table-cell office:value-type="string">
            <text:p>2022 Food &amp; Beverage Industry Trend Predictions %%sep%% %%sitename%%</text:p>
          </table:table-cell>
        </table:table-row>
        <table:table-row>
          <table:table-cell office:value-type="float" office:value="9045">
            <text:p>9045</text:p>
          </table:table-cell>
          <table:table-cell office:value-type="string">
            <text:p>https://fuelcycle.com/blog/5-things-every-ceo-should-know-about-market-research/</text:p>
          </table:table-cell>
          <table:table-cell office:value-type="string">
            <text:p/>
          </table:table-cell>
          <table:table-cell office:value-type="string">
            <text:p>5 Things Every CEO Should Know About Market Research %%sep%% %%sitename%%</text:p>
          </table:table-cell>
        </table:table-row>
        <table:table-row>
          <table:table-cell office:value-type="float" office:value="26530">
            <text:p>26530</text:p>
          </table:table-cell>
          <table:table-cell office:value-type="string">
            <text:p>https://fuelcycle.com/blog/healthcare-industry-disruption-what-you-need-to-know/</text:p>
          </table:table-cell>
          <table:table-cell office:value-type="string">
            <text:p/>
          </table:table-cell>
          <table:table-cell office:value-type="string">
            <text:p>Healthcare Industry Disruption: What You Need To Know %%sep%% %%sitename%%</text:p>
          </table:table-cell>
        </table:table-row>
        <table:table-row>
          <table:table-cell office:value-type="float" office:value="26219">
            <text:p>26219</text:p>
          </table:table-cell>
          <table:table-cell office:value-type="string">
            <text:p>https://fuelcycle.com/blog/food-beverage-market-research/</text:p>
          </table:table-cell>
          <table:table-cell office:value-type="string">
            <text:p>The Ultimate Driver for Food &amp; Beverage Business Success</text:p>
          </table:table-cell>
          <table:table-cell office:value-type="string">
            <text:p>Driver For Food &amp; Beverage Business Success %%sep%% %%sitename%%</text:p>
          </table:table-cell>
        </table:table-row>
        <table:table-row>
          <table:table-cell office:value-type="float" office:value="26300">
            <text:p>26300</text:p>
          </table:table-cell>
          <table:table-cell office:value-type="string">
            <text:p>https://fuelcycle.com/blog/future-of-financial-services-marketing/</text:p>
          </table:table-cell>
          <table:table-cell office:value-type="string">
            <text:p/>
          </table:table-cell>
          <table:table-cell office:value-type="string">
            <text:p>What's The Future Of Financial Services Marketing? %%sep%% %%sitename%%</text:p>
          </table:table-cell>
        </table:table-row>
        <table:table-row>
          <table:table-cell office:value-type="float" office:value="27405">
            <text:p>27405</text:p>
          </table:table-cell>
          <table:table-cell office:value-type="string">
            <text:p>https://fuelcycle.com/blog/blending-quant-qual-to-solve-customer-problems/</text:p>
          </table:table-cell>
          <table:table-cell office:value-type="string">
            <text:p/>
          </table:table-cell>
          <table:table-cell office:value-type="string">
            <text:p>Blending Quant &amp; Qual To Solve Customer Problems %%sep%% %%sitename%%</text:p>
          </table:table-cell>
        </table:table-row>
        <table:table-row>
          <table:table-cell office:value-type="float" office:value="27406">
            <text:p>27406</text:p>
          </table:table-cell>
          <table:table-cell office:value-type="string">
            <text:p>https://fuelcycle.com/blog/4-benefits-of-agile-marketing/</text:p>
          </table:table-cell>
          <table:table-cell office:value-type="string">
            <text:p/>
          </table:table-cell>
          <table:table-cell office:value-type="string">
            <text:p>4 Benefits Of Agile Marketing %%sep%% %%sitename%%</text:p>
          </table:table-cell>
        </table:table-row>
        <table:table-row>
          <table:table-cell office:value-type="float" office:value="3936">
            <text:p>3936</text:p>
          </table:table-cell>
          <table:table-cell office:value-type="string">
            <text:p>https://fuelcycle.com/blog/geolocation-memory-technology-remedies-common-research-problem/</text:p>
          </table:table-cell>
          <table:table-cell office:value-type="string">
            <text:p/>
          </table:table-cell>
          <table:table-cell office:value-type="string">
            <text:p>How Technology Remedies A Common Research Problem %%sep%% %%sitename%%</text:p>
          </table:table-cell>
        </table:table-row>
        <table:table-row>
          <table:table-cell office:value-type="float" office:value="25769">
            <text:p>25769</text:p>
          </table:table-cell>
          <table:table-cell office:value-type="string">
            <text:p>https://fuelcycle.com/blog/communities-for-customer-centricity/</text:p>
          </table:table-cell>
          <table:table-cell office:value-type="string">
            <text:p>%%title%% %%page%% | The Fuel Cycle Blog</text:p>
          </table:table-cell>
          <table:table-cell office:value-type="string">
            <text:p>Communities For Customer-Centric Organizations %%sep%% %%sitename%%</text:p>
          </table:table-cell>
        </table:table-row>
        <table:table-row>
          <table:table-cell office:value-type="float" office:value="22675">
            <text:p>22675</text:p>
          </table:table-cell>
          <table:table-cell office:value-type="string">
            <text:p>https://fuelcycle.com/blog/fc-connect-top-10-week-4/</text:p>
          </table:table-cell>
          <table:table-cell office:value-type="string">
            <text:p/>
          </table:table-cell>
          <table:table-cell office:value-type="string">
            <text:p>FC Connect Top 10: Week 4 %%sep%% %%sitename%%</text:p>
          </table:table-cell>
        </table:table-row>
        <table:table-row>
          <table:table-cell office:value-type="float" office:value="22403">
            <text:p>22403</text:p>
          </table:table-cell>
          <table:table-cell office:value-type="string">
            <text:p>https://fuelcycle.com/blog/fc-connect-top-10-week-2/</text:p>
          </table:table-cell>
          <table:table-cell office:value-type="string">
            <text:p>FC Connect Digital Insights Summit | Top 10 Sessions | Week 2</text:p>
          </table:table-cell>
          <table:table-cell office:value-type="string">
            <text:p>FC Connect Top 10: Week 2 %%sep%% %%sitename%%</text:p>
          </table:table-cell>
        </table:table-row>
        <table:table-row>
          <table:table-cell office:value-type="float" office:value="9324">
            <text:p>9324</text:p>
          </table:table-cell>
          <table:table-cell office:value-type="string">
            <text:p>https://fuelcycle.com/blog/what-is-ux-research-why-is-it-important/</text:p>
          </table:table-cell>
          <table:table-cell office:value-type="string">
            <text:p>What is UX Research &amp; Why Is It Important | UX Research Tools</text:p>
          </table:table-cell>
          <table:table-cell office:value-type="string">
            <text:p>What Is UX Research &amp; Why Is It Important %%sep%% %%sitename%%</text:p>
          </table:table-cell>
        </table:table-row>
        <table:table-row>
          <table:table-cell office:value-type="float" office:value="23851">
            <text:p>23851</text:p>
          </table:table-cell>
          <table:table-cell office:value-type="string">
            <text:p>https://fuelcycle.com/blog/market-research-for-lean-teams/</text:p>
          </table:table-cell>
          <table:table-cell office:value-type="string">
            <text:p>%%title%% %%page%% | Fuel Cycle Blog</text:p>
          </table:table-cell>
          <table:table-cell office:value-type="string">
            <text:p>Market Research For Lean Marketing Teams %%sep%% %%sitename%%</text:p>
          </table:table-cell>
        </table:table-row>
        <table:table-row>
          <table:table-cell office:value-type="float" office:value="22237">
            <text:p>22237</text:p>
          </table:table-cell>
          <table:table-cell office:value-type="string">
            <text:p>https://fuelcycle.com/blog/fc-connect-top-10-week-1/</text:p>
          </table:table-cell>
          <table:table-cell office:value-type="string">
            <text:p>FC Connect Digital Insights Summit | Top 10 Sessions | Week 1</text:p>
          </table:table-cell>
          <table:table-cell office:value-type="string">
            <text:p>FC Connect Top 10: Week 1 %%sep%% %%sitename%%</text:p>
          </table:table-cell>
        </table:table-row>
        <table:table-row>
          <table:table-cell office:value-type="float" office:value="27215">
            <text:p>27215</text:p>
          </table:table-cell>
          <table:table-cell office:value-type="string">
            <text:p>http://fuelcycle.com/blog/</text:p>
          </table:table-cell>
          <table:table-cell office:value-type="string">
            <text:p>Blog %%sep%% %%sitename%%</text:p>
          </table:table-cell>
          <table:table-cell office:value-type="string">
            <text:p>Blog %%sep%% %%sitename%%</text:p>
          </table:table-cell>
        </table:table-row>
        <table:table-row>
          <table:table-cell office:value-type="float" office:value="8670">
            <text:p>8670</text:p>
          </table:table-cell>
          <table:table-cell office:value-type="string">
            <text:p>https://fuelcycle.com/blog/the-major-problems-facing-market-research/</text:p>
          </table:table-cell>
          <table:table-cell office:value-type="string">
            <text:p>Problems Facing Market Research | Agile Insights Platform</text:p>
          </table:table-cell>
          <table:table-cell office:value-type="string">
            <text:p>Major Problems Facing Market Research %%sep%% %%sitename%%</text:p>
          </table:table-cell>
        </table:table-row>
        <table:table-row>
          <table:table-cell office:value-type="float" office:value="24253">
            <text:p>24253</text:p>
          </table:table-cell>
          <table:table-cell office:value-type="string">
            <text:p>https://fuelcycle.com/blog/agile-mr-methods/</text:p>
          </table:table-cell>
          <table:table-cell office:value-type="string">
            <text:p>Agile Market Research Methods For Lean Marketing Teams | Fuel Cycle</text:p>
          </table:table-cell>
          <table:table-cell office:value-type="string">
            <text:p>Agile Market Research Methods For Lean Marketing Teams %%sep%% %%sitename%%</text:p>
          </table:table-cell>
        </table:table-row>
        <table:table-row>
          <table:table-cell office:value-type="float" office:value="23613">
            <text:p>23613</text:p>
          </table:table-cell>
          <table:table-cell office:value-type="string">
            <text:p>https://fuelcycle.com/blog/2021-mr-predictions/</text:p>
          </table:table-cell>
          <table:table-cell office:value-type="string">
            <text:p>2021 Market Research Predictions by Forrester | Fuel Cycle</text:p>
          </table:table-cell>
          <table:table-cell office:value-type="string">
            <text:p>2021 Market Research Predictions by Forrester %%sep%% %%sitename%%</text:p>
          </table:table-cell>
        </table:table-row>
        <table:table-row>
          <table:table-cell office:value-type="float" office:value="27412">
            <text:p>27412</text:p>
          </table:table-cell>
          <table:table-cell office:value-type="string">
            <text:p>https://fuelcycle.com/blog/stakeholder-engagement-strategy-how-to-keep-them-interested-in-research/</text:p>
          </table:table-cell>
          <table:table-cell office:value-type="string">
            <text:p>% %%title%%</text:p>
          </table:table-cell>
          <table:table-cell office:value-type="string">
            <text:p>Stakeholder Engagement Strategy %%sep%% %%sitename%%</text:p>
          </table:table-cell>
        </table:table-row>
        <table:table-row>
          <table:table-cell office:value-type="float" office:value="23959">
            <text:p>23959</text:p>
          </table:table-cell>
          <table:table-cell office:value-type="string">
            <text:p>https://fuelcycle.com/blog/customer-story-vanguard/</text:p>
          </table:table-cell>
          <table:table-cell office:value-type="string">
            <text:p>Vanguard's Tips for Winning Stakeholder Support for Your MROC</text:p>
          </table:table-cell>
          <table:table-cell office:value-type="string">
            <text:p>Vanguard: Winning Stakeholder Support for Your MROC %%sep%% %%sitename%%</text:p>
          </table:table-cell>
        </table:table-row>
        <table:table-row>
          <table:table-cell office:value-type="float" office:value="24002">
            <text:p>24002</text:p>
          </table:table-cell>
          <table:table-cell office:value-type="string">
            <text:p>https://fuelcycle.com/blog/user-research-project-template/</text:p>
          </table:table-cell>
          <table:table-cell office:value-type="string">
            <text:p>%%title%% %%page%% | Fuel Cycle Blog</text:p>
          </table:table-cell>
          <table:table-cell office:value-type="string">
            <text:p>A Project Template For User Research %%sep%% %%sitename%%</text:p>
          </table:table-cell>
        </table:table-row>
        <table:table-row>
          <table:table-cell office:value-type="float" office:value="26061">
            <text:p>26061</text:p>
          </table:table-cell>
          <table:table-cell office:value-type="string">
            <text:p>https://fuelcycle.com/blog/how-to-reinvigorate-community/</text:p>
          </table:table-cell>
          <table:table-cell office:value-type="string">
            <text:p>%%title%% %%page%% | Fuel Cycle Blog</text:p>
          </table:table-cell>
          <table:table-cell office:value-type="string">
            <text:p>Reinvigorating Your Market Research Community %%sep%% %%sitename%%</text:p>
          </table:table-cell>
        </table:table-row>
        <table:table-row>
          <table:table-cell office:value-type="float" office:value="8287">
            <text:p>8287</text:p>
          </table:table-cell>
          <table:table-cell office:value-type="string">
            <text:p>https://fuelcycle.com/blog/discussing-gender-fluidity-in-research/</text:p>
          </table:table-cell>
          <table:table-cell office:value-type="string">
            <text:p/>
          </table:table-cell>
          <table:table-cell office:value-type="string">
            <text:p>Discussing Gender Fluidity In Research %%sep%% %%sitename%%</text:p>
          </table:table-cell>
        </table:table-row>
        <table:table-row>
          <table:table-cell office:value-type="float" office:value="9320">
            <text:p>9320</text:p>
          </table:table-cell>
          <table:table-cell office:value-type="string">
            <text:p>https://fuelcycle.com/blog/how-to-use-a-focus-group-to-perform-market-research/</text:p>
          </table:table-cell>
          <table:table-cell office:value-type="string">
            <text:p>Focus Groups for Market Research | Virtual Focus Groups</text:p>
          </table:table-cell>
          <table:table-cell office:value-type="string">
            <text:p>Focus Groups For Market Research %%sep%% %%sitename%%</text:p>
          </table:table-cell>
        </table:table-row>
        <table:table-row>
          <table:table-cell office:value-type="float" office:value="25690">
            <text:p>25690</text:p>
          </table:table-cell>
          <table:table-cell office:value-type="string">
            <text:p>https://fuelcycle.com/blog/fcc21-agile-product-innovation/</text:p>
          </table:table-cell>
          <table:table-cell office:value-type="string">
            <text:p/>
          </table:table-cell>
          <table:table-cell office:value-type="string">
            <text:p>Igniting Product Innovation With Agile Research %%sep%% %%sitename%%</text:p>
          </table:table-cell>
        </table:table-row>
        <table:table-row>
          <table:table-cell office:value-type="float" office:value="24096">
            <text:p>24096</text:p>
          </table:table-cell>
          <table:table-cell office:value-type="string">
            <text:p>https://fuelcycle.com/blog/reshaping-healthcare-industry/</text:p>
          </table:table-cell>
          <table:table-cell office:value-type="string">
            <text:p>%%title%% %%page%% | Fuel Cycle Blog</text:p>
          </table:table-cell>
          <table:table-cell office:value-type="string">
            <text:p>What’s Reshaping The Healthcare Industry %%sep%% %%sitename%%</text:p>
          </table:table-cell>
        </table:table-row>
        <table:table-row>
          <table:table-cell office:value-type="float" office:value="26362">
            <text:p>26362</text:p>
          </table:table-cell>
          <table:table-cell office:value-type="string">
            <text:p>https://fuelcycle.com/blog/top-challenges-facing-cpg-advertising-in-2022/</text:p>
          </table:table-cell>
          <table:table-cell office:value-type="string">
            <text:p/>
          </table:table-cell>
          <table:table-cell office:value-type="string">
            <text:p>Top Challenges Facing CPG Advertising In 2022 %%sep%% %%sitename%%</text:p>
          </table:table-cell>
        </table:table-row>
        <table:table-row>
          <table:table-cell office:value-type="float" office:value="23949">
            <text:p>23949</text:p>
          </table:table-cell>
          <table:table-cell office:value-type="string">
            <text:p>https://fuelcycle.com/blog/women-in-mr/</text:p>
          </table:table-cell>
          <table:table-cell office:value-type="string">
            <text:p>Trailblazing Women in Market Research | International Women's Day 2021</text:p>
          </table:table-cell>
          <table:table-cell office:value-type="string">
            <text:p>Trailblazing Women In Market Research %%sep%% %%sitename%%</text:p>
          </table:table-cell>
        </table:table-row>
        <table:table-row>
          <table:table-cell office:value-type="float" office:value="24015">
            <text:p>24015</text:p>
          </table:table-cell>
          <table:table-cell office:value-type="string">
            <text:p>https://fuelcycle.com/blog/user-research-product-managers/</text:p>
          </table:table-cell>
          <table:table-cell office:value-type="string">
            <text:p>%%title%% %%page%% | Fuel Cycle Blog</text:p>
          </table:table-cell>
          <table:table-cell office:value-type="string">
            <text:p>User Research For Product Managers %%sep%% %%sitename%%</text:p>
          </table:table-cell>
        </table:table-row>
        <table:table-row>
          <table:table-cell office:value-type="float" office:value="27411">
            <text:p>27411</text:p>
          </table:table-cell>
          <table:table-cell office:value-type="string">
            <text:p>https://fuelcycle.com/blog/user-generated-content-as-a-data-source/</text:p>
          </table:table-cell>
          <table:table-cell office:value-type="string">
            <text:p/>
          </table:table-cell>
          <table:table-cell office:value-type="string">
            <text:p>User-Generated Content As A Data Source %%sep%% %%sitename%%</text:p>
          </table:table-cell>
        </table:table-row>
        <table:table-row>
          <table:table-cell office:value-type="float" office:value="25521">
            <text:p>25521</text:p>
          </table:table-cell>
          <table:table-cell office:value-type="string">
            <text:p>https://fuelcycle.com/blog/qr-code-renaissance/</text:p>
          </table:table-cell>
          <table:table-cell office:value-type="string">
            <text:p>The QR Code Renaissance: Using Tech to Enhance CX | Fuel Cycle Blog</text:p>
          </table:table-cell>
          <table:table-cell office:value-type="string">
            <text:p>Using Technology To Enhance CX %%sep%% %%sitename%%</text:p>
          </table:table-cell>
        </table:table-row>
        <table:table-row>
          <table:table-cell office:value-type="float" office:value="23571">
            <text:p>23571</text:p>
          </table:table-cell>
          <table:table-cell office:value-type="string">
            <text:p>https://fuelcycle.com/blog/naturalistic-observation-research/</text:p>
          </table:table-cell>
          <table:table-cell office:value-type="string">
            <text:p/>
          </table:table-cell>
          <table:table-cell office:value-type="string">
            <text:p>Naturalistic Observation Research For Business %%sep%% %%sitename%%</text:p>
          </table:table-cell>
        </table:table-row>
        <table:table-row>
          <table:table-cell office:value-type="float" office:value="23543">
            <text:p>23543</text:p>
          </table:table-cell>
          <table:table-cell office:value-type="string">
            <text:p>https://fuelcycle.com/blog/controlled-observation-research/</text:p>
          </table:table-cell>
          <table:table-cell office:value-type="string">
            <text:p>Controlled Observation Research | Virtual Research Methods</text:p>
          </table:table-cell>
          <table:table-cell office:value-type="string">
            <text:p>Controlled Observation Research %%sep%% %%sitename%%</text:p>
          </table:table-cell>
        </table:table-row>
        <table:table-row>
          <table:table-cell office:value-type="float" office:value="25629">
            <text:p>25629</text:p>
          </table:table-cell>
          <table:table-cell office:value-type="string">
            <text:p>https://fuelcycle.com/blog/state-of-media-entertainment/</text:p>
          </table:table-cell>
          <table:table-cell office:value-type="string">
            <text:p>The State of Media and Entertainment | Fuel Cycle Blog</text:p>
          </table:table-cell>
          <table:table-cell office:value-type="string">
            <text:p>The State Of Media &amp; Entertainment %%sep%% %%sitename%%</text:p>
          </table:table-cell>
        </table:table-row>
        <table:table-row>
          <table:table-cell office:value-type="float" office:value="17999">
            <text:p>17999</text:p>
          </table:table-cell>
          <table:table-cell office:value-type="string">
            <text:p>https://fuelcycle.com/blog/research-communities/</text:p>
          </table:table-cell>
          <table:table-cell office:value-type="string">
            <text:p/>
          </table:table-cell>
          <table:table-cell office:value-type="string">
            <text:p>What Are Research Communities? %%sep%% %%sitename%%</text:p>
          </table:table-cell>
        </table:table-row>
        <table:table-row>
          <table:table-cell office:value-type="float" office:value="26198">
            <text:p>26198</text:p>
          </table:table-cell>
          <table:table-cell office:value-type="string">
            <text:p>https://fuelcycle.com/blog/market-research-product-experience/</text:p>
          </table:table-cell>
          <table:table-cell office:value-type="string">
            <text:p/>
          </table:table-cell>
          <table:table-cell office:value-type="string">
            <text:p>Improving Product Experience With Market Research %%sep%% %%sitename%%</text:p>
          </table:table-cell>
        </table:table-row>
        <table:table-row>
          <table:table-cell office:value-type="float" office:value="25792">
            <text:p>25792</text:p>
          </table:table-cell>
          <table:table-cell office:value-type="string">
            <text:p>https://fuelcycle.com/blog/fcc21-google/</text:p>
          </table:table-cell>
          <table:table-cell office:value-type="string">
            <text:p>How to Create Magical Brand Experiences: 3 Cases | The Fuel Cycle Blog</text:p>
          </table:table-cell>
          <table:table-cell office:value-type="string">
            <text:p>How To Create Magical Brand Experiences: 3 Cases %%sep%% %%sitename%%</text:p>
          </table:table-cell>
        </table:table-row>
        <table:table-row>
          <table:table-cell office:value-type="float" office:value="25400">
            <text:p>25400</text:p>
          </table:table-cell>
          <table:table-cell office:value-type="string">
            <text:p>https://fuelcycle.com/blog/return-to-office/</text:p>
          </table:table-cell>
          <table:table-cell office:value-type="string">
            <text:p>%%title%% %%page%% | Fuel Cycle Blog</text:p>
          </table:table-cell>
          <table:table-cell office:value-type="string">
            <text:p>The Future Of Employee Experience %%sep%% %%sitename%%</text:p>
          </table:table-cell>
        </table:table-row>
        <table:table-row>
          <table:table-cell office:value-type="float" office:value="24502">
            <text:p>24502</text:p>
          </table:table-cell>
          <table:table-cell office:value-type="string">
            <text:p>https://fuelcycle.com/blog/carhartt-customer-story/</text:p>
          </table:table-cell>
          <table:table-cell office:value-type="string">
            <text:p>%%title%% %%page%% | Fuel Cycle Blog</text:p>
          </table:table-cell>
          <table:table-cell office:value-type="string">
            <text:p>Carhartt’s MROC Evolution Story %%sep%% %%sitename%%</text:p>
          </table:table-cell>
        </table:table-row>
        <table:table-row>
          <table:table-cell office:value-type="float" office:value="5028">
            <text:p>5028</text:p>
          </table:table-cell>
          <table:table-cell office:value-type="string">
            <text:p>https://fuelcycle.com/blog/exactly-will-blockchain-disrupt-banking-industry/</text:p>
          </table:table-cell>
          <table:table-cell office:value-type="string">
            <text:p/>
          </table:table-cell>
          <table:table-cell office:value-type="string">
            <text:p>How Will Blockchain Disrupt The Banking Industry? %%sep%% %%sitename%%</text:p>
          </table:table-cell>
        </table:table-row>
        <table:table-row>
          <table:table-cell office:value-type="float" office:value="26363">
            <text:p>26363</text:p>
          </table:table-cell>
          <table:table-cell office:value-type="string">
            <text:p>https://fuelcycle.com/blog/5-ux-research-tools-strategies-for-2022/</text:p>
          </table:table-cell>
          <table:table-cell office:value-type="string">
            <text:p/>
          </table:table-cell>
          <table:table-cell office:value-type="string">
            <text:p>5 UX Research Tools &amp; Strategies For 2022 %%sep%% %%sitename%%</text:p>
          </table:table-cell>
        </table:table-row>
        <table:table-row>
          <table:table-cell office:value-type="float" office:value="24099">
            <text:p>24099</text:p>
          </table:table-cell>
          <table:table-cell office:value-type="string">
            <text:p>https://fuelcycle.com/blog/ignition-system-usability-testing/</text:p>
          </table:table-cell>
          <table:table-cell office:value-type="string">
            <text:p>System Usability Testing | UX Research | Fuel Cycle Ignition</text:p>
          </table:table-cell>
          <table:table-cell office:value-type="string">
            <text:p>System Usability Testing %%sep%% %%sitename%%</text:p>
          </table:table-cell>
        </table:table-row>
        <table:table-row>
          <table:table-cell office:value-type="float" office:value="24615">
            <text:p>24615</text:p>
          </table:table-cell>
          <table:table-cell office:value-type="string">
            <text:p>https://fuelcycle.com/blog/product-delta-testing/</text:p>
          </table:table-cell>
          <table:table-cell office:value-type="string">
            <text:p/>
          </table:table-cell>
          <table:table-cell office:value-type="string">
            <text:p>Speed Up Product Improvement With Delta Testing %%sep%% %%sitename%%</text:p>
          </table:table-cell>
        </table:table-row>
        <table:table-row>
          <table:table-cell office:value-type="float" office:value="23838">
            <text:p>23838</text:p>
          </table:table-cell>
          <table:table-cell office:value-type="string">
            <text:p>https://fuelcycle.com/blog/continuous-research-mod-teams/</text:p>
          </table:table-cell>
          <table:table-cell office:value-type="string">
            <text:p>Continuous Research for Data-Driven Teams | Fuel Cycle</text:p>
          </table:table-cell>
          <table:table-cell office:value-type="string">
            <text:p>Continuous Research For Data-Driven Teams %%sep%% %%sitename%%</text:p>
          </table:table-cell>
        </table:table-row>
        <table:table-row>
          <table:table-cell office:value-type="float" office:value="24622">
            <text:p>24622</text:p>
          </table:table-cell>
          <table:table-cell office:value-type="string">
            <text:p>https://fuelcycle.com/blog/virtual-interview-retail/</text:p>
          </table:table-cell>
          <table:table-cell office:value-type="string">
            <text:p/>
          </table:table-cell>
          <table:table-cell office:value-type="string">
            <text:p>Virtual Interviews For CPG &amp; Retail %%sep%% %%sitename%%</text:p>
          </table:table-cell>
        </table:table-row>
        <table:table-row>
          <table:table-cell office:value-type="float" office:value="3938">
            <text:p>3938</text:p>
          </table:table-cell>
          <table:table-cell office:value-type="string">
            <text:p>https://fuelcycle.com/blog/quick-tips-increase-engagement-completion-rates-online-communities/</text:p>
          </table:table-cell>
          <table:table-cell office:value-type="string">
            <text:p/>
          </table:table-cell>
          <table:table-cell office:value-type="string">
            <text:p>Increasing Engagement &amp; Completion Rates For Online Communities %%sep%% %%sitename%%</text:p>
          </table:table-cell>
        </table:table-row>
        <table:table-row>
          <table:table-cell office:value-type="float" office:value="25130">
            <text:p>25130</text:p>
          </table:table-cell>
          <table:table-cell office:value-type="string">
            <text:p>https://fuelcycle.com/blog/international-community/</text:p>
          </table:table-cell>
          <table:table-cell office:value-type="string">
            <text:p>%%title%% %%page%% | The Fuel Cycle Blog</text:p>
          </table:table-cell>
          <table:table-cell office:value-type="string">
            <text:p>Making Your International Community A Success %%sep%% %%sitename%%</text:p>
          </table:table-cell>
        </table:table-row>
        <table:table-row>
          <table:table-cell office:value-type="float" office:value="26141">
            <text:p>26141</text:p>
          </table:table-cell>
          <table:table-cell office:value-type="string">
            <text:p>https://fuelcycle.com/blog/market-research-digital-experiences/</text:p>
          </table:table-cell>
          <table:table-cell office:value-type="string">
            <text:p/>
          </table:table-cell>
          <table:table-cell office:value-type="string">
            <text:p>Market Research For Better Digital Experiences %%sep%% %%sitename%%</text:p>
          </table:table-cell>
        </table:table-row>
        <table:table-row>
          <table:table-cell office:value-type="float" office:value="25395">
            <text:p>25395</text:p>
          </table:table-cell>
          <table:table-cell office:value-type="string">
            <text:p>https://fuelcycle.com/blog/fcc-2021-takeaways/</text:p>
          </table:table-cell>
          <table:table-cell office:value-type="string">
            <text:p/>
          </table:table-cell>
          <table:table-cell office:value-type="string">
            <text:p>FC Connect 2021 Top Takeaways %%sep%% %%sitename%%</text:p>
          </table:table-cell>
        </table:table-row>
        <table:table-row>
          <table:table-cell office:value-type="float" office:value="23617">
            <text:p>23617</text:p>
          </table:table-cell>
          <table:table-cell office:value-type="string">
            <text:p>https://fuelcycle.com/blog/participant-observation-research/</text:p>
          </table:table-cell>
          <table:table-cell office:value-type="string">
            <text:p>%%title%% %%page%% | Fuel Cycle</text:p>
          </table:table-cell>
          <table:table-cell office:value-type="string">
            <text:p>Participant Observation Research For Business %%sep%% %%sitename%%</text:p>
          </table:table-cell>
        </table:table-row>
        <table:table-row>
          <table:table-cell office:value-type="float" office:value="25664">
            <text:p>25664</text:p>
          </table:table-cell>
          <table:table-cell office:value-type="string">
            <text:p>https://fuelcycle.com/blog/mckinsey-covid-impact/</text:p>
          </table:table-cell>
          <table:table-cell office:value-type="string">
            <text:p>How COVID-19 Has Impacted Consumer Behavior | The Fuel Cycle Blog</text:p>
          </table:table-cell>
          <table:table-cell office:value-type="string">
            <text:p>How COVID-19 Has Impacted Consumer Behavior %%sep%% %%sitename%%</text:p>
          </table:table-cell>
        </table:table-row>
        <table:table-row>
          <table:table-cell office:value-type="float" office:value="23426">
            <text:p>23426</text:p>
          </table:table-cell>
          <table:table-cell office:value-type="string">
            <text:p>https://fuelcycle.com/blog/brand-storytelling/</text:p>
          </table:table-cell>
          <table:table-cell office:value-type="string">
            <text:p>Brand Storytelling Guide | Craft Your Authentic Brand Story</text:p>
          </table:table-cell>
          <table:table-cell office:value-type="string">
            <text:p>Brand Storytelling Guide %%sep%% %%sitename%%</text:p>
          </table:table-cell>
        </table:table-row>
        <table:table-row>
          <table:table-cell office:value-type="float" office:value="23952">
            <text:p>23952</text:p>
          </table:table-cell>
          <table:table-cell office:value-type="string">
            <text:p>https://fuelcycle.com/blog/virtual-focus-group-interviews/</text:p>
          </table:table-cell>
          <table:table-cell office:value-type="string">
            <text:p>%%title%% %%page%% | Fuel Cycle</text:p>
          </table:table-cell>
          <table:table-cell office:value-type="string">
            <text:p>5 Benefits Of Virtual Focus Groups &amp; Interviews %%sep%% %%sitename%%</text:p>
          </table:table-cell>
        </table:table-row>
        <table:table-row>
          <table:table-cell office:value-type="float" office:value="24334">
            <text:p>24334</text:p>
          </table:table-cell>
          <table:table-cell office:value-type="string">
            <text:p>https://fuelcycle.com/blog/earth-day-green-mr/</text:p>
          </table:table-cell>
          <table:table-cell office:value-type="string">
            <text:p>Earth Day 2021: What is Green Market Research? | Fuel Cycle Blog</text:p>
          </table:table-cell>
          <table:table-cell office:value-type="string">
            <text:p>Earth Day 2021: What is Green Market Research? %%sep%% %%sitename%%</text:p>
          </table:table-cell>
        </table:table-row>
        <table:table-row>
          <table:table-cell office:value-type="float" office:value="24179">
            <text:p>24179</text:p>
          </table:table-cell>
          <table:table-cell office:value-type="string">
            <text:p>https://fuelcycle.com/blog/finance-customer-retention/</text:p>
          </table:table-cell>
          <table:table-cell office:value-type="string">
            <text:p>%%title%% %%page%% | Fuel Cycle</text:p>
          </table:table-cell>
          <table:table-cell office:value-type="string">
            <text:p>Increasing Customer Retention In Financial Services %%sep%% %%sitename%%</text:p>
          </table:table-cell>
        </table:table-row>
        <table:table-row>
          <table:table-cell office:value-type="float" office:value="2198">
            <text:p>2198</text:p>
          </table:table-cell>
          <table:table-cell office:value-type="string">
            <text:p>https://fuelcycle.com/blog/future-market-research-2017/</text:p>
          </table:table-cell>
          <table:table-cell office:value-type="string">
            <text:p/>
          </table:table-cell>
          <table:table-cell office:value-type="string">
            <text:p>The Future Of Market Research In 2017 %%sep%% %%sitename%%</text:p>
          </table:table-cell>
        </table:table-row>
        <table:table-row>
          <table:table-cell office:value-type="float" office:value="23999">
            <text:p>23999</text:p>
          </table:table-cell>
          <table:table-cell office:value-type="string">
            <text:p>https://fuelcycle.com/blog/templated-surveys-guide/</text:p>
          </table:table-cell>
          <table:table-cell office:value-type="string">
            <text:p>%%title%% %%page%% | Fuel Cycle Blog</text:p>
          </table:table-cell>
          <table:table-cell office:value-type="string">
            <text:p>Retailer's Guide To Using Templated Surveys %%sep%% %%sitename%%</text:p>
          </table:table-cell>
        </table:table-row>
        <table:table-row>
          <table:table-cell office:value-type="float" office:value="27410">
            <text:p>27410</text:p>
          </table:table-cell>
          <table:table-cell office:value-type="string">
            <text:p>https://fuelcycle.com/blog/measuring-advertising-effectiveness-why-it-matters/</text:p>
          </table:table-cell>
          <table:table-cell office:value-type="string">
            <text:p/>
          </table:table-cell>
          <table:table-cell office:value-type="string">
            <text:p>Measuring Advertising Effectiveness %%sep%% %%sitename%%</text:p>
          </table:table-cell>
        </table:table-row>
        <table:table-row>
          <table:table-cell office:value-type="float" office:value="27415">
            <text:p>27415</text:p>
          </table:table-cell>
          <table:table-cell office:value-type="string">
            <text:p>https://fuelcycle.com/blog/how-to-avoid-undesirable-ads-with-segmentation-research/</text:p>
          </table:table-cell>
          <table:table-cell office:value-type="string">
            <text:p/>
          </table:table-cell>
          <table:table-cell office:value-type="string">
            <text:p>Avoiding Undesirable Ads With Segmentation Research %%sep%% %%sitename%%</text:p>
          </table:table-cell>
        </table:table-row>
        <table:table-row>
          <table:table-cell office:value-type="float" office:value="23660">
            <text:p>23660</text:p>
          </table:table-cell>
          <table:table-cell office:value-type="string">
            <text:p>https://fuelcycle.com/blog/in-depth-interview-mistakes/</text:p>
          </table:table-cell>
          <table:table-cell office:value-type="string">
            <text:p>5 Common Pitfalls of In-Depth Interviewing | Market Research</text:p>
          </table:table-cell>
          <table:table-cell office:value-type="string">
            <text:p>5 Common Pitfalls Of In-Depth Interviewing %%sep%% %%sitename%%</text:p>
          </table:table-cell>
        </table:table-row>
        <table:table-row>
          <table:table-cell office:value-type="float" office:value="26177">
            <text:p>26177</text:p>
          </table:table-cell>
          <table:table-cell office:value-type="string">
            <text:p>https://fuelcycle.com/blog/market-research-customer-experiences/</text:p>
          </table:table-cell>
          <table:table-cell office:value-type="string">
            <text:p/>
          </table:table-cell>
          <table:table-cell office:value-type="string">
            <text:p>Improving Customer Experiences With Market Research %%sep%% %%sitename%%</text:p>
          </table:table-cell>
        </table:table-row>
        <table:table-row>
          <table:table-cell office:value-type="float" office:value="23548">
            <text:p>23548</text:p>
          </table:table-cell>
          <table:table-cell office:value-type="string">
            <text:p>https://fuelcycle.com/blog/virtual-in-depth-interview/</text:p>
          </table:table-cell>
          <table:table-cell office:value-type="string">
            <text:p>When to Do an In-Depth Interview | Virtual In-Depth Interviews</text:p>
          </table:table-cell>
          <table:table-cell office:value-type="string">
            <text:p>When To Do An In-Depth Interview %%sep%% %%sitename%%</text:p>
          </table:table-cell>
        </table:table-row>
        <table:table-row>
          <table:table-cell office:value-type="float" office:value="9380">
            <text:p>9380</text:p>
          </table:table-cell>
          <table:table-cell office:value-type="string">
            <text:p>https://fuelcycle.com/blog/the-3-most-common-observation-research-methods/</text:p>
          </table:table-cell>
          <table:table-cell office:value-type="string">
            <text:p>Market Research Strategies | Observational Research Methods</text:p>
          </table:table-cell>
          <table:table-cell office:value-type="string">
            <text:p>Observational Research Methods %%sep%% %%sitename%%</text:p>
          </table:table-cell>
        </table:table-row>
        <table:table-row>
          <table:table-cell office:value-type="float" office:value="22350">
            <text:p>22350</text:p>
          </table:table-cell>
          <table:table-cell office:value-type="string">
            <text:p>https://fuelcycle.com/blog/amplify-valerie-thomas/</text:p>
          </table:table-cell>
          <table:table-cell office:value-type="string">
            <text:p/>
          </table:table-cell>
          <table:table-cell office:value-type="string">
            <text:p>Follow Your Passion and Change the World: Valerie Thomas %%sep%% %%sitename%%</text:p>
          </table:table-cell>
        </table:table-row>
        <table:table-row>
          <table:table-cell office:value-type="float" office:value="24874">
            <text:p>24874</text:p>
          </table:table-cell>
          <table:table-cell office:value-type="string">
            <text:p>https://fuelcycle.com/blog/virtual-interview-healthcare/</text:p>
          </table:table-cell>
          <table:table-cell office:value-type="string">
            <text:p>%%title%% %%page%% | Fuel Cycle Blog</text:p>
          </table:table-cell>
          <table:table-cell office:value-type="string">
            <text:p>Virtual Interview Use Cases for Healthcare %%sep%% %%sitename%%</text:p>
          </table:table-cell>
        </table:table-row>
        <table:table-row>
          <table:table-cell office:value-type="float" office:value="23049">
            <text:p>23049</text:p>
          </table:table-cell>
          <table:table-cell office:value-type="string">
            <text:p>https://fuelcycle.com/blog/data-storytelling/</text:p>
          </table:table-cell>
          <table:table-cell office:value-type="string">
            <text:p>Agile Market Research | How To Tell A Data-Driven Story</text:p>
          </table:table-cell>
          <table:table-cell office:value-type="string">
            <text:p>How To Tell A Data-Driven Story %%sep%% %%sitename%%</text:p>
          </table:table-cell>
        </table:table-row>
        <table:table-row>
          <table:table-cell office:value-type="float" office:value="24871">
            <text:p>24871</text:p>
          </table:table-cell>
          <table:table-cell office:value-type="string">
            <text:p>https://fuelcycle.com/blog/becoming-customers-voice/</text:p>
          </table:table-cell>
          <table:table-cell office:value-type="string">
            <text:p>Becoming the Customer's Voice Within the Organization | Fuel Cycle Blog</text:p>
          </table:table-cell>
          <table:table-cell office:value-type="string">
            <text:p>Becoming The Customer's Voice %%sep%% %%sitename%%</text:p>
          </table:table-cell>
        </table:table-row>
        <table:table-row>
          <table:table-cell office:value-type="float" office:value="26266">
            <text:p>26266</text:p>
          </table:table-cell>
          <table:table-cell office:value-type="string">
            <text:p>https://fuelcycle.com/blog/2021-market-research-look-back/</text:p>
          </table:table-cell>
          <table:table-cell office:value-type="string">
            <text:p/>
          </table:table-cell>
          <table:table-cell office:value-type="string">
            <text:p>A Look-Back At Major Events &amp; Trends In 2021 %%sep%% %%sitename%%</text:p>
          </table:table-cell>
        </table:table-row>
        <table:table-row>
          <table:table-cell office:value-type="float" office:value="22886">
            <text:p>22886</text:p>
          </table:table-cell>
          <table:table-cell office:value-type="string">
            <text:p>https://fuelcycle.com/blog/agile-research-templated-surveys/</text:p>
          </table:table-cell>
          <table:table-cell office:value-type="string">
            <text:p>Agile Market Research Using Templated Surveys</text:p>
          </table:table-cell>
          <table:table-cell office:value-type="string">
            <text:p>Agile Market Research Using Templated Surveys %%sep%% %%sitename%%</text:p>
          </table:table-cell>
        </table:table-row>
        <table:table-row>
          <table:table-cell office:value-type="float" office:value="23665">
            <text:p>23665</text:p>
          </table:table-cell>
          <table:table-cell office:value-type="string">
            <text:p>https://fuelcycle.com/blog/observation-research-methods/</text:p>
          </table:table-cell>
          <table:table-cell office:value-type="string">
            <text:p>Tips for Conducting Observation Research Under Constraints</text:p>
          </table:table-cell>
          <table:table-cell office:value-type="string">
            <text:p>Conducting Observation Research Under Constraints %%sep%% %%sitename%%</text:p>
          </table:table-cell>
        </table:table-row>
        <table:table-row>
          <table:table-cell office:value-type="float" office:value="25122">
            <text:p>25122</text:p>
          </table:table-cell>
          <table:table-cell office:value-type="string">
            <text:p>https://fuelcycle.com/blog/market-vs-ux-research/</text:p>
          </table:table-cell>
          <table:table-cell office:value-type="string">
            <text:p>Comparing Market vs. UX Research | The Fuel Cycle Blog</text:p>
          </table:table-cell>
          <table:table-cell office:value-type="string">
            <text:p>Market vs. UX Research %%sep%% %%sitename%%</text:p>
          </table:table-cell>
        </table:table-row>
        <table:table-row>
          <table:table-cell office:value-type="float" office:value="24256">
            <text:p>24256</text:p>
          </table:table-cell>
          <table:table-cell office:value-type="string">
            <text:p>https://fuelcycle.com/blog/abercrombie-customer-story/</text:p>
          </table:table-cell>
          <table:table-cell office:value-type="string">
            <text:p>%%title%%</text:p>
          </table:table-cell>
          <table:table-cell office:value-type="string">
            <text:p>A&amp;F: Using Virtual Interviews To Stay Connected %%sep%% %%sitename%%</text:p>
          </table:table-cell>
        </table:table-row>
        <table:table-row>
          <table:table-cell office:value-type="float" office:value="23862">
            <text:p>23862</text:p>
          </table:table-cell>
          <table:table-cell office:value-type="string">
            <text:p>https://fuelcycle.com/blog/pilot-test-comparison/</text:p>
          </table:table-cell>
          <table:table-cell office:value-type="string">
            <text:p>%%title%% %%page%% | Fuel Cycle</text:p>
          </table:table-cell>
          <table:table-cell office:value-type="string">
            <text:p>Pilot Testing vs. Agile Research %%sep%% %%sitename%%</text:p>
          </table:table-cell>
        </table:table-row>
        <table:table-row>
          <table:table-cell office:value-type="float" office:value="26193">
            <text:p>26193</text:p>
          </table:table-cell>
          <table:table-cell office:value-type="string">
            <text:p>https://fuelcycle.com/blog/tmbi-customer-experience/</text:p>
          </table:table-cell>
          <table:table-cell office:value-type="string">
            <text:p>Community for Customer Experience Strategy | Trusted Media Brands</text:p>
          </table:table-cell>
          <table:table-cell office:value-type="string">
            <text:p>Using Community For Customer Experience Strategy %%sep%% %%sitename%%</text:p>
          </table:table-cell>
        </table:table-row>
        <table:table-row>
          <table:table-cell office:value-type="float" office:value="25113">
            <text:p>25113</text:p>
          </table:table-cell>
          <table:table-cell office:value-type="string">
            <text:p>https://fuelcycle.com/blog/research-integrity/</text:p>
          </table:table-cell>
          <table:table-cell office:value-type="string">
            <text:p/>
          </table:table-cell>
          <table:table-cell office:value-type="string">
            <text:p>Research Integrity For Online Communities %%sep%% %%sitename%%</text:p>
          </table:table-cell>
        </table:table-row>
        <table:table-row>
          <table:table-cell office:value-type="float" office:value="8907">
            <text:p>8907</text:p>
          </table:table-cell>
          <table:table-cell office:value-type="string">
            <text:p>https://fuelcycle.com/blog/how-to-determine-the-correct-sample-size-for-your-market-research-projects/</text:p>
          </table:table-cell>
          <table:table-cell office:value-type="string">
            <text:p>Determining The Correct Sample Size For Research - Fuel Cycle</text:p>
          </table:table-cell>
          <table:table-cell office:value-type="string">
            <text:p>Determining The Correct Sample Size For Research %%sep%% %%sitename%%</text:p>
          </table:table-cell>
        </table:table-row>
        <table:table-row>
          <table:table-cell office:value-type="float" office:value="24070">
            <text:p>24070</text:p>
          </table:table-cell>
          <table:table-cell office:value-type="string">
            <text:p>https://fuelcycle.com/blog/3-reasons-virtual-focus-group-interview/</text:p>
          </table:table-cell>
          <table:table-cell office:value-type="string">
            <text:p/>
          </table:table-cell>
          <table:table-cell office:value-type="string">
            <text:p>Why You Shouldn't Overlook Virtual Interviews %%sep%% %%sitename%%</text:p>
          </table:table-cell>
        </table:table-row>
        <table:table-row>
          <table:table-cell office:value-type="float" office:value="24492">
            <text:p>24492</text:p>
          </table:table-cell>
          <table:table-cell office:value-type="string">
            <text:p>https://fuelcycle.com/blog/b2b-community-guide/</text:p>
          </table:table-cell>
          <table:table-cell office:value-type="string">
            <text:p>%%title%% %%page%% | Fuel Cycle Blog</text:p>
          </table:table-cell>
          <table:table-cell office:value-type="string">
            <text:p>The Ultimate Guide To B2B Online Communities %%sep%% %%sitename%%</text:p>
          </table:table-cell>
        </table:table-row>
        <table:table-row>
          <table:table-cell office:value-type="float" office:value="5018">
            <text:p>5018</text:p>
          </table:table-cell>
          <table:table-cell office:value-type="string">
            <text:p>https://fuelcycle.com/blog/the-peer-to-peer-economy-is-leading-the-32-billion-fintech-revolution/</text:p>
          </table:table-cell>
          <table:table-cell office:value-type="string">
            <text:p>The Peer-to-Peer Economy is Leading the Fintech Revolution</text:p>
          </table:table-cell>
          <table:table-cell office:value-type="string">
            <text:p>Peer-to-Peer Economy Is Leading The Fintech Revolution %%sep%% %%sitename%%</text:p>
          </table:table-cell>
        </table:table-row>
        <table:table-row>
          <table:table-cell office:value-type="float" office:value="25603">
            <text:p>25603</text:p>
          </table:table-cell>
          <table:table-cell office:value-type="string">
            <text:p>https://fuelcycle.com/blog/amplify-pride-2021/</text:p>
          </table:table-cell>
          <table:table-cell office:value-type="string">
            <text:p/>
          </table:table-cell>
          <table:table-cell office:value-type="string">
            <text:p>Six Colors, Five Letters: Pride %%sep%% %%sitename%%</text:p>
          </table:table-cell>
        </table:table-row>
        <table:table-row>
          <table:table-cell office:value-type="float" office:value="26049">
            <text:p>26049</text:p>
          </table:table-cell>
          <table:table-cell office:value-type="string">
            <text:p>https://fuelcycle.com/blog/ux-in-healthcare/</text:p>
          </table:table-cell>
          <table:table-cell office:value-type="string">
            <text:p>%%title%% %%page%% | Fuel Cycle Blog</text:p>
          </table:table-cell>
          <table:table-cell office:value-type="string">
            <text:p>User Experience For Healthcare Professionals %%sep%% %%sitename%%</text:p>
          </table:table-cell>
        </table:table-row>
        <table:table-row>
          <table:table-cell office:value-type="float" office:value="23484">
            <text:p>23484</text:p>
          </table:table-cell>
          <table:table-cell office:value-type="string">
            <text:p>https://fuelcycle.com/blog/message-testing-guide/</text:p>
          </table:table-cell>
          <table:table-cell office:value-type="string">
            <text:p>How To Do Message Testing | A Marketer's Guide</text:p>
          </table:table-cell>
          <table:table-cell office:value-type="string">
            <text:p>A Marketer's Guide To Message Testing %%sep%% %%sitename%%</text:p>
          </table:table-cell>
        </table:table-row>
        <table:table-row>
          <table:table-cell office:value-type="float" office:value="23470">
            <text:p>23470</text:p>
          </table:table-cell>
          <table:table-cell office:value-type="string">
            <text:p>https://fuelcycle.com/blog/2021-agile-market-research/</text:p>
          </table:table-cell>
          <table:table-cell office:value-type="string">
            <text:p>How to Kickstart Your 2021 Agile Market Research Program</text:p>
          </table:table-cell>
          <table:table-cell office:value-type="string">
            <text:p>Kickstarting Your Agile Market Research Program %%sep%% %%sitename%%</text:p>
          </table:table-cell>
        </table:table-row>
        <table:table-row>
          <table:table-cell office:value-type="float" office:value="24062">
            <text:p>24062</text:p>
          </table:table-cell>
          <table:table-cell office:value-type="string">
            <text:p>https://fuelcycle.com/blog/finance-fragmented-loyalty/</text:p>
          </table:table-cell>
          <table:table-cell office:value-type="string">
            <text:p>%%title%% %%page%% | Fuel Cycle Blog</text:p>
          </table:table-cell>
          <table:table-cell office:value-type="string">
            <text:p>Fragmented Loyalty In Financial Services %%sep%% %%sitename%%</text:p>
          </table:table-cell>
        </table:table-row>
        <table:table-row>
          <table:table-cell office:value-type="float" office:value="9505">
            <text:p>9505</text:p>
          </table:table-cell>
          <table:table-cell office:value-type="string">
            <text:p>https://fuelcycle.com/blog/pilot-testing-how-it-can-improve-research/</text:p>
          </table:table-cell>
          <table:table-cell office:value-type="string">
            <text:p>Experience Management | What is Pilot Testing | Fuel Cycle</text:p>
          </table:table-cell>
          <table:table-cell office:value-type="string">
            <text:p>What is Pilot Testing? %%sep%% %%sitename%%</text:p>
          </table:table-cell>
        </table:table-row>
        <table:table-row>
          <table:table-cell office:value-type="float" office:value="26052">
            <text:p>26052</text:p>
          </table:table-cell>
          <table:table-cell office:value-type="string">
            <text:p>https://fuelcycle.com/blog/influencer-marketing/</text:p>
          </table:table-cell>
          <table:table-cell office:value-type="string">
            <text:p>%%title%% %%page%% | Fuel Cycle Blog</text:p>
          </table:table-cell>
          <table:table-cell office:value-type="string">
            <text:p>The Pros &amp; Cons Of Influencer Marketing %%sep%% %%sitename%%</text:p>
          </table:table-cell>
        </table:table-row>
        <table:table-row>
          <table:table-cell office:value-type="float" office:value="8430">
            <text:p>8430</text:p>
          </table:table-cell>
          <table:table-cell office:value-type="string">
            <text:p>https://fuelcycle.com/blog/the-game-changing-moves-ai-is-making-in-market-research/</text:p>
          </table:table-cell>
          <table:table-cell office:value-type="string">
            <text:p/>
          </table:table-cell>
          <table:table-cell office:value-type="string">
            <text:p>Game-Changing Moves AI Is Making In Market Research %%sep%% %%sitename%%</text:p>
          </table:table-cell>
        </table:table-row>
        <table:table-row>
          <table:table-cell office:value-type="float" office:value="24892">
            <text:p>24892</text:p>
          </table:table-cell>
          <table:table-cell office:value-type="string">
            <text:p>https://fuelcycle.com/blog/finance-virtual-interview/</text:p>
          </table:table-cell>
          <table:table-cell office:value-type="string">
            <text:p>%%title%% %%page%% | Fuel Cycle Blog</text:p>
          </table:table-cell>
          <table:table-cell office:value-type="string">
            <text:p>Virtual Interview Use Cases For Financial Services %%sep%% %%sitename%%</text:p>
          </table:table-cell>
        </table:table-row>
        <table:table-row>
          <table:table-cell office:value-type="float" office:value="27413">
            <text:p>27413</text:p>
          </table:table-cell>
          <table:table-cell office:value-type="string">
            <text:p>https://fuelcycle.com/blog/creating-seamless-digital-experiences-across-the-customer-journey/</text:p>
          </table:table-cell>
          <table:table-cell office:value-type="string">
            <text:p/>
          </table:table-cell>
          <table:table-cell office:value-type="string">
            <text:p>Creating Seamless Digital Experiences Across The Customer Journey %%sep%% %%sitename%%</text:p>
          </table:table-cell>
        </table:table-row>
        <table:table-row>
          <table:table-cell office:value-type="float" office:value="3920">
            <text:p>3920</text:p>
          </table:table-cell>
          <table:table-cell office:value-type="string">
            <text:p>https://fuelcycle.com/blog/3-ways-engage-passive-consumer/</text:p>
          </table:table-cell>
          <table:table-cell office:value-type="string">
            <text:p/>
          </table:table-cell>
          <table:table-cell office:value-type="string">
            <text:p>3 Ways To Engage The Passive Consumer %%sep%% %%sitename%%</text:p>
          </table:table-cell>
        </table:table-row>
        <table:table-row>
          <table:table-cell office:value-type="float" office:value="24272">
            <text:p>24272</text:p>
          </table:table-cell>
          <table:table-cell office:value-type="string">
            <text:p>https://fuelcycle.com/blog/non-researcher-kano-guide/</text:p>
          </table:table-cell>
          <table:table-cell office:value-type="string">
            <text:p>A Non-Researcher's 3-Step Guide to the Kano Model | Fuel Cycle Blog</text:p>
          </table:table-cell>
          <table:table-cell office:value-type="string">
            <text:p>A Non-Researcher's 3-Step Guide To The Kano Model %%sep%% %%sitename%%</text:p>
          </table:table-cell>
        </table:table-row>
        <table:table-row>
          <table:table-cell office:value-type="float" office:value="23859">
            <text:p>23859</text:p>
          </table:table-cell>
          <table:table-cell office:value-type="string">
            <text:p>https://fuelcycle.com/blog/agile-qualitative-research/</text:p>
          </table:table-cell>
          <table:table-cell office:value-type="string">
            <text:p>%%title%% %%page%% | Fuel Cycle Blog</text:p>
          </table:table-cell>
          <table:table-cell office:value-type="string">
            <text:p>What Is Agile Qualitative Research? %%sep%% %%sitename%%</text:p>
          </table:table-cell>
        </table:table-row>
        <table:table-row>
          <table:table-cell office:value-type="float" office:value="23855">
            <text:p>23855</text:p>
          </table:table-cell>
          <table:table-cell office:value-type="string">
            <text:p>https://fuelcycle.com/blog/customer-persona-guide/</text:p>
          </table:table-cell>
          <table:table-cell office:value-type="string">
            <text:p>%%title%% %%page%% | Fuel Cycle Blog</text:p>
          </table:table-cell>
          <table:table-cell office:value-type="string">
            <text:p>A Marketing Manager's Guide To Customer Personas %%sep%% %%sitename%%</text:p>
          </table:table-cell>
        </table:table-row>
        <table:table-row>
          <table:table-cell office:value-type="float" office:value="22501">
            <text:p>22501</text:p>
          </table:table-cell>
          <table:table-cell office:value-type="string">
            <text:p>https://fuelcycle.com/blog/cx-tools-usertesting/</text:p>
          </table:table-cell>
          <table:table-cell office:value-type="string">
            <text:p>Combining Technology to Optimize CX | UserTesting &amp; Fuel Cycle</text:p>
          </table:table-cell>
          <table:table-cell office:value-type="string">
            <text:p>Combining Technology To Optimize CX %%sep%% %%sitename%%</text:p>
          </table:table-cell>
        </table:table-row>
        <table:table-row>
          <table:table-cell office:value-type="float" office:value="2879">
            <text:p>2879</text:p>
          </table:table-cell>
          <table:table-cell office:value-type="string">
            <text:p>https://fuelcycle.com/blog/netflixs-400-million-dollar-problem/</text:p>
          </table:table-cell>
          <table:table-cell office:value-type="string">
            <text:p/>
          </table:table-cell>
          <table:table-cell office:value-type="string">
            <text:p>Netflix's 400 Million Dollar Problem %%sep%% %%sitename%%</text:p>
          </table:table-cell>
        </table:table-row>
        <table:table-row>
          <table:table-cell office:value-type="float" office:value="23415">
            <text:p>23415</text:p>
          </table:table-cell>
          <table:table-cell office:value-type="string">
            <text:p>https://fuelcycle.com/blog/2021-market-research-trends/</text:p>
          </table:table-cell>
          <table:table-cell office:value-type="string">
            <text:p/>
          </table:table-cell>
          <table:table-cell office:value-type="string">
            <text:p>7 Market Research Trends To Look Out For In 2021 %%sep%% %%sitename%%</text:p>
          </table:table-cell>
        </table:table-row>
        <table:table-row>
          <table:table-cell office:value-type="float" office:value="23961">
            <text:p>23961</text:p>
          </table:table-cell>
          <table:table-cell office:value-type="string">
            <text:p>https://fuelcycle.com/blog/amplify-amanda-gorman/</text:p>
          </table:table-cell>
          <table:table-cell office:value-type="string">
            <text:p/>
          </table:table-cell>
          <table:table-cell office:value-type="string">
            <text:p>The Light Within: Inspiration From Amanda Gorman %%sep%% %%sitename%%</text:p>
          </table:table-cell>
        </table:table-row>
        <table:table-row>
          <table:table-cell office:value-type="float" office:value="25422">
            <text:p>25422</text:p>
          </table:table-cell>
          <table:table-cell office:value-type="string">
            <text:p>https://fuelcycle.com/blog/navigating-pr-nightmare/</text:p>
          </table:table-cell>
          <table:table-cell office:value-type="string">
            <text:p>Navigating the Public Relations Nightmare | Fuel Cycle Blog</text:p>
          </table:table-cell>
          <table:table-cell office:value-type="string">
            <text:p>Navigating The Public Relations Nightmare %%sep%% %%sitename%%</text:p>
          </table:table-cell>
        </table:table-row>
        <table:table-row>
          <table:table-cell office:value-type="float" office:value="8608">
            <text:p>8608</text:p>
          </table:table-cell>
          <table:table-cell office:value-type="string">
            <text:p>https://fuelcycle.com/blog/the-power-of-community-data-panel-expanding-your-research-insights/</text:p>
          </table:table-cell>
          <table:table-cell office:value-type="string">
            <text:p>The Power of Community + Panel | Expand Your Research Insights</text:p>
          </table:table-cell>
          <table:table-cell office:value-type="string">
            <text:p>The Power Of Community &amp; Panel %%sep%% %%sitename%%</text:p>
          </table:table-cell>
        </table:table-row>
        <table:table-row>
          <table:table-cell office:value-type="float" office:value="22945">
            <text:p>22945</text:p>
          </table:table-cell>
          <table:table-cell office:value-type="string">
            <text:p>https://fuelcycle.com/blog/virtual-focus-groups/</text:p>
          </table:table-cell>
          <table:table-cell office:value-type="string">
            <text:p>Online Focus Groups | Why Virtual Focus Groups Are Essential</text:p>
          </table:table-cell>
          <table:table-cell office:value-type="string">
            <text:p>Why Virtual Focus Groups Are Essential %%sep%% %%sitename%%</text:p>
          </table:table-cell>
        </table:table-row>
        <table:table-row>
          <table:table-cell office:value-type="float" office:value="27428">
            <text:p>27428</text:p>
          </table:table-cell>
          <table:table-cell office:value-type="string">
            <text:p>http://fuelcycle.com/blog/the-importance-of-sustainability/</text:p>
          </table:table-cell>
          <table:table-cell office:value-type="string">
            <text:p>The Importance Of Sustainability %%sep%% %%sitename%%</text:p>
          </table:table-cell>
          <table:table-cell office:value-type="string">
            <text:p>The Importance Of Sustainability %%sep%% %%sitename%%</text:p>
          </table:table-cell>
        </table:table-row>
        <table:table-row>
          <table:table-cell office:value-type="float" office:value="24242">
            <text:p>24242</text:p>
          </table:table-cell>
          <table:table-cell office:value-type="string">
            <text:p>https://fuelcycle.com/blog/talkwalker-customer-conversation/</text:p>
          </table:table-cell>
          <table:table-cell office:value-type="string">
            <text:p>%%title%% %%page%% | FC Blog</text:p>
          </table:table-cell>
          <table:table-cell office:value-type="string">
            <text:p>The 4 Keys To Customer Conversation Strategy %%sep%% %%sitename%%</text:p>
          </table:table-cell>
        </table:table-row>
        <table:table-row>
          <table:table-cell office:value-type="float" office:value="2845">
            <text:p>2845</text:p>
          </table:table-cell>
          <table:table-cell office:value-type="string">
            <text:p>https://fuelcycle.com/blog/secret-community-recruitment-social-media/</text:p>
          </table:table-cell>
          <table:table-cell office:value-type="string">
            <text:p/>
          </table:table-cell>
          <table:table-cell office:value-type="string">
            <text:p>Community Recruitment Through Social Media %%sep%% %%sitename%%</text:p>
          </table:table-cell>
        </table:table-row>
        <table:table-row>
          <table:table-cell office:value-type="float" office:value="26028">
            <text:p>26028</text:p>
          </table:table-cell>
          <table:table-cell office:value-type="string">
            <text:p>https://fuelcycle.com/blog/marketing-mistakes/</text:p>
          </table:table-cell>
          <table:table-cell office:value-type="string">
            <text:p>%%title%% %%page%% | Fuel Cycle Blog</text:p>
          </table:table-cell>
          <table:table-cell office:value-type="string">
            <text:p>How To Avoid Marketing Missteps %%sep%% %%sitename%%</text:p>
          </table:table-cell>
        </table:table-row>
        <table:table-row>
          <table:table-cell office:value-type="float" office:value="9656">
            <text:p>9656</text:p>
          </table:table-cell>
          <table:table-cell office:value-type="string">
            <text:p>https://fuelcycle.com/blog/concept-testing/</text:p>
          </table:table-cell>
          <table:table-cell office:value-type="string">
            <text:p/>
          </table:table-cell>
          <table:table-cell office:value-type="string">
            <text:p>How &amp; Why You Should Start Concept Testing %%sep%% %%sitename%%</text:p>
          </table:table-cell>
        </table:table-row>
        <table:table-row>
          <table:table-cell office:value-type="float" office:value="23347">
            <text:p>23347</text:p>
          </table:table-cell>
          <table:table-cell office:value-type="string">
            <text:p>https://fuelcycle.com/blog/5-ways-diversity-and-inclusion/</text:p>
          </table:table-cell>
          <table:table-cell office:value-type="string">
            <text:p>5 Ways to Encourage Workplace Diversity &amp; Inclusion | Fuel Cycle</text:p>
          </table:table-cell>
          <table:table-cell office:value-type="string">
            <text:p>5 Ways To Encourage Workplace Diversity &amp; Inclusion %%sep%% %%sitename%%</text:p>
          </table:table-cell>
        </table:table-row>
        <table:table-row>
          <table:table-cell office:value-type="float" office:value="20346">
            <text:p>20346</text:p>
          </table:table-cell>
          <table:table-cell office:value-type="string">
            <text:p>https://fuelcycle.com/blog/customer-experience/</text:p>
          </table:table-cell>
          <table:table-cell office:value-type="string">
            <text:p>Measuring Customer Experience | CX Management | Fuel Cycle</text:p>
          </table:table-cell>
          <table:table-cell office:value-type="string">
            <text:p>Measuring Customer Experience %%sep%% %%sitename%%</text:p>
          </table:table-cell>
        </table:table-row>
        <table:table-row>
          <table:table-cell office:value-type="float" office:value="7597">
            <text:p>7597</text:p>
          </table:table-cell>
          <table:table-cell office:value-type="string">
            <text:p>https://fuelcycle.com/blog/looking-to-explore-maximize-or-launch-your-branded-online-community/</text:p>
          </table:table-cell>
          <table:table-cell office:value-type="string">
            <text:p/>
          </table:table-cell>
          <table:table-cell office:value-type="string">
            <text:p>Looking To Launch A Branded Online Community? %%sep%% %%sitename%%</text:p>
          </table:table-cell>
        </table:table-row>
        <table:table-row>
          <table:table-cell office:value-type="float" office:value="2260">
            <text:p>2260</text:p>
          </table:table-cell>
          <table:table-cell office:value-type="string">
            <text:p>https://fuelcycle.com/blog/chatbots-set-become-new-standard-brand-customer-interactions/</text:p>
          </table:table-cell>
          <table:table-cell office:value-type="string">
            <text:p/>
          </table:table-cell>
          <table:table-cell office:value-type="string">
            <text:p>Chatbots: The New Standard for Brand, Customer Interactions %%sep%% %%sitename%%</text:p>
          </table:table-cell>
        </table:table-row>
        <table:table-row>
          <table:table-cell office:value-type="float" office:value="9639">
            <text:p>9639</text:p>
          </table:table-cell>
          <table:table-cell office:value-type="string">
            <text:p>https://fuelcycle.com/blog/what-is-user-research/</text:p>
          </table:table-cell>
          <table:table-cell office:value-type="string">
            <text:p/>
          </table:table-cell>
          <table:table-cell office:value-type="string">
            <text:p>What Is User Research? %%sep%% %%sitename%%</text:p>
          </table:table-cell>
        </table:table-row>
        <table:table-row>
          <table:table-cell office:value-type="float" office:value="8541">
            <text:p>8541</text:p>
          </table:table-cell>
          <table:table-cell office:value-type="string">
            <text:p>https://fuelcycle.com/blog/digging-yourself-out-of-your-traditional-research-rut/</text:p>
          </table:table-cell>
          <table:table-cell office:value-type="string">
            <text:p/>
          </table:table-cell>
          <table:table-cell office:value-type="string">
            <text:p>Digging Yourself Out Of Your Traditional Research Rut %%sep%% %%sitename%%</text:p>
          </table:table-cell>
        </table:table-row>
        <table:table-row>
          <table:table-cell office:value-type="float" office:value="20999">
            <text:p>20999</text:p>
          </table:table-cell>
          <table:table-cell office:value-type="string">
            <text:p>https://fuelcycle.com/blog/virtual-focus-group/</text:p>
          </table:table-cell>
          <table:table-cell office:value-type="string">
            <text:p>How to Conduct a Virtual Focus Group | FC Live | Fuel Cycle</text:p>
          </table:table-cell>
          <table:table-cell office:value-type="string">
            <text:p>How To Conduct A Virtual Focus Group %%sep%% %%sitename%%</text:p>
          </table:table-cell>
        </table:table-row>
        <table:table-row>
          <table:table-cell office:value-type="float" office:value="20853">
            <text:p>20853</text:p>
          </table:table-cell>
          <table:table-cell office:value-type="string">
            <text:p>https://fuelcycle.com/blog/integrating-customer-data-p2-engine/</text:p>
          </table:table-cell>
          <table:table-cell office:value-type="string">
            <text:p>Integrating Customer Data | Progressive Profiling Technology</text:p>
          </table:table-cell>
          <table:table-cell office:value-type="string">
            <text:p>Integrating Customer Data %%sep%% %%sitename%%</text:p>
          </table:table-cell>
        </table:table-row>
        <table:table-row>
          <table:table-cell office:value-type="float" office:value="3940">
            <text:p>3940</text:p>
          </table:table-cell>
          <table:table-cell office:value-type="string">
            <text:p>https://fuelcycle.com/blog/cpg-brands-can-adapt-strategies-reach-millennials/</text:p>
          </table:table-cell>
          <table:table-cell office:value-type="string">
            <text:p/>
          </table:table-cell>
          <table:table-cell office:value-type="string">
            <text:p>How CPG Brands Can Adapt Their Strategies To Reach Millennials %%sep%% %%sitename%%</text:p>
          </table:table-cell>
        </table:table-row>
        <table:table-row>
          <table:table-cell office:value-type="float" office:value="20624">
            <text:p>20624</text:p>
          </table:table-cell>
          <table:table-cell office:value-type="string">
            <text:p>https://fuelcycle.com/blog/award-winning-technology/</text:p>
          </table:table-cell>
          <table:table-cell office:value-type="string">
            <text:p>Award-Winning Market Research Technology</text:p>
          </table:table-cell>
          <table:table-cell office:value-type="string">
            <text:p>Award-Winning Market Research Technology %%sep%% %%sitename%%</text:p>
          </table:table-cell>
        </table:table-row>
        <table:table-row>
          <table:table-cell office:value-type="float" office:value="3918">
            <text:p>3918</text:p>
          </table:table-cell>
          <table:table-cell office:value-type="string">
            <text:p>https://fuelcycle.com/blog/deliver-exceptional-personalization-geofencing-location-marketing/</text:p>
          </table:table-cell>
          <table:table-cell office:value-type="string">
            <text:p/>
          </table:table-cell>
          <table:table-cell office:value-type="string">
            <text:p>Personalization With Geofencing And Location Marketing %%sep%% %%sitename%%</text:p>
          </table:table-cell>
        </table:table-row>
        <table:table-row>
          <table:table-cell office:value-type="float" office:value="3925">
            <text:p>3925</text:p>
          </table:table-cell>
          <table:table-cell office:value-type="string">
            <text:p>https://fuelcycle.com/blog/tips-tricks-using-new-fuel-cycle-email-composer/</text:p>
          </table:table-cell>
          <table:table-cell office:value-type="string">
            <text:p/>
          </table:table-cell>
          <table:table-cell office:value-type="string">
            <text:p>Using The New Fuel Cycle Email Composer %%sep%% %%sitename%%</text:p>
          </table:table-cell>
        </table:table-row>
        <table:table-row>
          <table:table-cell office:value-type="float" office:value="23210">
            <text:p>23210</text:p>
          </table:table-cell>
          <table:table-cell office:value-type="string">
            <text:p>https://fuelcycle.com/blog/voc-program/</text:p>
          </table:table-cell>
          <table:table-cell office:value-type="string">
            <text:p>Why You Need A Voice-of-Customer Program | VoC Tools</text:p>
          </table:table-cell>
          <table:table-cell office:value-type="string">
            <text:p>Why You Need A Voice-of-Customer Program %%sep%% %%sitename%%</text:p>
          </table:table-cell>
        </table:table-row>
        <table:table-row>
          <table:table-cell office:value-type="float" office:value="18663">
            <text:p>18663</text:p>
          </table:table-cell>
          <table:table-cell office:value-type="string">
            <text:p>https://fuelcycle.com/blog/coronavirus-experience-management-tools/</text:p>
          </table:table-cell>
          <table:table-cell office:value-type="string">
            <text:p>Business During COVID-19 | Experience Management Platform</text:p>
          </table:table-cell>
          <table:table-cell office:value-type="string">
            <text:p>Business During COVID-19 %%sep%% %%sitename%%</text:p>
          </table:table-cell>
        </table:table-row>
        <table:table-row>
          <table:table-cell office:value-type="float" office:value="2265">
            <text:p>2265</text:p>
          </table:table-cell>
          <table:table-cell office:value-type="string">
            <text:p>https://fuelcycle.com/blog/super-bowl-advertisers-can-avoid-5m-mistake/</text:p>
          </table:table-cell>
          <table:table-cell office:value-type="string">
            <text:p/>
          </table:table-cell>
          <table:table-cell office:value-type="string">
            <text:p>How Super Bowl Advertisers Can Avoid A $5M Mistake %%sep%% %%sitename%%</text:p>
          </table:table-cell>
        </table:table-row>
        <table:table-row>
          <table:table-cell office:value-type="float" office:value="20242">
            <text:p>20242</text:p>
          </table:table-cell>
          <table:table-cell office:value-type="string">
            <text:p>https://fuelcycle.com/blog/prediction-markets/</text:p>
          </table:table-cell>
          <table:table-cell office:value-type="string">
            <text:p>Prediction Markets Explained | Aggregating Data for the Future</text:p>
          </table:table-cell>
          <table:table-cell office:value-type="string">
            <text:p>Prediction Markets Explained %%sep%% %%sitename%%</text:p>
          </table:table-cell>
        </table:table-row>
        <table:table-row>
          <table:table-cell office:value-type="float" office:value="8440">
            <text:p>8440</text:p>
          </table:table-cell>
          <table:table-cell office:value-type="string">
            <text:p>https://fuelcycle.com/blog/fuel-cycle-panels-amplifying-your-community-intelligence/</text:p>
          </table:table-cell>
          <table:table-cell office:value-type="string">
            <text:p>Fuel Cycle panels: Amplify Your Community Intelligence</text:p>
          </table:table-cell>
          <table:table-cell office:value-type="string">
            <text:p>Amplify Your Community Intelligence %%sep%% %%sitename%%</text:p>
          </table:table-cell>
        </table:table-row>
        <table:table-row>
          <table:table-cell office:value-type="float" office:value="22846">
            <text:p>22846</text:p>
          </table:table-cell>
          <table:table-cell office:value-type="string">
            <text:p>https://fuelcycle.com/blog/how-to-ad-effectiveness/</text:p>
          </table:table-cell>
          <table:table-cell office:value-type="string">
            <text:p>Agile Market Research | Measuring Ad Effectiveness</text:p>
          </table:table-cell>
          <table:table-cell office:value-type="string">
            <text:p>Measuring Ad Effectiveness %%sep%% %%sitename%%</text:p>
          </table:table-cell>
        </table:table-row>
        <table:table-row>
          <table:table-cell office:value-type="float" office:value="19405">
            <text:p>19405</text:p>
          </table:table-cell>
          <table:table-cell office:value-type="string">
            <text:p>https://fuelcycle.com/blog/what-is-experience-management/</text:p>
          </table:table-cell>
          <table:table-cell office:value-type="string">
            <text:p>What Is Experience Management | XM Solutions</text:p>
          </table:table-cell>
          <table:table-cell office:value-type="string">
            <text:p>What Is Experience Management %%sep%% %%sitename%%</text:p>
          </table:table-cell>
        </table:table-row>
        <table:table-row>
          <table:table-cell office:value-type="float" office:value="23226">
            <text:p>23226</text:p>
          </table:table-cell>
          <table:table-cell office:value-type="string">
            <text:p>https://fuelcycle.com/blog/2020-retrospective/</text:p>
          </table:table-cell>
          <table:table-cell office:value-type="string">
            <text:p>2020 Retrospective | Market Research in 2020 | Fuel Cycle</text:p>
          </table:table-cell>
          <table:table-cell office:value-type="string">
            <text:p>Market Research In 2020 %%sep%% %%sitename%%</text:p>
          </table:table-cell>
        </table:table-row>
        <table:table-row>
          <table:table-cell office:value-type="float" office:value="2221">
            <text:p>2221</text:p>
          </table:table-cell>
          <table:table-cell office:value-type="string">
            <text:p>https://fuelcycle.com/blog/ai-new-customer-experience-order/</text:p>
          </table:table-cell>
          <table:table-cell office:value-type="string">
            <text:p/>
          </table:table-cell>
          <table:table-cell office:value-type="string">
            <text:p>AI: The New Customer Experience Order %%sep%% %%sitename%%</text:p>
          </table:table-cell>
        </table:table-row>
        <table:table-row>
          <table:table-cell office:value-type="float" office:value="19466">
            <text:p>19466</text:p>
          </table:table-cell>
          <table:table-cell office:value-type="string">
            <text:p>https://fuelcycle.com/blog/introducing-fuel-cycle-ignition/</text:p>
          </table:table-cell>
          <table:table-cell office:value-type="string">
            <text:p>Agile Insights Platform | Introducing Fuel Cycle Ignition</text:p>
          </table:table-cell>
          <table:table-cell office:value-type="string">
            <text:p>Ignition: Agile Insights Platform %%sep%% %%sitename%%</text:p>
          </table:table-cell>
        </table:table-row>
        <table:table-row>
          <table:table-cell office:value-type="float" office:value="2211">
            <text:p>2211</text:p>
          </table:table-cell>
          <table:table-cell office:value-type="string">
            <text:p>https://fuelcycle.com/blog/talking-companys-valuable-assets/</text:p>
          </table:table-cell>
          <table:table-cell office:value-type="string">
            <text:p/>
          </table:table-cell>
          <table:table-cell office:value-type="string">
            <text:p>Talking With Your Company’s Most Valuable Asset %%sep%% %%sitename%%</text:p>
          </table:table-cell>
        </table:table-row>
        <table:table-row>
          <table:table-cell office:value-type="float" office:value="19283">
            <text:p>19283</text:p>
          </table:table-cell>
          <table:table-cell office:value-type="string">
            <text:p>https://fuelcycle.com/blog/building-community-experience/</text:p>
          </table:table-cell>
          <table:table-cell office:value-type="string">
            <text:p>XM Platform | Building A Community Experience</text:p>
          </table:table-cell>
          <table:table-cell office:value-type="string">
            <text:p>Building A Community Experience %%sep%% %%sitename%%</text:p>
          </table:table-cell>
        </table:table-row>
        <table:table-row>
          <table:table-cell office:value-type="float" office:value="19981">
            <text:p>19981</text:p>
          </table:table-cell>
          <table:table-cell office:value-type="string">
            <text:p>https://fuelcycle.com/blog/usertesting-marketing-qualitative-feedback/</text:p>
          </table:table-cell>
          <table:table-cell office:value-type="string">
            <text:p>Build Better Marketing Campaigns | UserTesting &amp; Fuel Cycle</text:p>
          </table:table-cell>
          <table:table-cell office:value-type="string">
            <text:p>UserTesting %%sep%% %%sitename%%</text:p>
          </table:table-cell>
        </table:table-row>
        <table:table-row>
          <table:table-cell office:value-type="float" office:value="19787">
            <text:p>19787</text:p>
          </table:table-cell>
          <table:table-cell office:value-type="string">
            <text:p>https://fuelcycle.com/blog/product-experience-research/</text:p>
          </table:table-cell>
          <table:table-cell office:value-type="string">
            <text:p/>
          </table:table-cell>
          <table:table-cell office:value-type="string">
            <text:p>Technology For Agile Product Experience Management %%sep%% %%sitename%%</text:p>
          </table:table-cell>
        </table:table-row>
        <table:table-row>
          <table:table-cell office:value-type="float" office:value="23369">
            <text:p>23369</text:p>
          </table:table-cell>
          <table:table-cell office:value-type="string">
            <text:p>https://fuelcycle.com/blog/how-to-brand-loyalty-testing/</text:p>
          </table:table-cell>
          <table:table-cell office:value-type="string">
            <text:p>How To Do Brand Loyalty Testing | Customer Satisfaction Tools</text:p>
          </table:table-cell>
          <table:table-cell office:value-type="string">
            <text:p>How To Do Brand Loyalty Testing %%sep%% %%sitename%%</text:p>
          </table:table-cell>
        </table:table-row>
        <table:table-row>
          <table:table-cell office:value-type="float" office:value="2895">
            <text:p>2895</text:p>
          </table:table-cell>
          <table:table-cell office:value-type="string">
            <text:p>https://fuelcycle.com/blog/starbucks-becoming-mobile-first-juggernaut/</text:p>
          </table:table-cell>
          <table:table-cell office:value-type="string">
            <text:p/>
          </table:table-cell>
          <table:table-cell office:value-type="string">
            <text:p>How Starbucks Is Becoming A Mobile-First Juggernaut %%sep%% %%sitename%%</text:p>
          </table:table-cell>
        </table:table-row>
        <table:table-row>
          <table:table-cell office:value-type="float" office:value="19862">
            <text:p>19862</text:p>
          </table:table-cell>
          <table:table-cell office:value-type="string">
            <text:p>https://fuelcycle.com/blog/mobile-survey-design/</text:p>
          </table:table-cell>
          <table:table-cell office:value-type="string">
            <text:p>Agile Insights Platform | Mobile Survey Design | Survey Automation</text:p>
          </table:table-cell>
          <table:table-cell office:value-type="string">
            <text:p>Mobile Survey Design %%sep%% %%sitename%%</text:p>
          </table:table-cell>
        </table:table-row>
        <table:table-row>
          <table:table-cell office:value-type="float" office:value="9033">
            <text:p>9033</text:p>
          </table:table-cell>
          <table:table-cell office:value-type="string">
            <text:p>https://fuelcycle.com/blog/is-your-research-data-telling-you-the-complete-customer-story/</text:p>
          </table:table-cell>
          <table:table-cell office:value-type="string">
            <text:p/>
          </table:table-cell>
          <table:table-cell office:value-type="string">
            <text:p>Is Your Research Data Telling You The Complete Customer Story? %%sep%% %%sitename%%</text:p>
          </table:table-cell>
        </table:table-row>
        <table:table-row>
          <table:table-cell office:value-type="float" office:value="9508">
            <text:p>9508</text:p>
          </table:table-cell>
          <table:table-cell office:value-type="string">
            <text:p>https://fuelcycle.com/blog/what-is-a-digital-customer-experience/</text:p>
          </table:table-cell>
          <table:table-cell office:value-type="string">
            <text:p/>
          </table:table-cell>
          <table:table-cell office:value-type="string">
            <text:p>What Is A Digital Customer Experience? %%sep%% %%sitename%%</text:p>
          </table:table-cell>
        </table:table-row>
        <table:table-row>
          <table:table-cell office:value-type="float" office:value="9706">
            <text:p>9706</text:p>
          </table:table-cell>
          <table:table-cell office:value-type="string">
            <text:p>https://fuelcycle.com/blog/boosting-engagement-through-design/</text:p>
          </table:table-cell>
          <table:table-cell office:value-type="string">
            <text:p/>
          </table:table-cell>
          <table:table-cell office:value-type="string">
            <text:p>Boosting Engagement Through User-Centered Design %%sep%% %%sitename%%</text:p>
          </table:table-cell>
        </table:table-row>
        <table:table-row>
          <table:table-cell office:value-type="float" office:value="22734">
            <text:p>22734</text:p>
          </table:table-cell>
          <table:table-cell office:value-type="string">
            <text:p>https://fuelcycle.com/blog/cft-insights-platform/</text:p>
          </table:table-cell>
          <table:table-cell office:value-type="string">
            <text:p>Innovation Using Cross-Functional Teams | Agile Insights Platform</text:p>
          </table:table-cell>
          <table:table-cell office:value-type="string">
            <text:p>Innovation Using Cross-Functional Teams %%sep%% %%sitename%%</text:p>
          </table:table-cell>
        </table:table-row>
        <table:table-row>
          <table:table-cell office:value-type="float" office:value="23261">
            <text:p>23261</text:p>
          </table:table-cell>
          <table:table-cell office:value-type="string">
            <text:p>https://fuelcycle.com/blog/how-to-evaluate-media-content/</text:p>
          </table:table-cell>
          <table:table-cell office:value-type="string">
            <text:p>How to Evaluate Media Content | Content Testing Tools</text:p>
          </table:table-cell>
          <table:table-cell office:value-type="string">
            <text:p>How To Evaluate Media Content %%sep%% %%sitename%%</text:p>
          </table:table-cell>
        </table:table-row>
        <table:table-row>
          <table:table-cell office:value-type="float" office:value="4629">
            <text:p>4629</text:p>
          </table:table-cell>
          <table:table-cell office:value-type="string">
            <text:p>https://fuelcycle.com/blog/emotion-becomes-data-marking-new-era-advertising/</text:p>
          </table:table-cell>
          <table:table-cell office:value-type="string">
            <text:p/>
          </table:table-cell>
          <table:table-cell office:value-type="string">
            <text:p>Emotion Becomes Data: A New Era In Advertising %%sep%% %%sitename%%</text:p>
          </table:table-cell>
        </table:table-row>
        <table:table-row>
          <table:table-cell office:value-type="float" office:value="20094">
            <text:p>20094</text:p>
          </table:table-cell>
          <table:table-cell office:value-type="string">
            <text:p>https://fuelcycle.com/blog/employee-experience-management/</text:p>
          </table:table-cell>
          <table:table-cell office:value-type="string">
            <text:p>Experience Management for Employees | Continuous Research</text:p>
          </table:table-cell>
          <table:table-cell office:value-type="string">
            <text:p>Experience Management for Employees %%sep%% %%sitename%%</text:p>
          </table:table-cell>
        </table:table-row>
        <table:table-row>
          <table:table-cell office:value-type="float" office:value="18452">
            <text:p>18452</text:p>
          </table:table-cell>
          <table:table-cell office:value-type="string">
            <text:p>https://fuelcycle.com/blog/is-too-much-market-research-bad/</text:p>
          </table:table-cell>
          <table:table-cell office:value-type="string">
            <text:p/>
          </table:table-cell>
          <table:table-cell office:value-type="string">
            <text:p>Is Too Much Market Research Bad For Business? %%sep%% %%sitename%%</text:p>
          </table:table-cell>
        </table:table-row>
        <table:table-row>
          <table:table-cell office:value-type="float" office:value="2229">
            <text:p>2229</text:p>
          </table:table-cell>
          <table:table-cell office:value-type="string">
            <text:p>https://fuelcycle.com/blog/community-manager-spotlight-rushita/</text:p>
          </table:table-cell>
          <table:table-cell office:value-type="string">
            <text:p/>
          </table:table-cell>
          <table:table-cell office:value-type="string">
            <text:p>Community Manager Spotlight: Rushita %%sep%% %%sitename%%</text:p>
          </table:table-cell>
        </table:table-row>
        <table:table-row>
          <table:table-cell office:value-type="float" office:value="23173">
            <text:p>23173</text:p>
          </table:table-cell>
          <table:table-cell office:value-type="string">
            <text:p>https://fuelcycle.com/blog/in-home-usage-test/</text:p>
          </table:table-cell>
          <table:table-cell office:value-type="string">
            <text:p>How To Do In Home Usage Testing | Online Panel Tools</text:p>
          </table:table-cell>
          <table:table-cell office:value-type="string">
            <text:p>How To Do In Home Usage Testing %%sep%% %%sitename%%</text:p>
          </table:table-cell>
        </table:table-row>
        <table:table-row>
          <table:table-cell office:value-type="float" office:value="19934">
            <text:p>19934</text:p>
          </table:table-cell>
          <table:table-cell office:value-type="string">
            <text:p>https://fuelcycle.com/blog/what-is-ad-effectiveness/</text:p>
          </table:table-cell>
          <table:table-cell office:value-type="string">
            <text:p>Advertising Effectiveness Defined | Agile Market Research</text:p>
          </table:table-cell>
          <table:table-cell office:value-type="string">
            <text:p>Advertising Effectiveness Defined %%sep%% %%sitename%%</text:p>
          </table:table-cell>
        </table:table-row>
        <table:table-row>
          <table:table-cell office:value-type="float" office:value="23095">
            <text:p>23095</text:p>
          </table:table-cell>
          <table:table-cell office:value-type="string">
            <text:p>https://fuelcycle.com/blog/customer-experience-quotes/</text:p>
          </table:table-cell>
          <table:table-cell office:value-type="string">
            <text:p>5 Customer Experience Quotes From CX Experts</text:p>
          </table:table-cell>
          <table:table-cell office:value-type="string">
            <text:p>5 Customer Experience Quotes From CX Experts %%sep%% %%sitename%%</text:p>
          </table:table-cell>
        </table:table-row>
        <table:table-row>
          <table:table-cell office:value-type="float" office:value="9781">
            <text:p>9781</text:p>
          </table:table-cell>
          <table:table-cell office:value-type="string">
            <text:p>https://fuelcycle.com/blog/in-depth-interviewing/</text:p>
          </table:table-cell>
          <table:table-cell office:value-type="string">
            <text:p>Digital In-Depth Interviews | How to Conduct In-Depth Interviews</text:p>
          </table:table-cell>
          <table:table-cell office:value-type="string">
            <text:p>How To Conduct In-Depth Interviews %%sep%% %%sitename%%</text:p>
          </table:table-cell>
        </table:table-row>
        <table:table-row>
          <table:table-cell office:value-type="float" office:value="19356">
            <text:p>19356</text:p>
          </table:table-cell>
          <table:table-cell office:value-type="string">
            <text:p>https://fuelcycle.com/blog/market-research-over-the-years/</text:p>
          </table:table-cell>
          <table:table-cell office:value-type="string">
            <text:p>Market Research Trends YoY | Fuel Cycle</text:p>
          </table:table-cell>
          <table:table-cell office:value-type="string">
            <text:p>Market Research Trends YoY %%sep%% %%sitename%%</text:p>
          </table:table-cell>
        </table:table-row>
        <table:table-row>
          <table:table-cell office:value-type="float" office:value="11759">
            <text:p>11759</text:p>
          </table:table-cell>
          <table:table-cell office:value-type="string">
            <text:p>https://fuelcycle.com/blog/user-research-questions/</text:p>
          </table:table-cell>
          <table:table-cell office:value-type="string">
            <text:p/>
          </table:table-cell>
          <table:table-cell office:value-type="string">
            <text:p>User Research Questions You Should Be Asking %%sep%% %%sitename%%</text:p>
          </table:table-cell>
        </table:table-row>
        <table:table-row>
          <table:table-cell office:value-type="float" office:value="8925">
            <text:p>8925</text:p>
          </table:table-cell>
          <table:table-cell office:value-type="string">
            <text:p>https://fuelcycle.com/blog/how-target-audiences-have-shifted-over-time/</text:p>
          </table:table-cell>
          <table:table-cell office:value-type="string">
            <text:p>Target Audiences | Continuous Market Research | Agile Insights</text:p>
          </table:table-cell>
          <table:table-cell office:value-type="string">
            <text:p>How Target Audiences Have Shifted Over Time %%sep%% %%sitename%%</text:p>
          </table:table-cell>
        </table:table-row>
        <table:table-row>
          <table:table-cell office:value-type="float" office:value="8185">
            <text:p>8185</text:p>
          </table:table-cell>
          <table:table-cell office:value-type="string">
            <text:p>https://fuelcycle.com/blog/when-is-an-online-community-best-for-you/</text:p>
          </table:table-cell>
          <table:table-cell office:value-type="string">
            <text:p>Online Community For Business | Virtual Focus Groups</text:p>
          </table:table-cell>
          <table:table-cell office:value-type="string">
            <text:p>Online Community For Business %%sep%% %%sitename%%</text:p>
          </table:table-cell>
        </table:table-row>
        <table:table-row>
          <table:table-cell office:value-type="float" office:value="21403">
            <text:p>21403</text:p>
          </table:table-cell>
          <table:table-cell office:value-type="string">
            <text:p>https://fuelcycle.com/blog/fc-connect-surveymonkey/</text:p>
          </table:table-cell>
          <table:table-cell office:value-type="string">
            <text:p>Scaling Your DIY Market Research Program | SurveyMonkey</text:p>
          </table:table-cell>
          <table:table-cell office:value-type="string">
            <text:p>Scaling Your DIY Market Research Program %%sep%% %%sitename%%</text:p>
          </table:table-cell>
        </table:table-row>
        <table:table-row>
          <table:table-cell office:value-type="float" office:value="19403">
            <text:p>19403</text:p>
          </table:table-cell>
          <table:table-cell office:value-type="string">
            <text:p>https://fuelcycle.com/blog/qualitative-to-quantitative-analysis/</text:p>
          </table:table-cell>
          <table:table-cell office:value-type="string">
            <text:p>Qualitative-to-Quantitative Analysis | Fuel Cycle Product</text:p>
          </table:table-cell>
          <table:table-cell office:value-type="string">
            <text:p>Qualitative-to-Quantitative Analysis %%sep%% %%sitename%%</text:p>
          </table:table-cell>
        </table:table-row>
        <table:table-row>
          <table:table-cell office:value-type="float" office:value="21097">
            <text:p>21097</text:p>
          </table:table-cell>
          <table:table-cell office:value-type="string">
            <text:p>https://fuelcycle.com/blog/natural-market-research/</text:p>
          </table:table-cell>
          <table:table-cell office:value-type="string">
            <text:p>Your Basic Guide to Humanizing Market Research</text:p>
          </table:table-cell>
          <table:table-cell office:value-type="string">
            <text:p>A Guide To Humanizing Market Research %%sep%% %%sitename%%</text:p>
          </table:table-cell>
        </table:table-row>
        <table:table-row>
          <table:table-cell office:value-type="float" office:value="4610">
            <text:p>4610</text:p>
          </table:table-cell>
          <table:table-cell office:value-type="string">
            <text:p>https://fuelcycle.com/blog/essential-steps-marketing-research-process/</text:p>
          </table:table-cell>
          <table:table-cell office:value-type="string">
            <text:p>Essential Steps In Market Research | Market Research Tools</text:p>
          </table:table-cell>
          <table:table-cell office:value-type="string">
            <text:p>Essential Steps In Market Research %%sep%% %%sitename%%</text:p>
          </table:table-cell>
        </table:table-row>
        <table:table-row>
          <table:table-cell office:value-type="float" office:value="21169">
            <text:p>21169</text:p>
          </table:table-cell>
          <table:table-cell office:value-type="string">
            <text:p>https://fuelcycle.com/blog/how-to-pilot-test/</text:p>
          </table:table-cell>
          <table:table-cell office:value-type="string">
            <text:p>How to Conduct a Pilot Test for Market Research</text:p>
          </table:table-cell>
          <table:table-cell office:value-type="string">
            <text:p>How To Conduct A Pilot Test %%sep%% %%sitename%%</text:p>
          </table:table-cell>
        </table:table-row>
        <table:table-row>
          <table:table-cell office:value-type="float" office:value="23010">
            <text:p>23010</text:p>
          </table:table-cell>
          <table:table-cell office:value-type="string">
            <text:p>https://fuelcycle.com/blog/insight-driven/</text:p>
          </table:table-cell>
          <table:table-cell office:value-type="string">
            <text:p>How To Be An Insight-Driven Organization | Market Research</text:p>
          </table:table-cell>
          <table:table-cell office:value-type="string">
            <text:p>How To Be An Insight-Driven Organization %%sep%% %%sitename%%</text:p>
          </table:table-cell>
        </table:table-row>
        <table:table-row>
          <table:table-cell office:value-type="float" office:value="21378">
            <text:p>21378</text:p>
          </table:table-cell>
          <table:table-cell office:value-type="string">
            <text:p>https://fuelcycle.com/blog/how-to-concept-test/</text:p>
          </table:table-cell>
          <table:table-cell office:value-type="string">
            <text:p>How to do Concept Testing | Online Market Research | Fuel Cycle</text:p>
          </table:table-cell>
          <table:table-cell office:value-type="string">
            <text:p>How To Do Concept Testing %%sep%% %%sitename%%</text:p>
          </table:table-cell>
        </table:table-row>
        <table:table-row>
          <table:table-cell office:value-type="float" office:value="9415">
            <text:p>9415</text:p>
          </table:table-cell>
          <table:table-cell office:value-type="string">
            <text:p>https://fuelcycle.com/blog/a-quick-guide-to-semi-structured-interviews/</text:p>
          </table:table-cell>
          <table:table-cell office:value-type="string">
            <text:p>Agile Market Research | Semi-Structured Interview Guide</text:p>
          </table:table-cell>
          <table:table-cell office:value-type="string">
            <text:p>Semi-Structured Interview Guide %%sep%% %%sitename%%</text:p>
          </table:table-cell>
        </table:table-row>
        <table:table-row>
          <table:table-cell office:value-type="float" office:value="3885">
            <text:p>3885</text:p>
          </table:table-cell>
          <table:table-cell office:value-type="string">
            <text:p>https://fuelcycle.com/blog/3-tips-humanizing-data-numbers-feelings/</text:p>
          </table:table-cell>
          <table:table-cell office:value-type="string">
            <text:p>Agile Insights | How to Humanize Data | Market Research Tools</text:p>
          </table:table-cell>
          <table:table-cell office:value-type="string">
            <text:p>How To Humanize Data %%sep%% %%sitename%%</text:p>
          </table:table-cell>
        </table:table-row>
        <table:table-row>
          <table:table-cell office:value-type="float" office:value="19091">
            <text:p>19091</text:p>
          </table:table-cell>
          <table:table-cell office:value-type="string">
            <text:p>https://fuelcycle.com/blog/how-blockchain-technology-works/</text:p>
          </table:table-cell>
          <table:table-cell office:value-type="string">
            <text:p/>
          </table:table-cell>
          <table:table-cell office:value-type="string">
            <text:p>How Blockchain Technology Works %%sep%% %%sitename%%</text:p>
          </table:table-cell>
        </table:table-row>
        <table:table-row>
          <table:table-cell office:value-type="float" office:value="4999">
            <text:p>4999</text:p>
          </table:table-cell>
          <table:table-cell office:value-type="string">
            <text:p>https://fuelcycle.com/blog/faster-results-maximizing-engagement-push-notifications/</text:p>
          </table:table-cell>
          <table:table-cell office:value-type="string">
            <text:p/>
          </table:table-cell>
          <table:table-cell office:value-type="string">
            <text:p>Faster Results &amp; Maximizing Engagement With Push Notifications %%sep%% %%sitename%%</text:p>
          </table:table-cell>
        </table:table-row>
        <table:table-row>
          <table:table-cell office:value-type="float" office:value="9642">
            <text:p>9642</text:p>
          </table:table-cell>
          <table:table-cell office:value-type="string">
            <text:p>https://fuelcycle.com/blog/essential-tips-customer-journey-map/</text:p>
          </table:table-cell>
          <table:table-cell office:value-type="string">
            <text:p/>
          </table:table-cell>
          <table:table-cell office:value-type="string">
            <text:p>5 Essential Tips For Your Customer Journey Map %%sep%% %%sitename%%</text:p>
          </table:table-cell>
        </table:table-row>
        <table:table-row>
          <table:table-cell office:value-type="float" office:value="23077">
            <text:p>23077</text:p>
          </table:table-cell>
          <table:table-cell office:value-type="string">
            <text:p>https://fuelcycle.com/blog/5-signs-cutting-edge-market-research/</text:p>
          </table:table-cell>
          <table:table-cell office:value-type="string">
            <text:p>Signs Your Not Using Cutting Edge Market Research Software</text:p>
          </table:table-cell>
          <table:table-cell office:value-type="string">
            <text:p>Signs You're Not Using Cutting Edge Market Research Software %%sep%% %%sitename%%</text:p>
          </table:table-cell>
        </table:table-row>
        <table:table-row>
          <table:table-cell office:value-type="float" office:value="5484">
            <text:p>5484</text:p>
          </table:table-cell>
          <table:table-cell office:value-type="string">
            <text:p>https://fuelcycle.com/blog/missing-ingredient-ai-finally/</text:p>
          </table:table-cell>
          <table:table-cell office:value-type="string">
            <text:p/>
          </table:table-cell>
          <table:table-cell office:value-type="string">
            <text:p>Is The Missing Ingredient In AI Finally Here? %%sep%% %%sitename%%</text:p>
          </table:table-cell>
        </table:table-row>
        <table:table-row>
          <table:table-cell office:value-type="float" office:value="3942">
            <text:p>3942</text:p>
          </table:table-cell>
          <table:table-cell office:value-type="string">
            <text:p>https://fuelcycle.com/blog/happens-grocery-goes-digital/</text:p>
          </table:table-cell>
          <table:table-cell office:value-type="string">
            <text:p/>
          </table:table-cell>
          <table:table-cell office:value-type="string">
            <text:p>What Happens When Grocery Goes Digital? %%sep%% %%sitename%%</text:p>
          </table:table-cell>
        </table:table-row>
        <table:table-row>
          <table:table-cell office:value-type="float" office:value="2604">
            <text:p>2604</text:p>
          </table:table-cell>
          <table:table-cell office:value-type="string">
            <text:p>https://fuelcycle.com/blog/lonzo-ball-market-research-fail/</text:p>
          </table:table-cell>
          <table:table-cell office:value-type="string">
            <text:p/>
          </table:table-cell>
          <table:table-cell office:value-type="string">
            <text:p>LaVar Ball's Market Research Foul %%sep%% %%sitename%%</text:p>
          </table:table-cell>
        </table:table-row>
        <table:table-row>
          <table:table-cell office:value-type="float" office:value="21407">
            <text:p>21407</text:p>
          </table:table-cell>
          <table:table-cell office:value-type="string">
            <text:p>https://fuelcycle.com/blog/fc-connect-espn/</text:p>
          </table:table-cell>
          <table:table-cell office:value-type="string">
            <text:p>A Framework for Optimizing Storytelling in Sports | ESPN</text:p>
          </table:table-cell>
          <table:table-cell office:value-type="string">
            <text:p>A Framework For Optimizing Storytelling in Sports %%sep%% %%sitename%%</text:p>
          </table:table-cell>
        </table:table-row>
        <table:table-row>
          <table:table-cell office:value-type="float" office:value="7619">
            <text:p>7619</text:p>
          </table:table-cell>
          <table:table-cell office:value-type="string">
            <text:p>https://fuelcycle.com/blog/kroger-competes-with-amazon-maximizing-the-shopper-experience/</text:p>
          </table:table-cell>
          <table:table-cell office:value-type="string">
            <text:p/>
          </table:table-cell>
          <table:table-cell office:value-type="string">
            <text:p>Maximizing the Shopper Experience %%sep%% %%sitename%%</text:p>
          </table:table-cell>
        </table:table-row>
        <table:table-row>
          <table:table-cell office:value-type="float" office:value="3887">
            <text:p>3887</text:p>
          </table:table-cell>
          <table:table-cell office:value-type="string">
            <text:p>https://fuelcycle.com/blog/improve-employee-happiness-adopting-online-employee-community/</text:p>
          </table:table-cell>
          <table:table-cell office:value-type="string">
            <text:p>Improve Employee Happiness | Online Employee Community</text:p>
          </table:table-cell>
          <table:table-cell office:value-type="string">
            <text:p>Improve Employee Happiness %%sep%% %%sitename%%</text:p>
          </table:table-cell>
        </table:table-row>
        <table:table-row>
          <table:table-cell office:value-type="float" office:value="8935">
            <text:p>8935</text:p>
          </table:table-cell>
          <table:table-cell office:value-type="string">
            <text:p>https://fuelcycle.com/blog/4-ways-you-can-increase-roi-with-your-market-research-strategies/</text:p>
          </table:table-cell>
          <table:table-cell office:value-type="string">
            <text:p/>
          </table:table-cell>
          <table:table-cell office:value-type="string">
            <text:p>Increasing ROI With Your Market Research Strategies %%sep%% %%sitename%%</text:p>
          </table:table-cell>
        </table:table-row>
        <table:table-row>
          <table:table-cell office:value-type="float" office:value="2696">
            <text:p>2696</text:p>
          </table:table-cell>
          <table:table-cell office:value-type="string">
            <text:p>https://fuelcycle.com/blog/generating-customer-insights-internet-things-iot/</text:p>
          </table:table-cell>
          <table:table-cell office:value-type="string">
            <text:p/>
          </table:table-cell>
          <table:table-cell office:value-type="string">
            <text:p>Generating Customer Insights From IoT %%sep%% %%sitename%%</text:p>
          </table:table-cell>
        </table:table-row>
        <table:table-row>
          <table:table-cell office:value-type="float" office:value="2513">
            <text:p>2513</text:p>
          </table:table-cell>
          <table:table-cell office:value-type="string">
            <text:p>https://fuelcycle.com/blog/lies-telling-customer-costing/</text:p>
          </table:table-cell>
          <table:table-cell office:value-type="string">
            <text:p/>
          </table:table-cell>
          <table:table-cell office:value-type="string">
            <text:p>The Lies You Are Telling Your Customer Are Costing You %%sep%% %%sitename%%</text:p>
          </table:table-cell>
        </table:table-row>
        <table:table-row>
          <table:table-cell office:value-type="float" office:value="6580">
            <text:p>6580</text:p>
          </table:table-cell>
          <table:table-cell office:value-type="string">
            <text:p>https://fuelcycle.com/blog/the-power-of-market-research/</text:p>
          </table:table-cell>
          <table:table-cell office:value-type="string">
            <text:p>The Power of Market Research</text:p>
          </table:table-cell>
          <table:table-cell office:value-type="string">
            <text:p>The Power of Market Research %%sep%% %%sitename%%</text:p>
          </table:table-cell>
        </table:table-row>
        <table:table-row>
          <table:table-cell office:value-type="float" office:value="9579">
            <text:p>9579</text:p>
          </table:table-cell>
          <table:table-cell office:value-type="string">
            <text:p>https://fuelcycle.com/blog/the-best-research-techniques-for-your-business/</text:p>
          </table:table-cell>
          <table:table-cell office:value-type="string">
            <text:p>5 Market Research Techniques for Your Business | Agile Insights</text:p>
          </table:table-cell>
          <table:table-cell office:value-type="string">
            <text:p>Market Research Techniques for Your Business %%sep%% %%sitename%%</text:p>
          </table:table-cell>
        </table:table-row>
        <table:table-row>
          <table:table-cell office:value-type="float" office:value="2416">
            <text:p>2416</text:p>
          </table:table-cell>
          <table:table-cell office:value-type="string">
            <text:p>https://fuelcycle.com/blog/fake-news-assault-brand-identity/</text:p>
          </table:table-cell>
          <table:table-cell office:value-type="string">
            <text:p/>
          </table:table-cell>
          <table:table-cell office:value-type="string">
            <text:p>Fake News And The Assault On Brand Identity %%sep%% %%sitename%%</text:p>
          </table:table-cell>
        </table:table-row>
        <table:table-row>
          <table:table-cell office:value-type="float" office:value="17853">
            <text:p>17853</text:p>
          </table:table-cell>
          <table:table-cell office:value-type="string">
            <text:p>https://fuelcycle.com/blog/qualitative-studies/</text:p>
          </table:table-cell>
          <table:table-cell office:value-type="string">
            <text:p/>
          </table:table-cell>
          <table:table-cell office:value-type="string">
            <text:p>Qualitative Studies %%sep%% %%sitename%%</text:p>
          </table:table-cell>
        </table:table-row>
        <table:table-row>
          <table:table-cell office:value-type="float" office:value="8062">
            <text:p>8062</text:p>
          </table:table-cell>
          <table:table-cell office:value-type="string">
            <text:p>https://fuelcycle.com/blog/using-the-kano-model-to-ensure-customer-satisfaction-in-the-cpg-industry/</text:p>
          </table:table-cell>
          <table:table-cell office:value-type="string">
            <text:p>Using the Kano Model for CPG | Ensure Customer Satisfaction</text:p>
          </table:table-cell>
          <table:table-cell office:value-type="string">
            <text:p>Using The Kano Model For CPG %%sep%% %%sitename%%</text:p>
          </table:table-cell>
        </table:table-row>
        <table:table-row>
          <table:table-cell office:value-type="float" office:value="14996">
            <text:p>14996</text:p>
          </table:table-cell>
          <table:table-cell office:value-type="string">
            <text:p>https://fuelcycle.com/blog/customer-analysis/</text:p>
          </table:table-cell>
          <table:table-cell office:value-type="string">
            <text:p/>
          </table:table-cell>
          <table:table-cell office:value-type="string">
            <text:p>Customer Analysis %%sep%% %%sitename%%</text:p>
          </table:table-cell>
        </table:table-row>
        <table:table-row>
          <table:table-cell office:value-type="float" office:value="18566">
            <text:p>18566</text:p>
          </table:table-cell>
          <table:table-cell office:value-type="string">
            <text:p>https://fuelcycle.com/blog/work-from-home-tips/</text:p>
          </table:table-cell>
          <table:table-cell office:value-type="string">
            <text:p>Tips for Working From Home | Remote Working Best Practices</text:p>
          </table:table-cell>
          <table:table-cell office:value-type="string">
            <text:p>Tips For Working From Home %%sep%% %%sitename%%</text:p>
          </table:table-cell>
        </table:table-row>
        <table:table-row>
          <table:table-cell office:value-type="float" office:value="2296">
            <text:p>2296</text:p>
          </table:table-cell>
          <table:table-cell office:value-type="string">
            <text:p>https://fuelcycle.com/blog/mobile-first-world/</text:p>
          </table:table-cell>
          <table:table-cell office:value-type="string">
            <text:p/>
          </table:table-cell>
          <table:table-cell office:value-type="string">
            <text:p>It’s A Mobile-First World %%sep%% %%sitename%%</text:p>
          </table:table-cell>
        </table:table-row>
        <table:table-row>
          <table:table-cell office:value-type="float" office:value="2669">
            <text:p>2669</text:p>
          </table:table-cell>
          <table:table-cell office:value-type="string">
            <text:p>https://fuelcycle.com/blog/community-manager-spotlight-jamie/</text:p>
          </table:table-cell>
          <table:table-cell office:value-type="string">
            <text:p/>
          </table:table-cell>
          <table:table-cell office:value-type="string">
            <text:p>Community Manager Spotlight: Jamie %%sep%% %%sitename%%</text:p>
          </table:table-cell>
        </table:table-row>
        <table:table-row>
          <table:table-cell office:value-type="float" office:value="20423">
            <text:p>20423</text:p>
          </table:table-cell>
          <table:table-cell office:value-type="string">
            <text:p>https://fuelcycle.com/blog/brand-health-tracking/</text:p>
          </table:table-cell>
          <table:table-cell office:value-type="string">
            <text:p>Measuring Brand Awareness | Tracking Brand Health</text:p>
          </table:table-cell>
          <table:table-cell office:value-type="string">
            <text:p>Measuring Brand Awareness %%sep%% %%sitename%%</text:p>
          </table:table-cell>
        </table:table-row>
        <table:table-row>
          <table:table-cell office:value-type="float" office:value="2729">
            <text:p>2729</text:p>
          </table:table-cell>
          <table:table-cell office:value-type="string">
            <text:p>https://fuelcycle.com/blog/online-community-can-help-brand-avoid-major-missteps/</text:p>
          </table:table-cell>
          <table:table-cell office:value-type="string">
            <text:p/>
          </table:table-cell>
          <table:table-cell office:value-type="string">
            <text:p>Avoid Major Missteps With An Online Community %%sep%% %%sitename%%</text:p>
          </table:table-cell>
        </table:table-row>
        <table:table-row>
          <table:table-cell office:value-type="float" office:value="6603">
            <text:p>6603</text:p>
          </table:table-cell>
          <table:table-cell office:value-type="string">
            <text:p>https://fuelcycle.com/blog/the-future-of-market-research-in-2019/</text:p>
          </table:table-cell>
          <table:table-cell office:value-type="string">
            <text:p>Virtual Focus Groups | The Future of Market Research in 2019</text:p>
          </table:table-cell>
          <table:table-cell office:value-type="string">
            <text:p>Virtual Focus Groups %%sep%% %%sitename%%</text:p>
          </table:table-cell>
        </table:table-row>
        <table:table-row>
          <table:table-cell office:value-type="float" office:value="9014">
            <text:p>9014</text:p>
          </table:table-cell>
          <table:table-cell office:value-type="string">
            <text:p>https://fuelcycle.com/blog/the-mecca-of-market-research-insight-grit-report-2019/</text:p>
          </table:table-cell>
          <table:table-cell office:value-type="string">
            <text:p>2019 GRIT Report | Market Research Tools | Continuous Research</text:p>
          </table:table-cell>
          <table:table-cell office:value-type="string">
            <text:p>2019 GRIT Report %%sep%% %%sitename%%</text:p>
          </table:table-cell>
        </table:table-row>
        <table:table-row>
          <table:table-cell office:value-type="float" office:value="9790">
            <text:p>9790</text:p>
          </table:table-cell>
          <table:table-cell office:value-type="string">
            <text:p>https://fuelcycle.com/blog/what-is-research/</text:p>
          </table:table-cell>
          <table:table-cell office:value-type="string">
            <text:p/>
          </table:table-cell>
          <table:table-cell office:value-type="string">
            <text:p>What Is Research? %%sep%% %%sitename%%</text:p>
          </table:table-cell>
        </table:table-row>
        <table:table-row>
          <table:table-cell office:value-type="float" office:value="4316">
            <text:p>4316</text:p>
          </table:table-cell>
          <table:table-cell office:value-type="string">
            <text:p>https://fuelcycle.com/blog/get-customers-complete-surveys/</text:p>
          </table:table-cell>
          <table:table-cell office:value-type="string">
            <text:p/>
          </table:table-cell>
          <table:table-cell office:value-type="string">
            <text:p>How To Get Customers To Complete Surveys %%sep%% %%sitename%%</text:p>
          </table:table-cell>
        </table:table-row>
        <table:table-row>
          <table:table-cell office:value-type="float" office:value="22741">
            <text:p>22741</text:p>
          </table:table-cell>
          <table:table-cell office:value-type="string">
            <text:p>https://fuelcycle.com/blog/amplify-gerald-lawson/</text:p>
          </table:table-cell>
          <table:table-cell office:value-type="string">
            <text:p>Finding Ground and Stepping Away from the Crowd: Jerry Lawson</text:p>
          </table:table-cell>
          <table:table-cell office:value-type="string">
            <text:p>Jerry Lawson %%sep%% %%sitename%%</text:p>
          </table:table-cell>
        </table:table-row>
        <table:table-row>
          <table:table-cell office:value-type="float" office:value="11852">
            <text:p>11852</text:p>
          </table:table-cell>
          <table:table-cell office:value-type="string">
            <text:p>https://fuelcycle.com/blog/netflixs-400-million-dollar-problem-2/</text:p>
          </table:table-cell>
          <table:table-cell office:value-type="string">
            <text:p/>
          </table:table-cell>
          <table:table-cell office:value-type="string">
            <text:p>Netflix's 400 Million Dollar Problem %%sep%% %%sitename%%</text:p>
          </table:table-cell>
        </table:table-row>
        <table:table-row>
          <table:table-cell office:value-type="float" office:value="2311">
            <text:p>2311</text:p>
          </table:table-cell>
          <table:table-cell office:value-type="string">
            <text:p>https://fuelcycle.com/blog/amazon-go-radical-new-store-experience/</text:p>
          </table:table-cell>
          <table:table-cell office:value-type="string">
            <text:p/>
          </table:table-cell>
          <table:table-cell office:value-type="string">
            <text:p>Amazon Go: The Radical New In-Store Experience %%sep%% %%sitename%%</text:p>
          </table:table-cell>
        </table:table-row>
        <table:table-row>
          <table:table-cell office:value-type="float" office:value="20502">
            <text:p>20502</text:p>
          </table:table-cell>
          <table:table-cell office:value-type="string">
            <text:p>https://fuelcycle.com/blog/how-to-brand-awareness-tracking/</text:p>
          </table:table-cell>
          <table:table-cell office:value-type="string">
            <text:p>Continuous Research | How to Do Brand Awareness Tracking</text:p>
          </table:table-cell>
          <table:table-cell office:value-type="string">
            <text:p>How To Do Brand Awareness Tracking %%sep%% %%sitename%%</text:p>
          </table:table-cell>
        </table:table-row>
        <table:table-row>
          <table:table-cell office:value-type="float" office:value="9975">
            <text:p>9975</text:p>
          </table:table-cell>
          <table:table-cell office:value-type="string">
            <text:p>https://fuelcycle.com/blog/qualitative-interviewing/</text:p>
          </table:table-cell>
          <table:table-cell office:value-type="string">
            <text:p/>
          </table:table-cell>
          <table:table-cell office:value-type="string">
            <text:p>Qualitative Interviewing %%sep%% %%sitename%%</text:p>
          </table:table-cell>
        </table:table-row>
        <table:table-row>
          <table:table-cell office:value-type="float" office:value="2625">
            <text:p>2625</text:p>
          </table:table-cell>
          <table:table-cell office:value-type="string">
            <text:p>https://fuelcycle.com/blog/new-wave-market-research/</text:p>
          </table:table-cell>
          <table:table-cell office:value-type="string">
            <text:p/>
          </table:table-cell>
          <table:table-cell office:value-type="string">
            <text:p>The New Wave Of Market Research %%sep%% %%sitename%%</text:p>
          </table:table-cell>
        </table:table-row>
        <table:table-row>
          <table:table-cell office:value-type="float" office:value="10510">
            <text:p>10510</text:p>
          </table:table-cell>
          <table:table-cell office:value-type="string">
            <text:p>https://fuelcycle.com/blog/focus-groups-method/</text:p>
          </table:table-cell>
          <table:table-cell office:value-type="string">
            <text:p/>
          </table:table-cell>
          <table:table-cell office:value-type="string">
            <text:p>Focus Groups Method, Procedure &amp; Analysis %%sep%% %%sitename%%</text:p>
          </table:table-cell>
        </table:table-row>
        <table:table-row>
          <table:table-cell office:value-type="float" office:value="22730">
            <text:p>22730</text:p>
          </table:table-cell>
          <table:table-cell office:value-type="string">
            <text:p>https://fuelcycle.com/blog/fc-connect-top-themes/</text:p>
          </table:table-cell>
          <table:table-cell office:value-type="string">
            <text:p>Top Market Research Tips of 2020 | FC Connect Digital Summit</text:p>
          </table:table-cell>
          <table:table-cell office:value-type="string">
            <text:p>Top Market Research Tips Of 2020 %%sep%% %%sitename%%</text:p>
          </table:table-cell>
        </table:table-row>
        <table:table-row>
          <table:table-cell office:value-type="float" office:value="9796">
            <text:p>9796</text:p>
          </table:table-cell>
          <table:table-cell office:value-type="string">
            <text:p>https://fuelcycle.com/blog/quick-polls-make-dreams-come-true/</text:p>
          </table:table-cell>
          <table:table-cell office:value-type="string">
            <text:p/>
          </table:table-cell>
          <table:table-cell office:value-type="string">
            <text:p>Quick Polls Can Make Your Research Dreams Come True %%sep%% %%sitename%%</text:p>
          </table:table-cell>
        </table:table-row>
        <table:table-row>
          <table:table-cell office:value-type="float" office:value="10125">
            <text:p>10125</text:p>
          </table:table-cell>
          <table:table-cell office:value-type="string">
            <text:p>https://fuelcycle.com/blog/customer-feedback/</text:p>
          </table:table-cell>
          <table:table-cell office:value-type="string">
            <text:p/>
          </table:table-cell>
          <table:table-cell office:value-type="string">
            <text:p>Why Customer Feedback Can't Be Ignored %%sep%% %%sitename%%</text:p>
          </table:table-cell>
        </table:table-row>
        <table:table-row>
          <table:table-cell office:value-type="float" office:value="4652">
            <text:p>4652</text:p>
          </table:table-cell>
          <table:table-cell office:value-type="string">
            <text:p>https://fuelcycle.com/blog/dominos-leading-tech-company/</text:p>
          </table:table-cell>
          <table:table-cell office:value-type="string">
            <text:p>How Domino's Became the Leading Tech Company</text:p>
          </table:table-cell>
          <table:table-cell office:value-type="string">
            <text:p>How Domino's Became The Leading Tech Company %%sep%% %%sitename%%</text:p>
          </table:table-cell>
        </table:table-row>
        <table:table-row>
          <table:table-cell office:value-type="float" office:value="2631">
            <text:p>2631</text:p>
          </table:table-cell>
          <table:table-cell office:value-type="string">
            <text:p>https://fuelcycle.com/blog/4-tips-measuring-community-roi/</text:p>
          </table:table-cell>
          <table:table-cell office:value-type="string">
            <text:p/>
          </table:table-cell>
          <table:table-cell office:value-type="string">
            <text:p>4 Tips For Measuring Community ROI %%sep%% %%sitename%%</text:p>
          </table:table-cell>
        </table:table-row>
        <table:table-row>
          <table:table-cell office:value-type="float" office:value="9659">
            <text:p>9659</text:p>
          </table:table-cell>
          <table:table-cell office:value-type="string">
            <text:p>https://fuelcycle.com/blog/market-testing/</text:p>
          </table:table-cell>
          <table:table-cell office:value-type="string">
            <text:p>What is Market Testing | Agile Insights Platform</text:p>
          </table:table-cell>
          <table:table-cell office:value-type="string">
            <text:p>What Is Market Testing %%sep%% %%sitename%%</text:p>
          </table:table-cell>
        </table:table-row>
        <table:table-row>
          <table:table-cell office:value-type="float" office:value="2484">
            <text:p>2484</text:p>
          </table:table-cell>
          <table:table-cell office:value-type="string">
            <text:p>https://fuelcycle.com/blog/3-vital-ways-humanize-customer-data/</text:p>
          </table:table-cell>
          <table:table-cell office:value-type="string">
            <text:p/>
          </table:table-cell>
          <table:table-cell office:value-type="string">
            <text:p>3 Vital Ways To Humanize Customer Data %%sep%% %%sitename%%</text:p>
          </table:table-cell>
        </table:table-row>
        <table:table-row>
          <table:table-cell office:value-type="float" office:value="23309">
            <text:p>23309</text:p>
          </table:table-cell>
          <table:table-cell office:value-type="string">
            <text:p>https://fuelcycle.com/blog/amplify-black-girls-code/</text:p>
          </table:table-cell>
          <table:table-cell office:value-type="string">
            <text:p>Q&amp;A with Black Girls CODE | Amplifying Voices in Tech | Fuel Cycle</text:p>
          </table:table-cell>
          <table:table-cell office:value-type="string">
            <text:p>Q&amp;A With Black Girls CODE %%sep%% %%sitename%%</text:p>
          </table:table-cell>
        </table:table-row>
        <table:table-row>
          <table:table-cell office:value-type="float" office:value="5055">
            <text:p>5055</text:p>
          </table:table-cell>
          <table:table-cell office:value-type="string">
            <text:p>https://fuelcycle.com/blog/traditional-banks-struggle-build-brand-loyalty/</text:p>
          </table:table-cell>
          <table:table-cell office:value-type="string">
            <text:p/>
          </table:table-cell>
          <table:table-cell office:value-type="string">
            <text:p>Why Traditional Banks Struggle To Build Brand Loyalty %%sep%% %%sitename%%</text:p>
          </table:table-cell>
        </table:table-row>
        <table:table-row>
          <table:table-cell office:value-type="float" office:value="22817">
            <text:p>22817</text:p>
          </table:table-cell>
          <table:table-cell office:value-type="string">
            <text:p>https://fuelcycle.com/blog/ad-concept-testing/</text:p>
          </table:table-cell>
          <table:table-cell office:value-type="string">
            <text:p>How To Concept Test | Online Market Research | Fuel Cycle</text:p>
          </table:table-cell>
          <table:table-cell office:value-type="string">
            <text:p>How To Concept Test %%sep%% %%sitename%%</text:p>
          </table:table-cell>
        </table:table-row>
        <table:table-row>
          <table:table-cell office:value-type="float" office:value="2763">
            <text:p>2763</text:p>
          </table:table-cell>
          <table:table-cell office:value-type="string">
            <text:p>https://fuelcycle.com/blog/taking-brand-branded-content/</text:p>
          </table:table-cell>
          <table:table-cell office:value-type="string">
            <text:p/>
          </table:table-cell>
          <table:table-cell office:value-type="string">
            <text:p>Taking The Brand Out Of Branded Content %%sep%% %%sitename%%</text:p>
          </table:table-cell>
        </table:table-row>
        <table:table-row>
          <table:table-cell office:value-type="float" office:value="9672">
            <text:p>9672</text:p>
          </table:table-cell>
          <table:table-cell office:value-type="string">
            <text:p>https://fuelcycle.com/blog/5-market-research-trends-2020/</text:p>
          </table:table-cell>
          <table:table-cell office:value-type="string">
            <text:p/>
          </table:table-cell>
          <table:table-cell office:value-type="string">
            <text:p>5 Practices That Are Changing Market Research %%sep%% %%sitename%%</text:p>
          </table:table-cell>
        </table:table-row>
        <table:table-row>
          <table:table-cell office:value-type="float" office:value="4989">
            <text:p>4989</text:p>
          </table:table-cell>
          <table:table-cell office:value-type="string">
            <text:p>https://fuelcycle.com/blog/mobile-banking-leading-future-finance-whats-hang/</text:p>
          </table:table-cell>
          <table:table-cell office:value-type="string">
            <text:p/>
          </table:table-cell>
          <table:table-cell office:value-type="string">
            <text:p>Mobile Banking Leading the Future of Finance %%sep%% %%sitename%%</text:p>
          </table:table-cell>
        </table:table-row>
        <table:table-row>
          <table:table-cell office:value-type="float" office:value="9507">
            <text:p>9507</text:p>
          </table:table-cell>
          <table:table-cell office:value-type="string">
            <text:p>https://fuelcycle.com/blog/sdk-vs-api-whats-the-difference/</text:p>
          </table:table-cell>
          <table:table-cell office:value-type="string">
            <text:p/>
          </table:table-cell>
          <table:table-cell office:value-type="string">
            <text:p>What Does SDK Mean? %%sep%% %%sitename%%</text:p>
          </table:table-cell>
        </table:table-row>
        <table:table-row>
          <table:table-cell office:value-type="float" office:value="2449">
            <text:p>2449</text:p>
          </table:table-cell>
          <table:table-cell office:value-type="string">
            <text:p>https://fuelcycle.com/blog/missing-customer-experience-element-employee-engagement/</text:p>
          </table:table-cell>
          <table:table-cell office:value-type="string">
            <text:p/>
          </table:table-cell>
          <table:table-cell office:value-type="string">
            <text:p>Employee Engagement %%sep%% %%sitename%%</text:p>
          </table:table-cell>
        </table:table-row>
        <table:table-row>
          <table:table-cell office:value-type="float" office:value="18984">
            <text:p>18984</text:p>
          </table:table-cell>
          <table:table-cell office:value-type="string">
            <text:p>https://fuelcycle.com/blog/emotional-marketing/</text:p>
          </table:table-cell>
          <table:table-cell office:value-type="string">
            <text:p/>
          </table:table-cell>
          <table:table-cell office:value-type="string">
            <text:p>Emotional Marketing: Customer Decision-Making 101 %%sep%% %%sitename%%</text:p>
          </table:table-cell>
        </table:table-row>
        <table:table-row>
          <table:table-cell office:value-type="float" office:value="8445">
            <text:p>8445</text:p>
          </table:table-cell>
          <table:table-cell office:value-type="string">
            <text:p>https://fuelcycle.com/blog/the-power-of-prediction-markets-in-research/</text:p>
          </table:table-cell>
          <table:table-cell office:value-type="string">
            <text:p/>
          </table:table-cell>
          <table:table-cell office:value-type="string">
            <text:p>The Power Of Prediction Markets In Research %%sep%% %%sitename%%</text:p>
          </table:table-cell>
        </table:table-row>
        <table:table-row>
          <table:table-cell office:value-type="float" office:value="9745">
            <text:p>9745</text:p>
          </table:table-cell>
          <table:table-cell office:value-type="string">
            <text:p>https://fuelcycle.com/blog/data-collection-methods-in-market-research/</text:p>
          </table:table-cell>
          <table:table-cell office:value-type="string">
            <text:p/>
          </table:table-cell>
          <table:table-cell office:value-type="string">
            <text:p>Data Collection Methods In Market Research %%sep%% %%sitename%%</text:p>
          </table:table-cell>
        </table:table-row>
        <table:table-row>
          <table:table-cell office:value-type="float" office:value="9696">
            <text:p>9696</text:p>
          </table:table-cell>
          <table:table-cell office:value-type="string">
            <text:p>https://fuelcycle.com/blog/psychographic-segmentation-marketing/</text:p>
          </table:table-cell>
          <table:table-cell office:value-type="string">
            <text:p>Market Research | Physiographic Segmentation in Marketing</text:p>
          </table:table-cell>
          <table:table-cell office:value-type="string">
            <text:p>Physiographic Segmentation in Marketing %%sep%% %%sitename%%</text:p>
          </table:table-cell>
        </table:table-row>
        <table:table-row>
          <table:table-cell office:value-type="float" office:value="23207">
            <text:p>23207</text:p>
          </table:table-cell>
          <table:table-cell office:value-type="string">
            <text:p>https://fuelcycle.com/blog/improve-ux-research/</text:p>
          </table:table-cell>
          <table:table-cell office:value-type="string">
            <text:p>5 Ways To Improve UX Research | Usability Research Tools</text:p>
          </table:table-cell>
          <table:table-cell office:value-type="string">
            <text:p>5 Ways To Improve UX Research %%sep%% %%sitename%%</text:p>
          </table:table-cell>
        </table:table-row>
        <table:table-row>
          <table:table-cell office:value-type="float" office:value="6896">
            <text:p>6896</text:p>
          </table:table-cell>
          <table:table-cell office:value-type="string">
            <text:p>https://fuelcycle.com/blog/better-qualitative-reporting-fuel-cycle-answers-the-call/</text:p>
          </table:table-cell>
          <table:table-cell office:value-type="string">
            <text:p/>
          </table:table-cell>
          <table:table-cell office:value-type="string">
            <text:p>Fuel Cycle's Qualitative Reporting %%sep%% %%sitename%%</text:p>
          </table:table-cell>
        </table:table-row>
        <table:table-row>
          <table:table-cell office:value-type="float" office:value="19736">
            <text:p>19736</text:p>
          </table:table-cell>
          <table:table-cell office:value-type="string">
            <text:p>https://fuelcycle.com/blog/sms-campaigns-real-time-feedback/</text:p>
          </table:table-cell>
          <table:table-cell office:value-type="string">
            <text:p>SMS Campaigns for Real-Time Feedback | Fuel Cycle</text:p>
          </table:table-cell>
          <table:table-cell office:value-type="string">
            <text:p>SMS Campaigns For Real-Time Feedback %%sep%% %%sitename%%</text:p>
          </table:table-cell>
        </table:table-row>
        <table:table-row>
          <table:table-cell office:value-type="float" office:value="3878">
            <text:p>3878</text:p>
          </table:table-cell>
          <table:table-cell office:value-type="string">
            <text:p>https://fuelcycle.com/blog/seeing-past-roi-understanding-market-research-value/</text:p>
          </table:table-cell>
          <table:table-cell office:value-type="string">
            <text:p/>
          </table:table-cell>
          <table:table-cell office:value-type="string">
            <text:p>Understanding Market Research Value %%sep%% %%sitename%%</text:p>
          </table:table-cell>
        </table:table-row>
        <table:table-row>
          <table:table-cell office:value-type="float" office:value="21315">
            <text:p>21315</text:p>
          </table:table-cell>
          <table:table-cell office:value-type="string">
            <text:p>https://fuelcycle.com/blog/how-to-prototype-testing/</text:p>
          </table:table-cell>
          <table:table-cell office:value-type="string">
            <text:p>Customer Insight Tools | How to Prototype Test Online</text:p>
          </table:table-cell>
          <table:table-cell office:value-type="string">
            <text:p>How to Prototype Test Online %%sep%% %%sitename%%</text:p>
          </table:table-cell>
        </table:table-row>
        <table:table-row>
          <table:table-cell office:value-type="float" office:value="17982">
            <text:p>17982</text:p>
          </table:table-cell>
          <table:table-cell office:value-type="string">
            <text:p>https://fuelcycle.com/blog/design-research/</text:p>
          </table:table-cell>
          <table:table-cell office:value-type="string">
            <text:p/>
          </table:table-cell>
          <table:table-cell office:value-type="string">
            <text:p>What Is Design Research? %%sep%% %%sitename%%</text:p>
          </table:table-cell>
        </table:table-row>
        <table:table-row>
          <table:table-cell office:value-type="float" office:value="4966">
            <text:p>4966</text:p>
          </table:table-cell>
          <table:table-cell office:value-type="string">
            <text:p>https://fuelcycle.com/blog/ai-surveillance-china-indicate-future-governance/</text:p>
          </table:table-cell>
          <table:table-cell office:value-type="string">
            <text:p/>
          </table:table-cell>
          <table:table-cell office:value-type="string">
            <text:p>AI Surveillance In China Indicates the Future of Governance? %%sep%% %%sitename%%</text:p>
          </table:table-cell>
        </table:table-row>
        <table:table-row>
          <table:table-cell office:value-type="float" office:value="19358">
            <text:p>19358</text:p>
          </table:table-cell>
          <table:table-cell office:value-type="string">
            <text:p>https://fuelcycle.com/blog/how-to-ab-test/</text:p>
          </table:table-cell>
          <table:table-cell office:value-type="string">
            <text:p>How to Do A/B Testing | Fuel Cycle</text:p>
          </table:table-cell>
          <table:table-cell office:value-type="string">
            <text:p>How To Do A/B Testing %%sep%% %%sitename%%</text:p>
          </table:table-cell>
        </table:table-row>
        <table:table-row>
          <table:table-cell office:value-type="float" office:value="2364">
            <text:p>2364</text:p>
          </table:table-cell>
          <table:table-cell office:value-type="string">
            <text:p>https://fuelcycle.com/blog/elle-uses-community-insights-grow-advertiser-relationships/</text:p>
          </table:table-cell>
          <table:table-cell office:value-type="string">
            <text:p/>
          </table:table-cell>
          <table:table-cell office:value-type="string">
            <text:p>How ELLE Uses Community Insights %%sep%% %%sitename%%</text:p>
          </table:table-cell>
        </table:table-row>
        <table:table-row>
          <table:table-cell office:value-type="float" office:value="2560">
            <text:p>2560</text:p>
          </table:table-cell>
          <table:table-cell office:value-type="string">
            <text:p>https://fuelcycle.com/blog/community-manager-spotlight-jade/</text:p>
          </table:table-cell>
          <table:table-cell office:value-type="string">
            <text:p/>
          </table:table-cell>
          <table:table-cell office:value-type="string">
            <text:p>Community Manager Spotlight: Jade %%sep%% %%sitename%%</text:p>
          </table:table-cell>
        </table:table-row>
        <table:table-row>
          <table:table-cell office:value-type="float" office:value="10104">
            <text:p>10104</text:p>
          </table:table-cell>
          <table:table-cell office:value-type="string">
            <text:p>https://fuelcycle.com/blog/customer-feedback-survey-guide/</text:p>
          </table:table-cell>
          <table:table-cell office:value-type="string">
            <text:p/>
          </table:table-cell>
          <table:table-cell office:value-type="string">
            <text:p>Customer Feedback Survey Guide %%sep%% %%sitename%%</text:p>
          </table:table-cell>
        </table:table-row>
        <table:table-row>
          <table:table-cell office:value-type="float" office:value="2527">
            <text:p>2527</text:p>
          </table:table-cell>
          <table:table-cell office:value-type="string">
            <text:p>https://fuelcycle.com/blog/brands-face-50-higher-revenue-risk-2017/</text:p>
          </table:table-cell>
          <table:table-cell office:value-type="string">
            <text:p/>
          </table:table-cell>
          <table:table-cell office:value-type="string">
            <text:p>Brands Face 50% Higher Revenue Risk In 2017 %%sep%% %%sitename%%</text:p>
          </table:table-cell>
        </table:table-row>
        <table:table-row>
          <table:table-cell office:value-type="float" office:value="18008">
            <text:p>18008</text:p>
          </table:table-cell>
          <table:table-cell office:value-type="string">
            <text:p>https://fuelcycle.com/blog/customer-feedback-survey/</text:p>
          </table:table-cell>
          <table:table-cell office:value-type="string">
            <text:p>A Guide To Customer Feedback Surveys | Survey Example</text:p>
          </table:table-cell>
          <table:table-cell office:value-type="string">
            <text:p>A Guide To Customer Feedback Surveys %%sep%% %%sitename%%</text:p>
          </table:table-cell>
        </table:table-row>
        <table:table-row>
          <table:table-cell office:value-type="float" office:value="8474">
            <text:p>8474</text:p>
          </table:table-cell>
          <table:table-cell office:value-type="string">
            <text:p>https://fuelcycle.com/blog/what-is-the-state-of-qualitative-research-and-automation-download-our-free-report/</text:p>
          </table:table-cell>
          <table:table-cell office:value-type="string">
            <text:p/>
          </table:table-cell>
          <table:table-cell office:value-type="string">
            <text:p>The State Of Qualitative Research &amp; Automation %%sep%% %%sitename%%</text:p>
          </table:table-cell>
        </table:table-row>
        <table:table-row>
          <table:table-cell office:value-type="float" office:value="2836">
            <text:p>2836</text:p>
          </table:table-cell>
          <table:table-cell office:value-type="string">
            <text:p>https://fuelcycle.com/blog/niche-new-mainstream-media-digital-age/</text:p>
          </table:table-cell>
          <table:table-cell office:value-type="string">
            <text:p/>
          </table:table-cell>
          <table:table-cell office:value-type="string">
            <text:p>Niche Is The New Mainstream %%sep%% %%sitename%%</text:p>
          </table:table-cell>
        </table:table-row>
        <table:table-row>
          <table:table-cell office:value-type="float" office:value="2322">
            <text:p>2322</text:p>
          </table:table-cell>
          <table:table-cell office:value-type="string">
            <text:p>https://fuelcycle.com/blog/community-manager-spotlight-cher/</text:p>
          </table:table-cell>
          <table:table-cell office:value-type="string">
            <text:p/>
          </table:table-cell>
          <table:table-cell office:value-type="string">
            <text:p>Community Manager Spotlight: Cher %%sep%% %%sitename%%</text:p>
          </table:table-cell>
        </table:table-row>
        <table:table-row>
          <table:table-cell office:value-type="float" office:value="9728">
            <text:p>9728</text:p>
          </table:table-cell>
          <table:table-cell office:value-type="string">
            <text:p>https://fuelcycle.com/blog/perspectives-you-miss-without-qualitative-research/</text:p>
          </table:table-cell>
          <table:table-cell office:value-type="string">
            <text:p/>
          </table:table-cell>
          <table:table-cell office:value-type="string">
            <text:p>The Perspectives You Miss Without Qualitative Research %%sep%% %%sitename%%</text:p>
          </table:table-cell>
        </table:table-row>
        <table:table-row>
          <table:table-cell office:value-type="float" office:value="2718">
            <text:p>2718</text:p>
          </table:table-cell>
          <table:table-cell office:value-type="string">
            <text:p>https://fuelcycle.com/blog/science-going-viral/</text:p>
          </table:table-cell>
          <table:table-cell office:value-type="string">
            <text:p/>
          </table:table-cell>
          <table:table-cell office:value-type="string">
            <text:p>What Makes Things Go Viral %%sep%% %%sitename%%</text:p>
          </table:table-cell>
        </table:table-row>
        <table:table-row>
          <table:table-cell office:value-type="float" office:value="22820">
            <text:p>22820</text:p>
          </table:table-cell>
          <table:table-cell office:value-type="string">
            <text:p>https://fuelcycle.com/blog/price-testing/</text:p>
          </table:table-cell>
          <table:table-cell office:value-type="string">
            <text:p>How to Conduct Price Testing | Online Market Research | Fuel Cycle</text:p>
          </table:table-cell>
          <table:table-cell office:value-type="string">
            <text:p>How To Conduct Price Testing %%sep%% %%sitename%%</text:p>
          </table:table-cell>
        </table:table-row>
        <table:table-row>
          <table:table-cell office:value-type="float" office:value="7278">
            <text:p>7278</text:p>
          </table:table-cell>
          <table:table-cell office:value-type="string">
            <text:p>https://fuelcycle.com/blog/how-market-research-is-shaping-marketing-in-2019/</text:p>
          </table:table-cell>
          <table:table-cell office:value-type="string">
            <text:p/>
          </table:table-cell>
          <table:table-cell office:value-type="string">
            <text:p>How Market Research Is Shaping Marketing In 2019 %%sep%% %%sitename%%</text:p>
          </table:table-cell>
        </table:table-row>
        <table:table-row>
          <table:table-cell office:value-type="float" office:value="19313">
            <text:p>19313</text:p>
          </table:table-cell>
          <table:table-cell office:value-type="string">
            <text:p>https://fuelcycle.com/blog/customer-engagement-strategies/</text:p>
          </table:table-cell>
          <table:table-cell office:value-type="string">
            <text:p>Easy to Use Customer Engagement Strategies | Fuel Cycle</text:p>
          </table:table-cell>
          <table:table-cell office:value-type="string">
            <text:p>Easy To Use Customer Engagement Strategies %%sep%% %%sitename%%</text:p>
          </table:table-cell>
        </table:table-row>
        <table:table-row>
          <table:table-cell office:value-type="float" office:value="9787">
            <text:p>9787</text:p>
          </table:table-cell>
          <table:table-cell office:value-type="string">
            <text:p>https://fuelcycle.com/blog/mobile-user-experience/</text:p>
          </table:table-cell>
          <table:table-cell office:value-type="string">
            <text:p>Building the Best Mobile Experience | UX Market Research Tools</text:p>
          </table:table-cell>
          <table:table-cell office:value-type="string">
            <text:p>Building The Best Mobile Experience %%sep%% %%sitename%%</text:p>
          </table:table-cell>
        </table:table-row>
        <table:table-row>
          <table:table-cell office:value-type="float" office:value="4605">
            <text:p>4605</text:p>
          </table:table-cell>
          <table:table-cell office:value-type="string">
            <text:p>https://fuelcycle.com/blog/apple-holding-future-healthcare-hands/</text:p>
          </table:table-cell>
          <table:table-cell office:value-type="string">
            <text:p/>
          </table:table-cell>
          <table:table-cell office:value-type="string">
            <text:p>Is Apple Holding The Future Of Healthcare? %%sep%% %%sitename%%</text:p>
          </table:table-cell>
        </table:table-row>
        <table:table-row>
          <table:table-cell office:value-type="float" office:value="20914">
            <text:p>20914</text:p>
          </table:table-cell>
          <table:table-cell office:value-type="string">
            <text:p>https://fuelcycle.com/blog/fc-connect/</text:p>
          </table:table-cell>
          <table:table-cell office:value-type="string">
            <text:p>Attend the Event: FC Connect | Digital Insights Summit | Fuel Cycle</text:p>
          </table:table-cell>
          <table:table-cell office:value-type="string">
            <text:p>2020 FC Connect %%sep%% %%sitename%%</text:p>
          </table:table-cell>
        </table:table-row>
        <table:table-row>
          <table:table-cell office:value-type="float" office:value="22793">
            <text:p>22793</text:p>
          </table:table-cell>
          <table:table-cell office:value-type="string">
            <text:p>https://fuelcycle.com/blog/comparably-compensation-award/</text:p>
          </table:table-cell>
          <table:table-cell office:value-type="string">
            <text:p>Compensation Could Make or Break Your Business</text:p>
          </table:table-cell>
          <table:table-cell office:value-type="string">
            <text:p>Compensation Could Make Or Break Your Business %%sep%% %%sitename%%</text:p>
          </table:table-cell>
        </table:table-row>
        <table:table-row>
          <table:table-cell office:value-type="float" office:value="8151">
            <text:p>8151</text:p>
          </table:table-cell>
          <table:table-cell office:value-type="string">
            <text:p>https://fuelcycle.com/blog/mobile-ux-research-redefined/</text:p>
          </table:table-cell>
          <table:table-cell office:value-type="string">
            <text:p/>
          </table:table-cell>
          <table:table-cell office:value-type="string">
            <text:p>Mobile UX Research Redefined %%sep%% %%sitename%%</text:p>
          </table:table-cell>
        </table:table-row>
        <table:table-row>
          <table:table-cell office:value-type="float" office:value="20944">
            <text:p>20944</text:p>
          </table:table-cell>
          <table:table-cell office:value-type="string">
            <text:p>https://fuelcycle.com/blog/continuous-research/</text:p>
          </table:table-cell>
          <table:table-cell office:value-type="string">
            <text:p>What You Miss Without Continuous Research | Fuel Cycle</text:p>
          </table:table-cell>
          <table:table-cell office:value-type="string">
            <text:p>What You Miss Without Continuous Research %%sep%% %%sitename%%</text:p>
          </table:table-cell>
        </table:table-row>
        <table:table-row>
          <table:table-cell office:value-type="float" office:value="2735">
            <text:p>2735</text:p>
          </table:table-cell>
          <table:table-cell office:value-type="string">
            <text:p>https://fuelcycle.com/blog/perfect-online-community-cocktail/</text:p>
          </table:table-cell>
          <table:table-cell office:value-type="string">
            <text:p/>
          </table:table-cell>
          <table:table-cell office:value-type="string">
            <text:p>The Perfect Online Community Cocktail %%sep%% %%sitename%%</text:p>
          </table:table-cell>
        </table:table-row>
        <table:table-row>
          <table:table-cell office:value-type="float" office:value="5800">
            <text:p>5800</text:p>
          </table:table-cell>
          <table:table-cell office:value-type="string">
            <text:p>https://fuelcycle.com/blog/ready-next-level-hyper-connectivity/</text:p>
          </table:table-cell>
          <table:table-cell office:value-type="string">
            <text:p/>
          </table:table-cell>
          <table:table-cell office:value-type="string">
            <text:p>Ready For The Next Level Of Hyper-Connectivity? %%sep%% %%sitename%%</text:p>
          </table:table-cell>
        </table:table-row>
        <table:table-row>
          <table:table-cell office:value-type="float" office:value="19471">
            <text:p>19471</text:p>
          </table:table-cell>
          <table:table-cell office:value-type="string">
            <text:p>https://fuelcycle.com/blog/agile-insights-covid-19/</text:p>
          </table:table-cell>
          <table:table-cell office:value-type="string">
            <text:p>Experience Management | Agile Insights With COVID-19 | Fuel Cycle</text:p>
          </table:table-cell>
          <table:table-cell office:value-type="string">
            <text:p>Agile Insights With COVID-19 %%sep%% %%sitename%%</text:p>
          </table:table-cell>
        </table:table-row>
        <table:table-row>
          <table:table-cell office:value-type="float" office:value="17796">
            <text:p>17796</text:p>
          </table:table-cell>
          <table:table-cell office:value-type="string">
            <text:p>https://fuelcycle.com/blog/2019-grit-insights-practice-report/</text:p>
          </table:table-cell>
          <table:table-cell office:value-type="string">
            <text:p/>
          </table:table-cell>
          <table:table-cell office:value-type="string">
            <text:p>2019 GRIT Insights Practice Report %%sep%% %%sitename%%</text:p>
          </table:table-cell>
        </table:table-row>
        <table:table-row>
          <table:table-cell office:value-type="float" office:value="10005">
            <text:p>10005</text:p>
          </table:table-cell>
          <table:table-cell office:value-type="string">
            <text:p>https://fuelcycle.com/blog/usability-research-how-to/</text:p>
          </table:table-cell>
          <table:table-cell office:value-type="string">
            <text:p/>
          </table:table-cell>
          <table:table-cell office:value-type="string">
            <text:p>How To Start Usability Research %%sep%% %%sitename%%</text:p>
          </table:table-cell>
        </table:table-row>
        <table:table-row>
          <table:table-cell office:value-type="float" office:value="2757">
            <text:p>2757</text:p>
          </table:table-cell>
          <table:table-cell office:value-type="string">
            <text:p>https://fuelcycle.com/blog/simple-answer-employee-retention/</text:p>
          </table:table-cell>
          <table:table-cell office:value-type="string">
            <text:p/>
          </table:table-cell>
          <table:table-cell office:value-type="string">
            <text:p>The Simple Answer To Employee Retention %%sep%% %%sitename%%</text:p>
          </table:table-cell>
        </table:table-row>
        <table:table-row>
          <table:table-cell office:value-type="float" office:value="21644">
            <text:p>21644</text:p>
          </table:table-cell>
          <table:table-cell office:value-type="string">
            <text:p>https://fuelcycle.com/blog/fc-connect-magid/</text:p>
          </table:table-cell>
          <table:table-cell office:value-type="string">
            <text:p>Best Practices for Qualitative Package Testing Online | Magid</text:p>
          </table:table-cell>
          <table:table-cell office:value-type="string">
            <text:p>Best Practices For Qualitative Package Testing %%sep%% %%sitename%%</text:p>
          </table:table-cell>
        </table:table-row>
        <table:table-row>
          <table:table-cell office:value-type="float" office:value="2874">
            <text:p>2874</text:p>
          </table:table-cell>
          <table:table-cell office:value-type="string">
            <text:p>https://fuelcycle.com/blog/community-manager-spotlight-zoe/</text:p>
          </table:table-cell>
          <table:table-cell office:value-type="string">
            <text:p/>
          </table:table-cell>
          <table:table-cell office:value-type="string">
            <text:p>Community Manager Spotlight: Zoe %%sep%% %%sitename%%</text:p>
          </table:table-cell>
        </table:table-row>
        <table:table-row>
          <table:table-cell office:value-type="float" office:value="4452">
            <text:p>4452</text:p>
          </table:table-cell>
          <table:table-cell office:value-type="string">
            <text:p>https://fuelcycle.com/blog/4452-2/</text:p>
          </table:table-cell>
          <table:table-cell office:value-type="string">
            <text:p>Reaching Breakthroughs in Your Customer Data</text:p>
          </table:table-cell>
          <table:table-cell office:value-type="string">
            <text:p>Reaching Breakthroughs In Your Customer Data %%sep%% %%sitename%%</text:p>
          </table:table-cell>
        </table:table-row>
        <table:table-row>
          <table:table-cell office:value-type="float" office:value="4993">
            <text:p>4993</text:p>
          </table:table-cell>
          <table:table-cell office:value-type="string">
            <text:p>https://fuelcycle.com/blog/consensus-points-huunu-prediction-markets-join-fuel-cycle-exchange/</text:p>
          </table:table-cell>
          <table:table-cell office:value-type="string">
            <text:p/>
          </table:table-cell>
          <table:table-cell office:value-type="string">
            <text:p>Consensus Point’s Huunu™ Prediction Markets Join FCX %%sep%% %%sitename%%</text:p>
          </table:table-cell>
        </table:table-row>
        <table:table-row>
          <table:table-cell office:value-type="float" office:value="4424">
            <text:p>4424</text:p>
          </table:table-cell>
          <table:table-cell office:value-type="string">
            <text:p>https://fuelcycle.com/blog/ups-and-fedex-fight-back-against-amazon/</text:p>
          </table:table-cell>
          <table:table-cell office:value-type="string">
            <text:p>Amazon's Delivery Service: How UPS &amp; FedEx Can Compete</text:p>
          </table:table-cell>
          <table:table-cell office:value-type="string">
            <text:p>How UPS &amp; FedEx Can Fight Back Against Amazon %%sep%% %%sitename%%</text:p>
          </table:table-cell>
        </table:table-row>
        <table:table-row>
          <table:table-cell office:value-type="float" office:value="19109">
            <text:p>19109</text:p>
          </table:table-cell>
          <table:table-cell office:value-type="string">
            <text:p>https://fuelcycle.com/blog/qualitative-research-2020/</text:p>
          </table:table-cell>
          <table:table-cell office:value-type="string">
            <text:p/>
          </table:table-cell>
          <table:table-cell office:value-type="string">
            <text:p>The State Of Qualitative Market Research In 2020 %%sep%% %%sitename%%</text:p>
          </table:table-cell>
        </table:table-row>
        <table:table-row>
          <table:table-cell office:value-type="float" office:value="2329">
            <text:p>2329</text:p>
          </table:table-cell>
          <table:table-cell office:value-type="string">
            <text:p>https://fuelcycle.com/blog/geo-targeting-next-big-thing-real-time-customer-insights/</text:p>
          </table:table-cell>
          <table:table-cell office:value-type="string">
            <text:p/>
          </table:table-cell>
          <table:table-cell office:value-type="string">
            <text:p>Geo-Targeting The Next Big Thing In Real-Time Customer Insights %%sep%% %%sitename%%</text:p>
          </table:table-cell>
        </table:table-row>
        <table:table-row>
          <table:table-cell office:value-type="float" office:value="2591">
            <text:p>2591</text:p>
          </table:table-cell>
          <table:table-cell office:value-type="string">
            <text:p>https://fuelcycle.com/blog/5-reasons-brand-transparency-fuels-customer-loyalty/</text:p>
          </table:table-cell>
          <table:table-cell office:value-type="string">
            <text:p/>
          </table:table-cell>
          <table:table-cell office:value-type="string">
            <text:p>5 Reasons Brand Transparency Fuels Customer Loyalty %%sep%% %%sitename%%</text:p>
          </table:table-cell>
        </table:table-row>
        <table:table-row>
          <table:table-cell office:value-type="float" office:value="3916">
            <text:p>3916</text:p>
          </table:table-cell>
          <table:table-cell office:value-type="string">
            <text:p>https://fuelcycle.com/blog/mastering-foundations-market-research/</text:p>
          </table:table-cell>
          <table:table-cell office:value-type="string">
            <text:p/>
          </table:table-cell>
          <table:table-cell office:value-type="string">
            <text:p>Mastering The Foundations Of Market Research %%sep%% %%sitename%%</text:p>
          </table:table-cell>
        </table:table-row>
        <table:table-row>
          <table:table-cell office:value-type="float" office:value="2461">
            <text:p>2461</text:p>
          </table:table-cell>
          <table:table-cell office:value-type="string">
            <text:p>https://fuelcycle.com/blog/social-science-teaches-us-community-vital-brand-growth/</text:p>
          </table:table-cell>
          <table:table-cell office:value-type="string">
            <text:p/>
          </table:table-cell>
          <table:table-cell office:value-type="string">
            <text:p>Community Is Vital to Brand Growth %%sep%% %%sitename%%</text:p>
          </table:table-cell>
        </table:table-row>
        <table:table-row>
          <table:table-cell office:value-type="float" office:value="2406">
            <text:p>2406</text:p>
          </table:table-cell>
          <table:table-cell office:value-type="string">
            <text:p>https://fuelcycle.com/blog/community-manager-spotlight-amelia/</text:p>
          </table:table-cell>
          <table:table-cell office:value-type="string">
            <text:p/>
          </table:table-cell>
          <table:table-cell office:value-type="string">
            <text:p>Community Manager Spotlight: Amelia %%sep%% %%sitename%%</text:p>
          </table:table-cell>
        </table:table-row>
        <table:table-row>
          <table:table-cell office:value-type="float" office:value="3869">
            <text:p>3869</text:p>
          </table:table-cell>
          <table:table-cell office:value-type="string">
            <text:p>https://fuelcycle.com/blog/scientific-path-innovation-iterative-nature-online-communities/</text:p>
          </table:table-cell>
          <table:table-cell office:value-type="string">
            <text:p/>
          </table:table-cell>
          <table:table-cell office:value-type="string">
            <text:p>The Iterative Nature of Online Communities %%sep%% %%sitename%%</text:p>
          </table:table-cell>
        </table:table-row>
        <table:table-row>
          <table:table-cell office:value-type="float" office:value="17892">
            <text:p>17892</text:p>
          </table:table-cell>
          <table:table-cell office:value-type="string">
            <text:p>https://fuelcycle.com/blog/research-panels/</text:p>
          </table:table-cell>
          <table:table-cell office:value-type="string">
            <text:p/>
          </table:table-cell>
          <table:table-cell office:value-type="string">
            <text:p>Research Panels %%sep%% %%sitename%%</text:p>
          </table:table-cell>
        </table:table-row>
        <table:table-row>
          <table:table-cell office:value-type="float" office:value="21615">
            <text:p>21615</text:p>
          </table:table-cell>
          <table:table-cell office:value-type="string">
            <text:p>https://fuelcycle.com/blog/market-research-advantage/</text:p>
          </table:table-cell>
          <table:table-cell office:value-type="string">
            <text:p>The Market Research Advantage | Online Market Research</text:p>
          </table:table-cell>
          <table:table-cell office:value-type="string">
            <text:p>The Market Research Advantage %%sep%% %%sitename%%</text:p>
          </table:table-cell>
        </table:table-row>
        <table:table-row>
          <table:table-cell office:value-type="float" office:value="19512">
            <text:p>19512</text:p>
          </table:table-cell>
          <table:table-cell office:value-type="string">
            <text:p>https://fuelcycle.com/blog/agile-research-company-hero/</text:p>
          </table:table-cell>
          <table:table-cell office:value-type="string">
            <text:p>See How Margaret, VP of Insights, Became Her Company’s Hero</text:p>
          </table:table-cell>
          <table:table-cell office:value-type="string">
            <text:p>See How A VP of Insights Became Her Company’s Hero %%sep%% %%sitename%%</text:p>
          </table:table-cell>
        </table:table-row>
        <table:table-row>
          <table:table-cell office:value-type="float" office:value="6894">
            <text:p>6894</text:p>
          </table:table-cell>
          <table:table-cell office:value-type="string">
            <text:p>https://fuelcycle.com/blog/travel-and-tourism-how-to-enhance-the-guest-experience-through-market-research/</text:p>
          </table:table-cell>
          <table:table-cell office:value-type="string">
            <text:p>Enhancing Guest Experience Through Market Research</text:p>
          </table:table-cell>
          <table:table-cell office:value-type="string">
            <text:p>Enhancing Guest Experience Through Market Research %%sep%% %%sitename%%</text:p>
          </table:table-cell>
        </table:table-row>
        <table:table-row>
          <table:table-cell office:value-type="float" office:value="3889">
            <text:p>3889</text:p>
          </table:table-cell>
          <table:table-cell office:value-type="string">
            <text:p>https://fuelcycle.com/blog/fuel-cycles-2017-star-players/</text:p>
          </table:table-cell>
          <table:table-cell office:value-type="string">
            <text:p/>
          </table:table-cell>
          <table:table-cell office:value-type="string">
            <text:p>Fuel Cycle's 2017 Star Players %%sep%% %%sitename%%</text:p>
          </table:table-cell>
        </table:table-row>
        <table:table-row>
          <table:table-cell office:value-type="float" office:value="11344">
            <text:p>11344</text:p>
          </table:table-cell>
          <table:table-cell office:value-type="string">
            <text:p>https://fuelcycle.com/blog/5-signs-ux-research-is-more-important-than-ever/</text:p>
          </table:table-cell>
          <table:table-cell office:value-type="string">
            <text:p/>
          </table:table-cell>
          <table:table-cell office:value-type="string">
            <text:p>5 Signs UX Research Is More Important Than Ever %%sep%% %%sitename%%</text:p>
          </table:table-cell>
        </table:table-row>
        <table:table-row>
          <table:table-cell office:value-type="float" office:value="8952">
            <text:p>8952</text:p>
          </table:table-cell>
          <table:table-cell office:value-type="string">
            <text:p>https://fuelcycle.com/blog/the-rise-of-ai-as-a-service-what-this-means-for-market-research/</text:p>
          </table:table-cell>
          <table:table-cell office:value-type="string">
            <text:p/>
          </table:table-cell>
          <table:table-cell office:value-type="string">
            <text:p>The Rise of AI As A Service %%sep%% %%sitename%%</text:p>
          </table:table-cell>
        </table:table-row>
        <table:table-row>
          <table:table-cell office:value-type="float" office:value="6517">
            <text:p>6517</text:p>
          </table:table-cell>
          <table:table-cell office:value-type="string">
            <text:p>https://fuelcycle.com/blog/security-for-the-future-looking-back-at-a-year-of-gdpr/</text:p>
          </table:table-cell>
          <table:table-cell office:value-type="string">
            <text:p/>
          </table:table-cell>
          <table:table-cell office:value-type="string">
            <text:p>Looking Back At A Year Of GDPR %%sep%% %%sitename%%</text:p>
          </table:table-cell>
        </table:table-row>
        <table:table-row>
          <table:table-cell office:value-type="float" office:value="8088">
            <text:p>8088</text:p>
          </table:table-cell>
          <table:table-cell office:value-type="string">
            <text:p>https://fuelcycle.com/blog/data-quality-inherit-by-design-fuel-cycle-panels/</text:p>
          </table:table-cell>
          <table:table-cell office:value-type="string">
            <text:p/>
          </table:table-cell>
          <table:table-cell office:value-type="string">
            <text:p>Data Quality Inherit By Design %%sep%% %%sitename%%</text:p>
          </table:table-cell>
        </table:table-row>
        <table:table-row>
          <table:table-cell office:value-type="float" office:value="8117">
            <text:p>8117</text:p>
          </table:table-cell>
          <table:table-cell office:value-type="string">
            <text:p>https://fuelcycle.com/blog/the-podcast-episode-for-ux-researchers/</text:p>
          </table:table-cell>
          <table:table-cell office:value-type="string">
            <text:p/>
          </table:table-cell>
          <table:table-cell office:value-type="string">
            <text:p>Agile UX Research Automation Podcast %%sep%% %%sitename%%</text:p>
          </table:table-cell>
        </table:table-row>
        <table:table-row>
          <table:table-cell office:value-type="float" office:value="4313">
            <text:p>4313</text:p>
          </table:table-cell>
          <table:table-cell office:value-type="string">
            <text:p>https://fuelcycle.com/blog/development-predictive-analytics-market-research/</text:p>
          </table:table-cell>
          <table:table-cell office:value-type="string">
            <text:p>Predictive Analytics | Automated Market Research Tools</text:p>
          </table:table-cell>
          <table:table-cell office:value-type="string">
            <text:p>Predictive Analytics %%sep%% %%sitename%%</text:p>
          </table:table-cell>
        </table:table-row>
        <table:table-row>
          <table:table-cell office:value-type="float" office:value="9735">
            <text:p>9735</text:p>
          </table:table-cell>
          <table:table-cell office:value-type="string">
            <text:p>https://fuelcycle.com/blog/what-is-unstructured-data/</text:p>
          </table:table-cell>
          <table:table-cell office:value-type="string">
            <text:p/>
          </table:table-cell>
          <table:table-cell office:value-type="string">
            <text:p>What Is Unstructured Data? %%sep%% %%sitename%%</text:p>
          </table:table-cell>
        </table:table-row>
        <table:table-row>
          <table:table-cell office:value-type="float" office:value="7514">
            <text:p>7514</text:p>
          </table:table-cell>
          <table:table-cell office:value-type="string">
            <text:p>https://fuelcycle.com/blog/how-ai-models-are-shaping-the-future-of-market-research/</text:p>
          </table:table-cell>
          <table:table-cell office:value-type="string">
            <text:p/>
          </table:table-cell>
          <table:table-cell office:value-type="string">
            <text:p>AI Models Shaping The Future of Market Research %%sep%% %%sitename%%</text:p>
          </table:table-cell>
        </table:table-row>
        <table:table-row>
          <table:table-cell office:value-type="float" office:value="3881">
            <text:p>3881</text:p>
          </table:table-cell>
          <table:table-cell office:value-type="string">
            <text:p>https://fuelcycle.com/blog/4-ways-give-thanks-customers-holiday-season/</text:p>
          </table:table-cell>
          <table:table-cell office:value-type="string">
            <text:p/>
          </table:table-cell>
          <table:table-cell office:value-type="string">
            <text:p>Giving Thanks To Your Customers This Holiday Season %%sep%% %%sitename%%</text:p>
          </table:table-cell>
        </table:table-row>
        <table:table-row>
          <table:table-cell office:value-type="float" office:value="7211">
            <text:p>7211</text:p>
          </table:table-cell>
          <table:table-cell office:value-type="string">
            <text:p>https://fuelcycle.com/blog/are-these-5-things-disrupting-your-market-research-status-quo/</text:p>
          </table:table-cell>
          <table:table-cell office:value-type="string">
            <text:p/>
          </table:table-cell>
          <table:table-cell office:value-type="string">
            <text:p>What's Disrupting Your Market Research Status Quo? %%sep%% %%sitename%%</text:p>
          </table:table-cell>
        </table:table-row>
        <table:table-row>
          <table:table-cell office:value-type="float" office:value="21594">
            <text:p>21594</text:p>
          </table:table-cell>
          <table:table-cell office:value-type="string">
            <text:p>https://fuelcycle.com/blog/fc-connect-echo-mr/</text:p>
          </table:table-cell>
          <table:table-cell office:value-type="string">
            <text:p>Market Research and Social Justice | Echo-MR | FC Connect</text:p>
          </table:table-cell>
          <table:table-cell office:value-type="string">
            <text:p>Echo-MR %%sep%% %%sitename%%</text:p>
          </table:table-cell>
        </table:table-row>
        <table:table-row>
          <table:table-cell office:value-type="float" office:value="9792">
            <text:p>9792</text:p>
          </table:table-cell>
          <table:table-cell office:value-type="string">
            <text:p>https://fuelcycle.com/blog/prototype-testing/</text:p>
          </table:table-cell>
          <table:table-cell office:value-type="string">
            <text:p>How To Start Prototype Testing | Continuous Research Tools</text:p>
          </table:table-cell>
          <table:table-cell office:value-type="string">
            <text:p>How To Start Prototype Testing %%sep%% %%sitename%%</text:p>
          </table:table-cell>
        </table:table-row>
        <table:table-row>
          <table:table-cell office:value-type="float" office:value="4701">
            <text:p>4701</text:p>
          </table:table-cell>
          <table:table-cell office:value-type="string">
            <text:p>https://fuelcycle.com/blog/machine-learning-takes-over-for-human-moderators/</text:p>
          </table:table-cell>
          <table:table-cell office:value-type="string">
            <text:p/>
          </table:table-cell>
          <table:table-cell office:value-type="string">
            <text:p>Machine Learning Takes Over For Human Moderators %%sep%% %%sitename%%</text:p>
          </table:table-cell>
        </table:table-row>
        <table:table-row>
          <table:table-cell office:value-type="float" office:value="10038">
            <text:p>10038</text:p>
          </table:table-cell>
          <table:table-cell office:value-type="string">
            <text:p>https://fuelcycle.com/blog/job-or-employee-experience/</text:p>
          </table:table-cell>
          <table:table-cell office:value-type="string">
            <text:p/>
          </table:table-cell>
          <table:table-cell office:value-type="string">
            <text:p>Are You Offering A Job Or An Experience? %%sep%% %%sitename%%</text:p>
          </table:table-cell>
        </table:table-row>
        <table:table-row>
          <table:table-cell office:value-type="float" office:value="10144">
            <text:p>10144</text:p>
          </table:table-cell>
          <table:table-cell office:value-type="string">
            <text:p>https://fuelcycle.com/blog/behavioral-segmentation/</text:p>
          </table:table-cell>
          <table:table-cell office:value-type="string">
            <text:p/>
          </table:table-cell>
          <table:table-cell office:value-type="string">
            <text:p>Behavioral Segmentation %%sep%% %%sitename%%</text:p>
          </table:table-cell>
        </table:table-row>
        <table:table-row>
          <table:table-cell office:value-type="float" office:value="6888">
            <text:p>6888</text:p>
          </table:table-cell>
          <table:table-cell office:value-type="string">
            <text:p>https://fuelcycle.com/blog/the-value-of-customer-insights-in-2019/</text:p>
          </table:table-cell>
          <table:table-cell office:value-type="string">
            <text:p>Value of Customer Insights in 2019 | Customer Insights Tools</text:p>
          </table:table-cell>
          <table:table-cell office:value-type="string">
            <text:p>Value Of Customer Insights In 2019 %%sep%% %%sitename%%</text:p>
          </table:table-cell>
        </table:table-row>
        <table:table-row>
          <table:table-cell office:value-type="float" office:value="19343">
            <text:p>19343</text:p>
          </table:table-cell>
          <table:table-cell office:value-type="string">
            <text:p>https://fuelcycle.com/blog/benefits-ecommerce-2020/</text:p>
          </table:table-cell>
          <table:table-cell office:value-type="string">
            <text:p>eCommerce trends | Benefits of eComerce in 2020 | Fuel Cycle</text:p>
          </table:table-cell>
          <table:table-cell office:value-type="string">
            <text:p>Benefits Of eCommerce In 2020 %%sep%% %%sitename%%</text:p>
          </table:table-cell>
        </table:table-row>
        <table:table-row>
          <table:table-cell office:value-type="float" office:value="7942">
            <text:p>7942</text:p>
          </table:table-cell>
          <table:table-cell office:value-type="string">
            <text:p>https://fuelcycle.com/blog/using-maxdiff-analysis-to-understand-consumer-preferences/</text:p>
          </table:table-cell>
          <table:table-cell office:value-type="string">
            <text:p>MaxDiff Analysis for Consumer Preferences | Agile Insights Tools</text:p>
          </table:table-cell>
          <table:table-cell office:value-type="string">
            <text:p>MaxDiff Analysis For Consumer Preferences %%sep%% %%sitename%%</text:p>
          </table:table-cell>
        </table:table-row>
        <table:table-row>
          <table:table-cell office:value-type="float" office:value="4457">
            <text:p>4457</text:p>
          </table:table-cell>
          <table:table-cell office:value-type="string">
            <text:p>https://fuelcycle.com/blog/coachella-moma-ar-changing-arts-industry/</text:p>
          </table:table-cell>
          <table:table-cell office:value-type="string">
            <text:p/>
          </table:table-cell>
          <table:table-cell office:value-type="string">
            <text:p>How AR Is Changing The Arts Industry %%sep%% %%sitename%%</text:p>
          </table:table-cell>
        </table:table-row>
        <table:table-row>
          <table:table-cell office:value-type="float" office:value="5063">
            <text:p>5063</text:p>
          </table:table-cell>
          <table:table-cell office:value-type="string">
            <text:p>https://fuelcycle.com/blog/two-way-benefit-data-security-market-research/</text:p>
          </table:table-cell>
          <table:table-cell office:value-type="string">
            <text:p/>
          </table:table-cell>
          <table:table-cell office:value-type="string">
            <text:p>Two-Way Benefit Of Data Security In Market Research %%sep%% %%sitename%%</text:p>
          </table:table-cell>
        </table:table-row>
        <table:table-row>
          <table:table-cell office:value-type="float" office:value="3914">
            <text:p>3914</text:p>
          </table:table-cell>
          <table:table-cell office:value-type="string">
            <text:p>https://fuelcycle.com/blog/science-binge-watching-can-teach-brand-produced-content/</text:p>
          </table:table-cell>
          <table:table-cell office:value-type="string">
            <text:p/>
          </table:table-cell>
          <table:table-cell office:value-type="string">
            <text:p>Binge Watching &amp; Brand Produced Content %%sep%% %%sitename%%</text:p>
          </table:table-cell>
        </table:table-row>
        <table:table-row>
          <table:table-cell office:value-type="float" office:value="8996">
            <text:p>8996</text:p>
          </table:table-cell>
          <table:table-cell office:value-type="string">
            <text:p>https://fuelcycle.com/blog/ways-to-conduct-the-perfect-lifestyle-research/</text:p>
          </table:table-cell>
          <table:table-cell office:value-type="string">
            <text:p/>
          </table:table-cell>
          <table:table-cell office:value-type="string">
            <text:p>Conducting The Perfect "Lifestyle" Research %%sep%% %%sitename%%</text:p>
          </table:table-cell>
        </table:table-row>
        <table:table-row>
          <table:table-cell office:value-type="float" office:value="7645">
            <text:p>7645</text:p>
          </table:table-cell>
          <table:table-cell office:value-type="string">
            <text:p>https://fuelcycle.com/blog/the-finance-customer-journey-report-the-future-of-banking/</text:p>
          </table:table-cell>
          <table:table-cell office:value-type="string">
            <text:p/>
          </table:table-cell>
          <table:table-cell office:value-type="string">
            <text:p>The Future Of Banking %%sep%% %%sitename%%</text:p>
          </table:table-cell>
        </table:table-row>
        <table:table-row>
          <table:table-cell office:value-type="float" office:value="19700">
            <text:p>19700</text:p>
          </table:table-cell>
          <table:table-cell office:value-type="string">
            <text:p>https://fuelcycle.com/blog/how-to-sms-marketing/</text:p>
          </table:table-cell>
          <table:table-cell office:value-type="string">
            <text:p>How to Do SMS Marketing | Fuel Cycle</text:p>
          </table:table-cell>
          <table:table-cell office:value-type="string">
            <text:p>How To Do SMS Marketing %%sep%% %%sitename%%</text:p>
          </table:table-cell>
        </table:table-row>
        <table:table-row>
          <table:table-cell office:value-type="float" office:value="9884">
            <text:p>9884</text:p>
          </table:table-cell>
          <table:table-cell office:value-type="string">
            <text:p>https://fuelcycle.com/blog/location-based-services/</text:p>
          </table:table-cell>
          <table:table-cell office:value-type="string">
            <text:p/>
          </table:table-cell>
          <table:table-cell office:value-type="string">
            <text:p>Location-Based Services (LBS) %%sep%% %%sitename%%</text:p>
          </table:table-cell>
        </table:table-row>
        <table:table-row>
          <table:table-cell office:value-type="float" office:value="6066">
            <text:p>6066</text:p>
          </table:table-cell>
          <table:table-cell office:value-type="string">
            <text:p>https://fuelcycle.com/blog/design-prevails-marketing/</text:p>
          </table:table-cell>
          <table:table-cell office:value-type="string">
            <text:p/>
          </table:table-cell>
          <table:table-cell office:value-type="string">
            <text:p>Why Design Prevails In Marketing %%sep%% %%sitename%%</text:p>
          </table:table-cell>
        </table:table-row>
        <table:table-row>
          <table:table-cell office:value-type="float" office:value="9758">
            <text:p>9758</text:p>
          </table:table-cell>
          <table:table-cell office:value-type="string">
            <text:p>https://fuelcycle.com/blog/up-your-ante-with-agile/</text:p>
          </table:table-cell>
          <table:table-cell office:value-type="string">
            <text:p/>
          </table:table-cell>
          <table:table-cell office:value-type="string">
            <text:p>Up Your Ante With Agile %%sep%% %%sitename%%</text:p>
          </table:table-cell>
        </table:table-row>
        <table:table-row>
          <table:table-cell office:value-type="float" office:value="20467">
            <text:p>20467</text:p>
          </table:table-cell>
          <table:table-cell office:value-type="string">
            <text:p>https://fuelcycle.com/blog/target-marketing-0ptimus/</text:p>
          </table:table-cell>
          <table:table-cell office:value-type="string">
            <text:p>Target Marketing | 0ptimus Analytics &amp; Fuel Cycle</text:p>
          </table:table-cell>
          <table:table-cell office:value-type="string">
            <text:p>Target Marketing: 0ptimus %%sep%% %%sitename%%</text:p>
          </table:table-cell>
        </table:table-row>
        <table:table-row>
          <table:table-cell office:value-type="float" office:value="21414">
            <text:p>21414</text:p>
          </table:table-cell>
          <table:table-cell office:value-type="string">
            <text:p>https://fuelcycle.com/blog/fc-connect-little-bird-marketing/</text:p>
          </table:table-cell>
          <table:table-cell office:value-type="string">
            <text:p>Cutting Through the Digital Marketing Noise | Little Bird Marketing</text:p>
          </table:table-cell>
          <table:table-cell office:value-type="string">
            <text:p>Cutting Through The Digital Marketing Noise %%sep%% %%sitename%%</text:p>
          </table:table-cell>
        </table:table-row>
        <table:table-row>
          <table:table-cell office:value-type="float" office:value="2795">
            <text:p>2795</text:p>
          </table:table-cell>
          <table:table-cell office:value-type="string">
            <text:p>https://fuelcycle.com/blog/introducing-fuel-cycles-newest-sales-director/</text:p>
          </table:table-cell>
          <table:table-cell office:value-type="string">
            <text:p/>
          </table:table-cell>
          <table:table-cell office:value-type="string">
            <text:p>Fuel Cycle's New Sales Director %%sep%% %%sitename%%</text:p>
          </table:table-cell>
        </table:table-row>
        <table:table-row>
          <table:table-cell office:value-type="float" office:value="10480">
            <text:p>10480</text:p>
          </table:table-cell>
          <table:table-cell office:value-type="string">
            <text:p>https://fuelcycle.com/blog/the-power-of-customer-segmentation/</text:p>
          </table:table-cell>
          <table:table-cell office:value-type="string">
            <text:p/>
          </table:table-cell>
          <table:table-cell office:value-type="string">
            <text:p>The Power Of Customer Segmentation %%sep%% %%sitename%%</text:p>
          </table:table-cell>
        </table:table-row>
        <table:table-row>
          <table:table-cell office:value-type="float" office:value="7296">
            <text:p>7296</text:p>
          </table:table-cell>
          <table:table-cell office:value-type="string">
            <text:p>https://fuelcycle.com/blog/market-research-insights-you-need-to-know-grit-report-2019/</text:p>
          </table:table-cell>
          <table:table-cell office:value-type="string">
            <text:p/>
          </table:table-cell>
          <table:table-cell office:value-type="string">
            <text:p>GRIT Report 2019 %%sep%% %%sitename%%</text:p>
          </table:table-cell>
        </table:table-row>
        <table:table-row>
          <table:table-cell office:value-type="float" office:value="3851">
            <text:p>3851</text:p>
          </table:table-cell>
          <table:table-cell office:value-type="string">
            <text:p>https://fuelcycle.com/blog/augmented-reality-delivers-superior-cx-beauty-retailers/</text:p>
          </table:table-cell>
          <table:table-cell office:value-type="string">
            <text:p/>
          </table:table-cell>
          <table:table-cell office:value-type="string">
            <text:p>Augmented Reality Delivers Superior CX %%sep%% %%sitename%%</text:p>
          </table:table-cell>
        </table:table-row>
        <table:table-row>
          <table:table-cell office:value-type="float" office:value="4447">
            <text:p>4447</text:p>
          </table:table-cell>
          <table:table-cell office:value-type="string">
            <text:p>https://fuelcycle.com/blog/augmented-reality-predicted-leading-trend-industries/</text:p>
          </table:table-cell>
          <table:table-cell office:value-type="string">
            <text:p>Augmented Reality: Trending In All Industries</text:p>
          </table:table-cell>
          <table:table-cell office:value-type="string">
            <text:p>Augmented Reality: Trending In All Industries %%sep%% %%sitename%%</text:p>
          </table:table-cell>
        </table:table-row>
        <table:table-row>
          <table:table-cell office:value-type="float" office:value="2781">
            <text:p>2781</text:p>
          </table:table-cell>
          <table:table-cell office:value-type="string">
            <text:p>https://fuelcycle.com/blog/from-our-ceo/</text:p>
          </table:table-cell>
          <table:table-cell office:value-type="string">
            <text:p/>
          </table:table-cell>
          <table:table-cell office:value-type="string">
            <text:p>From Our CEO %%sep%% %%sitename%%</text:p>
          </table:table-cell>
        </table:table-row>
        <table:table-row>
          <table:table-cell office:value-type="float" office:value="4780">
            <text:p>4780</text:p>
          </table:table-cell>
          <table:table-cell office:value-type="string">
            <text:p>https://fuelcycle.com/blog/maximizing-research-potential-mobile/</text:p>
          </table:table-cell>
          <table:table-cell office:value-type="string">
            <text:p/>
          </table:table-cell>
          <table:table-cell office:value-type="string">
            <text:p>Maximizing Your Research Potential Through Mobile %%sep%% %%sitename%%</text:p>
          </table:table-cell>
        </table:table-row>
        <table:table-row>
          <table:table-cell office:value-type="float" office:value="5456">
            <text:p>5456</text:p>
          </table:table-cell>
          <table:table-cell office:value-type="string">
            <text:p>https://fuelcycle.com/blog/expect-incoming-gen-z-workforce/</text:p>
          </table:table-cell>
          <table:table-cell office:value-type="string">
            <text:p/>
          </table:table-cell>
          <table:table-cell office:value-type="string">
            <text:p>What to Expect from the Incoming Gen Z Workforce %%sep%% %%sitename%%</text:p>
          </table:table-cell>
        </table:table-row>
        <table:table-row>
          <table:table-cell office:value-type="float" office:value="4319">
            <text:p>4319</text:p>
          </table:table-cell>
          <table:table-cell office:value-type="string">
            <text:p>https://fuelcycle.com/blog/data-mining-market-research/</text:p>
          </table:table-cell>
          <table:table-cell office:value-type="string">
            <text:p>Marketing Research Tools | Market Research Data Mining</text:p>
          </table:table-cell>
          <table:table-cell office:value-type="string">
            <text:p>Market Research Data Mining %%sep%% %%sitename%%</text:p>
          </table:table-cell>
        </table:table-row>
        <table:table-row>
          <table:table-cell office:value-type="float" office:value="6613">
            <text:p>6613</text:p>
          </table:table-cell>
          <table:table-cell office:value-type="string">
            <text:p>https://fuelcycle.com/blog/the-podcast-for-market-researchers/</text:p>
          </table:table-cell>
          <table:table-cell office:value-type="string">
            <text:p/>
          </table:table-cell>
          <table:table-cell office:value-type="string">
            <text:p>The Podcast For Market Researchers %%sep%% %%sitename%%</text:p>
          </table:table-cell>
        </table:table-row>
        <table:table-row>
          <table:table-cell office:value-type="float" office:value="7369">
            <text:p>7369</text:p>
          </table:table-cell>
          <table:table-cell office:value-type="string">
            <text:p>https://fuelcycle.com/blog/how-to-build-support-and-amplify-your-loyalty-programs-with-market-research/</text:p>
          </table:table-cell>
          <table:table-cell office:value-type="string">
            <text:p>Build Support &amp; Amplify Loyalty Programs | Market Research Tools</text:p>
          </table:table-cell>
          <table:table-cell office:value-type="string">
            <text:p>Build, Support &amp; Amplify Loyalty Programs %%sep%% %%sitename%%</text:p>
          </table:table-cell>
        </table:table-row>
        <table:table-row>
          <table:table-cell office:value-type="float" office:value="7384">
            <text:p>7384</text:p>
          </table:table-cell>
          <table:table-cell office:value-type="string">
            <text:p>https://fuelcycle.com/blog/why-unstructured-data-collection-is-so-essential-to-businesses/</text:p>
          </table:table-cell>
          <table:table-cell office:value-type="string">
            <text:p>Agile Insights Platform | Why is Unstructured Data Essential</text:p>
          </table:table-cell>
          <table:table-cell office:value-type="string">
            <text:p>Why Unstructured Data Is Essential %%sep%% %%sitename%%</text:p>
          </table:table-cell>
        </table:table-row>
        <table:table-row>
          <table:table-cell office:value-type="float" office:value="2828">
            <text:p>2828</text:p>
          </table:table-cell>
          <table:table-cell office:value-type="string">
            <text:p>https://fuelcycle.com/blog/future-big-data/</text:p>
          </table:table-cell>
          <table:table-cell office:value-type="string">
            <text:p/>
          </table:table-cell>
          <table:table-cell office:value-type="string">
            <text:p>The Future Of Big Data %%sep%% %%sitename%%</text:p>
          </table:table-cell>
        </table:table-row>
        <table:table-row>
          <table:table-cell office:value-type="float" office:value="6166">
            <text:p>6166</text:p>
          </table:table-cell>
          <table:table-cell office:value-type="string">
            <text:p>https://fuelcycle.com/blog/will-ai-eventually-slow-growth-human-intelligence/</text:p>
          </table:table-cell>
          <table:table-cell office:value-type="string">
            <text:p/>
          </table:table-cell>
          <table:table-cell office:value-type="string">
            <text:p>Is AI Slowing The Growth Of Human Intelligence? %%sep%% %%sitename%%</text:p>
          </table:table-cell>
        </table:table-row>
        <table:table-row>
          <table:table-cell office:value-type="float" office:value="4747">
            <text:p>4747</text:p>
          </table:table-cell>
          <table:table-cell office:value-type="string">
            <text:p>https://fuelcycle.com/blog/ai-now-creates-art-owns-copyright/</text:p>
          </table:table-cell>
          <table:table-cell office:value-type="string">
            <text:p>AI Now Creates Art. Who Owns the Copyright?</text:p>
          </table:table-cell>
          <table:table-cell office:value-type="string">
            <text:p>AI Now Creates Art. Who Owns The Copyright? %%sep%% %%sitename%%</text:p>
          </table:table-cell>
        </table:table-row>
        <table:table-row>
          <table:table-cell office:value-type="float" office:value="2805">
            <text:p>2805</text:p>
          </table:table-cell>
          <table:table-cell office:value-type="string">
            <text:p>https://fuelcycle.com/blog/snapchats-latest-fail-media-personalization/</text:p>
          </table:table-cell>
          <table:table-cell office:value-type="string">
            <text:p/>
          </table:table-cell>
          <table:table-cell office:value-type="string">
            <text:p>Snapchats Fails At Personalized Advertisements %%sep%% %%sitename%%</text:p>
          </table:table-cell>
        </table:table-row>
        <table:table-row>
          <table:table-cell office:value-type="float" office:value="4557">
            <text:p>4557</text:p>
          </table:table-cell>
          <table:table-cell office:value-type="string">
            <text:p>https://fuelcycle.com/blog/fuel-cycle-exchange-the-solution-to-the-1-challenge-faced-by-enterprise-insights-teams/</text:p>
          </table:table-cell>
          <table:table-cell office:value-type="string">
            <text:p>Fuel Cycle Exchange | The Solution for Enterprise Insights Teams</text:p>
          </table:table-cell>
          <table:table-cell office:value-type="string">
            <text:p>Fuel Cycle Exchange %%sep%% %%sitename%%</text:p>
          </table:table-cell>
        </table:table-row>
        <table:table-row>
          <table:table-cell office:value-type="float" office:value="3883">
            <text:p>3883</text:p>
          </table:table-cell>
          <table:table-cell office:value-type="string">
            <text:p>https://fuelcycle.com/blog/announcing-fuel-cycles-newest-sales-director/</text:p>
          </table:table-cell>
          <table:table-cell office:value-type="string">
            <text:p/>
          </table:table-cell>
          <table:table-cell office:value-type="string">
            <text:p>Fuel Cycle's Newest Sales Director %%sep%% %%sitename%%</text:p>
          </table:table-cell>
        </table:table-row>
        <table:table-row>
          <table:table-cell office:value-type="float" office:value="7661">
            <text:p>7661</text:p>
          </table:table-cell>
          <table:table-cell office:value-type="string">
            <text:p>https://fuelcycle.com/blog/the-state-of-entertainment-research-in-the-era-of-mass-media-listen-to-our-latest-podcast-episode/</text:p>
          </table:table-cell>
          <table:table-cell office:value-type="string">
            <text:p/>
          </table:table-cell>
          <table:table-cell office:value-type="string">
            <text:p>State Of Entertainment Research %%sep%% %%sitename%%</text:p>
          </table:table-cell>
        </table:table-row>
        <table:table-row>
          <table:table-cell office:value-type="float" office:value="2820">
            <text:p>2820</text:p>
          </table:table-cell>
          <table:table-cell office:value-type="string">
            <text:p>https://fuelcycle.com/blog/introducing-fuel-cycles-new-vice-president-strategic-accounts/</text:p>
          </table:table-cell>
          <table:table-cell office:value-type="string">
            <text:p/>
          </table:table-cell>
          <table:table-cell office:value-type="string">
            <text:p>Fuel Cycle's New Vice President Of Strategic Accounts %%sep%% %%sitename%%</text:p>
          </table:table-cell>
        </table:table-row>
        <table:table-row>
          <table:table-cell office:value-type="float" office:value="7899">
            <text:p>7899</text:p>
          </table:table-cell>
          <table:table-cell office:value-type="string">
            <text:p>https://fuelcycle.com/blog/price-sensitivity-myths-are-leaving-money-on-the-table/</text:p>
          </table:table-cell>
          <table:table-cell office:value-type="string">
            <text:p>Price Sensitivity Myths | Price Testing | Tools For Market Research</text:p>
          </table:table-cell>
          <table:table-cell office:value-type="string">
            <text:p>Price Sensitivity Myths %%sep%% %%sitename%%</text:p>
          </table:table-cell>
        </table:table-row>
        <table:table-row>
          <table:table-cell office:value-type="float" office:value="6239">
            <text:p>6239</text:p>
          </table:table-cell>
          <table:table-cell office:value-type="string">
            <text:p>https://fuelcycle.com/blog/looking-back-reflecting-top-machine-learning-trends-2018/</text:p>
          </table:table-cell>
          <table:table-cell office:value-type="string">
            <text:p/>
          </table:table-cell>
          <table:table-cell office:value-type="string">
            <text:p>Top Machine Learning Trends 2018 %%sep%% %%sitename%%</text:p>
          </table:table-cell>
        </table:table-row>
        <table:table-row>
          <table:table-cell office:value-type="float" office:value="8969">
            <text:p>8969</text:p>
          </table:table-cell>
          <table:table-cell office:value-type="string">
            <text:p>https://fuelcycle.com/blog/market-research-done-right-how-market-research-gave-lego-a-facelift/</text:p>
          </table:table-cell>
          <table:table-cell office:value-type="string">
            <text:p>How Market Research Helped Lego | Agile Insights Platform</text:p>
          </table:table-cell>
          <table:table-cell office:value-type="string">
            <text:p>How Market Research Helped Lego %%sep%% %%sitename%%</text:p>
          </table:table-cell>
        </table:table-row>
        <table:table-row>
          <table:table-cell office:value-type="float" office:value="3891">
            <text:p>3891</text:p>
          </table:table-cell>
          <table:table-cell office:value-type="string">
            <text:p>https://fuelcycle.com/blog/top-market-research-predictions-2018/</text:p>
          </table:table-cell>
          <table:table-cell office:value-type="string">
            <text:p/>
          </table:table-cell>
          <table:table-cell office:value-type="string">
            <text:p>Top Market Research Predictions For 2018 %%sep%% %%sitename%%</text:p>
          </table:table-cell>
        </table:table-row>
        <table:table-row>
          <table:table-cell office:value-type="float" office:value="4322">
            <text:p>4322</text:p>
          </table:table-cell>
          <table:table-cell office:value-type="string">
            <text:p>https://fuelcycle.com/blog/creating-perfect-infographic-presenting-data/</text:p>
          </table:table-cell>
          <table:table-cell office:value-type="string">
            <text:p/>
          </table:table-cell>
          <table:table-cell office:value-type="string">
            <text:p>Creating The Perfect Infographic For Presenting Data %%sep%% %%sitename%%</text:p>
          </table:table-cell>
        </table:table-row>
        <table:table-row>
          <table:table-cell office:value-type="float" office:value="6962">
            <text:p>6962</text:p>
          </table:table-cell>
          <table:table-cell office:value-type="string">
            <text:p>https://fuelcycle.com/blog/recruiting-and-engaging-unique-audiences-for-online-communities/</text:p>
          </table:table-cell>
          <table:table-cell office:value-type="string">
            <text:p/>
          </table:table-cell>
          <table:table-cell office:value-type="string">
            <text:p>Engaging Unique Audiences For Online Communities %%sep%% %%sitename%%</text:p>
          </table:table-cell>
        </table:table-row>
        <table:table-row>
          <table:table-cell office:value-type="float" office:value="5439">
            <text:p>5439</text:p>
          </table:table-cell>
          <table:table-cell office:value-type="string">
            <text:p>https://fuelcycle.com/blog/2018-taught-us-marketing-inclusiveness-matters/</text:p>
          </table:table-cell>
          <table:table-cell office:value-type="string">
            <text:p/>
          </table:table-cell>
          <table:table-cell office:value-type="string">
            <text:p>What 2018 Taught Us About Marketing %%sep%% %%sitename%%</text:p>
          </table:table-cell>
        </table:table-row>
        <table:table-row>
          <table:table-cell office:value-type="float" office:value="6985">
            <text:p>6985</text:p>
          </table:table-cell>
          <table:table-cell office:value-type="string">
            <text:p>https://fuelcycle.com/blog/what-should-enterprises-look-for-in-their-market-research-solution/</text:p>
          </table:table-cell>
          <table:table-cell office:value-type="string">
            <text:p/>
          </table:table-cell>
          <table:table-cell office:value-type="string">
            <text:p>Market Research Solution For Enterprises %%sep%% %%sitename%%</text:p>
          </table:table-cell>
        </table:table-row>
        <table:table-row>
          <table:table-cell office:value-type="float" office:value="5075">
            <text:p>5075</text:p>
          </table:table-cell>
          <table:table-cell office:value-type="string">
            <text:p>https://fuelcycle.com/blog/enduring-roi-online-communities/</text:p>
          </table:table-cell>
          <table:table-cell office:value-type="string">
            <text:p>ROI On Online Communities | Agile Insights | Virtual Focus Groups</text:p>
          </table:table-cell>
          <table:table-cell office:value-type="string">
            <text:p>ROI On Online Communities %%sep%% %%sitename%%</text:p>
          </table:table-cell>
        </table:table-row>
        <table:table-row>
          <table:table-cell office:value-type="float" office:value="4225">
            <text:p>4225</text:p>
          </table:table-cell>
          <table:table-cell office:value-type="string">
            <text:p>https://fuelcycle.com/blog/make-customer-insights/</text:p>
          </table:table-cell>
          <table:table-cell office:value-type="string">
            <text:p/>
          </table:table-cell>
          <table:table-cell office:value-type="string">
            <text:p>Making The Most Out Of Customer Insights %%sep%% %%sitename%%</text:p>
          </table:table-cell>
        </table:table-row>
        <table:table-row>
          <table:table-cell office:value-type="float" office:value="4338">
            <text:p>4338</text:p>
          </table:table-cell>
          <table:table-cell office:value-type="string">
            <text:p>https://fuelcycle.com/blog/may-25th-gdpr-compliance-deadline-horizon-business-ready/</text:p>
          </table:table-cell>
          <table:table-cell office:value-type="string">
            <text:p/>
          </table:table-cell>
          <table:table-cell office:value-type="string">
            <text:p>Ready For The GDPR Compliance Deadline? %%sep%% %%sitename%%</text:p>
          </table:table-cell>
        </table:table-row>
        <table:table-row>
          <table:table-cell office:value-type="float" office:value="8962">
            <text:p>8962</text:p>
          </table:table-cell>
          <table:table-cell office:value-type="string">
            <text:p>https://fuelcycle.com/blog/segmentation-and-cluster-analysis-a-guide-for-major-retailers/</text:p>
          </table:table-cell>
          <table:table-cell office:value-type="string">
            <text:p>Segmentation &amp; Cluster Analysis Guide for Major Retailers</text:p>
          </table:table-cell>
          <table:table-cell office:value-type="string">
            <text:p>Segmentation &amp; Cluster Analysis Guide for Major Retailers %%sep%% %%sitename%%</text:p>
          </table:table-cell>
        </table:table-row>
        <table:table-row>
          <table:table-cell office:value-type="float" office:value="4740">
            <text:p>4740</text:p>
          </table:table-cell>
          <table:table-cell office:value-type="string">
            <text:p>https://fuelcycle.com/blog/can-blockchain-boost-brand-loyalty/</text:p>
          </table:table-cell>
          <table:table-cell office:value-type="string">
            <text:p>Can Blockchain Boost Brand Loyalty</text:p>
          </table:table-cell>
          <table:table-cell office:value-type="string">
            <text:p>Can Blockchain Boost Brand Loyalty %%sep%% %%sitename%%</text:p>
          </table:table-cell>
        </table:table-row>
        <table:table-row>
          <table:table-cell office:value-type="float" office:value="4465">
            <text:p>4465</text:p>
          </table:table-cell>
          <table:table-cell office:value-type="string">
            <text:p>https://fuelcycle.com/blog/emotional-science-big-data/</text:p>
          </table:table-cell>
          <table:table-cell office:value-type="string">
            <text:p/>
          </table:table-cell>
          <table:table-cell office:value-type="string">
            <text:p>The Emotional Science Behind Big Data %%sep%% %%sitename%%</text:p>
          </table:table-cell>
        </table:table-row>
        <table:table-row>
          <table:table-cell office:value-type="float" office:value="4554">
            <text:p>4554</text:p>
          </table:table-cell>
          <table:table-cell office:value-type="string">
            <text:p>https://fuelcycle.com/blog/honest-amazon-reviews-guarantee-business-integrity/</text:p>
          </table:table-cell>
          <table:table-cell office:value-type="string">
            <text:p/>
          </table:table-cell>
          <table:table-cell office:value-type="string">
            <text:p>How Honest Amazon Reviews Guarantee Your Business Integrity %%sep%% %%sitename%%</text:p>
          </table:table-cell>
        </table:table-row>
        <table:table-row>
          <table:table-cell office:value-type="float" office:value="3893">
            <text:p>3893</text:p>
          </table:table-cell>
          <table:table-cell office:value-type="string">
            <text:p>https://fuelcycle.com/blog/inclusive-technology-accessibility-user-experience/</text:p>
          </table:table-cell>
          <table:table-cell office:value-type="string">
            <text:p/>
          </table:table-cell>
          <table:table-cell office:value-type="string">
            <text:p>Inclusive Technology %%sep%% %%sitename%%</text:p>
          </table:table-cell>
        </table:table-row>
        <table:table-row>
          <table:table-cell office:value-type="float" office:value="11864">
            <text:p>11864</text:p>
          </table:table-cell>
          <table:table-cell office:value-type="string">
            <text:p>https://fuelcycle.com/blog/automation-future-market-research-2/</text:p>
          </table:table-cell>
          <table:table-cell office:value-type="string">
            <text:p/>
          </table:table-cell>
          <table:table-cell office:value-type="string">
            <text:p>Automation &amp; The Future Of Market Research %%sep%% %%sitename%%</text:p>
          </table:table-cell>
        </table:table-row>
        <table:table-row>
          <table:table-cell office:value-type="float" office:value="4335">
            <text:p>4335</text:p>
          </table:table-cell>
          <table:table-cell office:value-type="string">
            <text:p>https://fuelcycle.com/blog/reach-millennial-gen-z-customers-conducting-research-unengaged-generations/</text:p>
          </table:table-cell>
          <table:table-cell office:value-type="string">
            <text:p/>
          </table:table-cell>
          <table:table-cell office:value-type="string">
            <text:p>Reaching Millenial &amp; Gen Z Customers %%sep%% %%sitename%%</text:p>
          </table:table-cell>
        </table:table-row>
        <table:table-row>
          <table:table-cell office:value-type="float" office:value="4325">
            <text:p>4325</text:p>
          </table:table-cell>
          <table:table-cell office:value-type="string">
            <text:p>https://fuelcycle.com/blog/top-5-influencer-marketing-trends-2018/</text:p>
          </table:table-cell>
          <table:table-cell office:value-type="string">
            <text:p/>
          </table:table-cell>
          <table:table-cell office:value-type="string">
            <text:p>Top 5 Influencer Marketing Trends Of 2018 %%sep%% %%sitename%%</text:p>
          </table:table-cell>
        </table:table-row>
        <table:table-row>
          <table:table-cell office:value-type="float" office:value="4469">
            <text:p>4469</text:p>
          </table:table-cell>
          <table:table-cell office:value-type="string">
            <text:p>https://fuelcycle.com/blog/quant-funds-switch-machine-learning-future-finance/</text:p>
          </table:table-cell>
          <table:table-cell office:value-type="string">
            <text:p>The Future of Finance | Making the Switch to Machine-Learning</text:p>
          </table:table-cell>
          <table:table-cell office:value-type="string">
            <text:p>Making The Switch To Machine-Learning %%sep%% %%sitename%%</text:p>
          </table:table-cell>
        </table:table-row>
        <table:table-row>
          <table:table-cell office:value-type="float" office:value="7887">
            <text:p>7887</text:p>
          </table:table-cell>
          <table:table-cell office:value-type="string">
            <text:p>https://fuelcycle.com/blog/the-importance-of-sentiment-analysis-in-the-age-of-social-media/</text:p>
          </table:table-cell>
          <table:table-cell office:value-type="string">
            <text:p>Sentiment Analysis In Social Media | Agile Insights Platform</text:p>
          </table:table-cell>
          <table:table-cell office:value-type="string">
            <text:p>Sentiment Analysis In Social Media %%sep%% %%sitename%%</text:p>
          </table:table-cell>
        </table:table-row>
        <table:table-row>
          <table:table-cell office:value-type="float" office:value="4205">
            <text:p>4205</text:p>
          </table:table-cell>
          <table:table-cell office:value-type="string">
            <text:p>https://fuelcycle.com/blog/top-major-disruption-predictions-financial-services/</text:p>
          </table:table-cell>
          <table:table-cell office:value-type="string">
            <text:p/>
          </table:table-cell>
          <table:table-cell office:value-type="string">
            <text:p>Top Major Disruption Predictions For Financial Services %%sep%% %%sitename%%</text:p>
          </table:table-cell>
        </table:table-row>
        <table:table-row>
          <table:table-cell office:value-type="float" office:value="4571">
            <text:p>4571</text:p>
          </table:table-cell>
          <table:table-cell office:value-type="string">
            <text:p>https://fuelcycle.com/blog/will-ai-replace-human-hr/</text:p>
          </table:table-cell>
          <table:table-cell office:value-type="string">
            <text:p/>
          </table:table-cell>
          <table:table-cell office:value-type="string">
            <text:p>Will AI Replace The "Human" In HR? %%sep%% %%sitename%%</text:p>
          </table:table-cell>
        </table:table-row>
        <table:table-row>
          <table:table-cell office:value-type="float" office:value="5087">
            <text:p>5087</text:p>
          </table:table-cell>
          <table:table-cell office:value-type="string">
            <text:p>https://fuelcycle.com/blog/certainty-cost-trade-offs-machine-learning/</text:p>
          </table:table-cell>
          <table:table-cell office:value-type="string">
            <text:p/>
          </table:table-cell>
          <table:table-cell office:value-type="string">
            <text:p>Certainty-Cost Trade Offs &amp; Machine Learning %%sep%% %%sitename%%</text:p>
          </table:table-cell>
        </table:table-row>
        <table:table-row>
          <table:table-cell office:value-type="float" office:value="4540">
            <text:p>4540</text:p>
          </table:table-cell>
          <table:table-cell office:value-type="string">
            <text:p>https://fuelcycle.com/blog/can-facebook-use-data-mining-lead-dating-industry/</text:p>
          </table:table-cell>
          <table:table-cell office:value-type="string">
            <text:p/>
          </table:table-cell>
          <table:table-cell office:value-type="string">
            <text:p>Using Data-Mining To Lead The Dating Industry %%sep%% %%sitename%%</text:p>
          </table:table-cell>
        </table:table-row>
        <table:table-row>
          <table:table-cell office:value-type="float" office:value="4095">
            <text:p>4095</text:p>
          </table:table-cell>
          <table:table-cell office:value-type="string">
            <text:p>https://fuelcycle.com/blog/business-global-economy-cultural-competence-crucial/</text:p>
          </table:table-cell>
          <table:table-cell office:value-type="string">
            <text:p>Focus Groups | Cultural Competence is Crucial for Business</text:p>
          </table:table-cell>
          <table:table-cell office:value-type="string">
            <text:p>Cultural Competence Is Crucial For Business %%sep%% %%sitename%%</text:p>
          </table:table-cell>
        </table:table-row>
        <table:table-row>
          <table:table-cell office:value-type="float" office:value="4164">
            <text:p>4164</text:p>
          </table:table-cell>
          <table:table-cell office:value-type="string">
            <text:p>https://fuelcycle.com/blog/mining-patient-ecosystem-market-research-can-help-understand-patients-journey/</text:p>
          </table:table-cell>
          <table:table-cell office:value-type="string">
            <text:p/>
          </table:table-cell>
          <table:table-cell office:value-type="string">
            <text:p>Understanding The Patient's Journey Through Market Research %%sep%% %%sitename%%</text:p>
          </table:table-cell>
        </table:table-row>
        <table:table-row>
          <table:table-cell office:value-type="float" office:value="4149">
            <text:p>4149</text:p>
          </table:table-cell>
          <table:table-cell office:value-type="string">
            <text:p>https://fuelcycle.com/blog/adoption-top-20-emerging-research-methods/</text:p>
          </table:table-cell>
          <table:table-cell office:value-type="string">
            <text:p/>
          </table:table-cell>
          <table:table-cell office:value-type="string">
            <text:p>Adoption Of Top 20 Emerging Research Methods %%sep%% %%sitename%%</text:p>
          </table:table-cell>
        </table:table-row>
        <table:table-row>
          <table:table-cell office:value-type="float" office:value="4328">
            <text:p>4328</text:p>
          </table:table-cell>
          <table:table-cell office:value-type="string">
            <text:p>https://fuelcycle.com/blog/leading-online-community-space/</text:p>
          </table:table-cell>
          <table:table-cell office:value-type="string">
            <text:p/>
          </table:table-cell>
          <table:table-cell office:value-type="string">
            <text:p>Leading An Online Community Space %%sep%% %%sitename%%</text:p>
          </table:table-cell>
        </table:table-row>
        <table:table-row>
          <table:table-cell office:value-type="float" office:value="4079">
            <text:p>4079</text:p>
          </table:table-cell>
          <table:table-cell office:value-type="string">
            <text:p>https://fuelcycle.com/blog/misaligned-focus-ai-organizations/</text:p>
          </table:table-cell>
          <table:table-cell office:value-type="string">
            <text:p/>
          </table:table-cell>
          <table:table-cell office:value-type="string">
            <text:p>The Misaligned Focus of AI In Organizations %%sep%% %%sitename%%</text:p>
          </table:table-cell>
        </table:table-row>
        <table:table-row>
          <table:table-cell office:value-type="float" office:value="4185">
            <text:p>4185</text:p>
          </table:table-cell>
          <table:table-cell office:value-type="string">
            <text:p>https://fuelcycle.com/blog/exactly-ai-market-research-look-like/</text:p>
          </table:table-cell>
          <table:table-cell office:value-type="string">
            <text:p/>
          </table:table-cell>
          <table:table-cell office:value-type="string">
            <text:p>What Does AI In Market Research Look Like? %%sep%% %%sitename%%</text:p>
          </table:table-cell>
        </table:table-row>
        <table:table-row>
          <table:table-cell office:value-type="float" office:value="3895">
            <text:p>3895</text:p>
          </table:table-cell>
          <table:table-cell office:value-type="string">
            <text:p>https://fuelcycle.com/blog/3-ways-preventing-customer-feedback-fatigue/</text:p>
          </table:table-cell>
          <table:table-cell office:value-type="string">
            <text:p>3 Ways To Prevent Customer Feedback Fatigue | CX Tools</text:p>
          </table:table-cell>
          <table:table-cell office:value-type="string">
            <text:p>3 Ways To Prevent Customer Feedback Fatigue %%sep%% %%sitename%%</text:p>
          </table:table-cell>
        </table:table-row>
        <table:table-row>
          <table:table-cell office:value-type="float" office:value="4172">
            <text:p>4172</text:p>
          </table:table-cell>
          <table:table-cell office:value-type="string">
            <text:p>https://fuelcycle.com/blog/optimize-ad-spending/</text:p>
          </table:table-cell>
          <table:table-cell office:value-type="string">
            <text:p/>
          </table:table-cell>
          <table:table-cell office:value-type="string">
            <text:p>Optimize Your Ad Spending %%sep%% %%sitename%%</text:p>
          </table:table-cell>
        </table:table-row>
        <table:table-row>
          <table:table-cell office:value-type="float" office:value="4134">
            <text:p>4134</text:p>
          </table:table-cell>
          <table:table-cell office:value-type="string">
            <text:p>https://fuelcycle.com/blog/understanding-blockchain-technology/</text:p>
          </table:table-cell>
          <table:table-cell office:value-type="string">
            <text:p/>
          </table:table-cell>
          <table:table-cell office:value-type="string">
            <text:p>Understanding Blockchain Technology %%sep%% %%sitename%%</text:p>
          </table:table-cell>
        </table:table-row>
        <table:table-row>
          <table:table-cell office:value-type="float" office:value="4198">
            <text:p>4198</text:p>
          </table:table-cell>
          <table:table-cell office:value-type="string">
            <text:p>https://fuelcycle.com/blog/wave-customer-experience-clouds/</text:p>
          </table:table-cell>
          <table:table-cell office:value-type="string">
            <text:p/>
          </table:table-cell>
          <table:table-cell office:value-type="string">
            <text:p>The Wave Of Customer Experience Clouds %%sep%% %%sitename%%</text:p>
          </table:table-cell>
        </table:table-row>
        <table:table-row>
          <table:table-cell office:value-type="float" office:value="5348">
            <text:p>5348</text:p>
          </table:table-cell>
          <table:table-cell office:value-type="string">
            <text:p>https://fuelcycle.com/blog/pharmaceutical-market-research-help-customers/</text:p>
          </table:table-cell>
          <table:table-cell office:value-type="string">
            <text:p>Pharma Research &amp; How to Help Customers | Market Research</text:p>
          </table:table-cell>
          <table:table-cell office:value-type="string">
            <text:p>Pharma Research &amp; How To Help Customers %%sep%% %%sitename%%</text:p>
          </table:table-cell>
        </table:table-row>
        <table:table-row>
          <table:table-cell office:value-type="float" office:value="4192">
            <text:p>4192</text:p>
          </table:table-cell>
          <table:table-cell office:value-type="string">
            <text:p>https://fuelcycle.com/blog/arrival-gen-z-buyers/</text:p>
          </table:table-cell>
          <table:table-cell office:value-type="string">
            <text:p/>
          </table:table-cell>
          <table:table-cell office:value-type="string">
            <text:p>The Arrival Of Gen Z Buyers %%sep%% %%sitename%%</text:p>
          </table:table-cell>
        </table:table-row>
        <table:table-row>
          <table:table-cell office:value-type="float" office:value="4475">
            <text:p>4475</text:p>
          </table:table-cell>
          <table:table-cell office:value-type="string">
            <text:p>https://fuelcycle.com/blog/zara-leading-tomorrows-fashion/</text:p>
          </table:table-cell>
          <table:table-cell office:value-type="string">
            <text:p>Why Zara is Leading Tomorrow's Fashion</text:p>
          </table:table-cell>
          <table:table-cell office:value-type="string">
            <text:p>Why Zara Is Leading Tomorrow's Fashion %%sep%% %%sitename%%</text:p>
          </table:table-cell>
        </table:table-row>
        <table:table-row>
          <table:table-cell office:value-type="float" office:value="4125">
            <text:p>4125</text:p>
          </table:table-cell>
          <table:table-cell office:value-type="string">
            <text:p>https://fuelcycle.com/blog/4-emerging-trends-hit-market-research/</text:p>
          </table:table-cell>
          <table:table-cell office:value-type="string">
            <text:p>4 Trends to Hit Market Research | Agile Research Tools</text:p>
          </table:table-cell>
          <table:table-cell office:value-type="string">
            <text:p>4 Trends To Hit Market Research %%sep%% %%sitename%%</text:p>
          </table:table-cell>
        </table:table-row>
        <table:table-row>
          <table:table-cell office:value-type="float" office:value="4047">
            <text:p>4047</text:p>
          </table:table-cell>
          <table:table-cell office:value-type="string">
            <text:p>https://fuelcycle.com/blog/future-retail-reinvention-brick-mortar/</text:p>
          </table:table-cell>
          <table:table-cell office:value-type="string">
            <text:p/>
          </table:table-cell>
          <table:table-cell office:value-type="string">
            <text:p>The Reinvention Of Brick-and-Mortar %%sep%% %%sitename%%</text:p>
          </table:table-cell>
        </table:table-row>
        <table:table-row>
          <table:table-cell office:value-type="float" office:value="4024">
            <text:p>4024</text:p>
          </table:table-cell>
          <table:table-cell office:value-type="string">
            <text:p>https://fuelcycle.com/blog/cybersecurity-leads-customer-experience/</text:p>
          </table:table-cell>
          <table:table-cell office:value-type="string">
            <text:p/>
          </table:table-cell>
          <table:table-cell office:value-type="string">
            <text:p>Cybersecurity Leads In Customer Experience %%sep%% %%sitename%%</text:p>
          </table:table-cell>
        </table:table-row>
        <table:table-row>
          <table:table-cell office:value-type="float" office:value="5103">
            <text:p>5103</text:p>
          </table:table-cell>
          <table:table-cell office:value-type="string">
            <text:p>https://fuelcycle.com/blog/maximizing-usable-customer-intelligence-in-the-age-of-data-proliferation/</text:p>
          </table:table-cell>
          <table:table-cell office:value-type="string">
            <text:p>Maximizing Customer Intelligence in the Age of Data Proliferation</text:p>
          </table:table-cell>
          <table:table-cell office:value-type="string">
            <text:p>Maximizing Customer Intelligence %%sep%% %%sitename%%</text:p>
          </table:table-cell>
        </table:table-row>
        <table:table-row>
          <table:table-cell office:value-type="float" office:value="4066">
            <text:p>4066</text:p>
          </table:table-cell>
          <table:table-cell office:value-type="string">
            <text:p>https://fuelcycle.com/blog/market-research-insights-need-know-grit-report-2018/</text:p>
          </table:table-cell>
          <table:table-cell office:value-type="string">
            <text:p/>
          </table:table-cell>
          <table:table-cell office:value-type="string">
            <text:p>GRIT Report 2018 %%sep%% %%sitename%%</text:p>
          </table:table-cell>
        </table:table-row>
        <table:table-row>
          <table:table-cell office:value-type="float" office:value="4331">
            <text:p>4331</text:p>
          </table:table-cell>
          <table:table-cell office:value-type="string">
            <text:p>https://fuelcycle.com/blog/reckoning-facebooks-missteps-personalize-ads-without-creeping-audience/</text:p>
          </table:table-cell>
          <table:table-cell office:value-type="string">
            <text:p/>
          </table:table-cell>
          <table:table-cell office:value-type="string">
            <text:p>Personalize Your Ads Without Creeping Out Your Audience %%sep%% %%sitename%%</text:p>
          </table:table-cell>
        </table:table-row>
        <table:table-row>
          <table:table-cell office:value-type="float" office:value="5431">
            <text:p>5431</text:p>
          </table:table-cell>
          <table:table-cell office:value-type="string">
            <text:p>https://fuelcycle.com/blog/automation-future-market-research/</text:p>
          </table:table-cell>
          <table:table-cell office:value-type="string">
            <text:p>Automated Surveys | Market Research | Agile Insights</text:p>
          </table:table-cell>
          <table:table-cell office:value-type="string">
            <text:p>Automation &amp; The Future Of Market Research %%sep%% %%sitename%%</text:p>
          </table:table-cell>
        </table:table-row>
        <table:table-row>
          <table:table-cell office:value-type="float" office:value="5107">
            <text:p>5107</text:p>
          </table:table-cell>
          <table:table-cell office:value-type="string">
            <text:p>https://fuelcycle.com/blog/use-market-research-fix-customer-retention-problem/</text:p>
          </table:table-cell>
          <table:table-cell office:value-type="string">
            <text:p>Use Market Research to Fix Customer Retention | Fuel Cycle</text:p>
          </table:table-cell>
          <table:table-cell office:value-type="string">
            <text:p>Using Market Research To Fix Customer Retention %%sep%% %%sitename%%</text:p>
          </table:table-cell>
        </table:table-row>
        <table:table-row>
          <table:table-cell office:value-type="float" office:value="5249">
            <text:p>5249</text:p>
          </table:table-cell>
          <table:table-cell office:value-type="string">
            <text:p>https://fuelcycle.com/blog/physical-stores-boost-e-commerce/</text:p>
          </table:table-cell>
          <table:table-cell office:value-type="string">
            <text:p/>
          </table:table-cell>
          <table:table-cell office:value-type="string">
            <text:p>How Physical Stores Boost E-commerce %%sep%% %%sitename%%</text:p>
          </table:table-cell>
        </table:table-row>
        <table:table-row>
          <table:table-cell office:value-type="float" office:value="5164">
            <text:p>5164</text:p>
          </table:table-cell>
          <table:table-cell office:value-type="string">
            <text:p>https://fuelcycle.com/blog/introducing-fastfocus-to-the-fuel-cycle-exchange/</text:p>
          </table:table-cell>
          <table:table-cell office:value-type="string">
            <text:p/>
          </table:table-cell>
          <table:table-cell office:value-type="string">
            <text:p>Introducing FastFocus To Fuel Cycle Exchange %%sep%% %%sitename%%</text:p>
          </table:table-cell>
        </table:table-row>
        <table:table-row>
          <table:table-cell office:value-type="float" office:value="5120">
            <text:p>5120</text:p>
          </table:table-cell>
          <table:table-cell office:value-type="string">
            <text:p>https://fuelcycle.com/blog/should-the-future-of-your-data-be-decided-by-big-tech/</text:p>
          </table:table-cell>
          <table:table-cell office:value-type="string">
            <text:p/>
          </table:table-cell>
          <table:table-cell office:value-type="string">
            <text:p>Should The Future Of Your Data Be Decided By Big Tech? %%sep%% %%sitename%%</text:p>
          </table:table-cell>
        </table:table-row>
        <table:table-row>
          <table:table-cell office:value-type="float" office:value="5148">
            <text:p>5148</text:p>
          </table:table-cell>
          <table:table-cell office:value-type="string">
            <text:p>https://fuelcycle.com/blog/final-effective-steps-market-research/</text:p>
          </table:table-cell>
          <table:table-cell office:value-type="string">
            <text:p>The Final and Most Effective Steps in Market Research</text:p>
          </table:table-cell>
          <table:table-cell office:value-type="string">
            <text:p>The Final &amp; Most Effective Steps In Market Research %%sep%% %%sitename%%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2-10-21T17:04:00+08:00</meta:creation-date>
  </office:meta>
</office:document-meta>
</file>